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28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1.14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5055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102">
            <text:p>102</text:p>
          </table:table-cell>
          <table:table-cell office:value-type="float" office:value="9.93497">
            <text:p>9.934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92">
            <text:p>192</text:p>
          </table:table-cell>
          <table:table-cell office:value-type="float" office:value="173">
            <text:p>173</text:p>
          </table:table-cell>
          <table:table-cell office:value-type="float" office:value="9.81294">
            <text:p>9.81294</text:p>
          </table:table-cell>
          <table:table-cell office:value-type="float" office:value="1.37755">
            <text:p>1.37755</text:p>
          </table:table-cell>
          <table:table-cell office:value-type="string">
            <text:p>Avgsharp</text:p>
          </table:table-cell>
          <table:table-cell table:formula="of:=AVERAGE([.B2:.B63])" office:value-type="float" office:value="259.354838709677">
            <text:p>259.3548387097</text:p>
          </table:table-cell>
          <table:table-cell table:formula="of:=AVERAGE([.C2:.C63])" office:value-type="float" office:value="159.41935483871">
            <text:p>159.4193548387</text:p>
          </table:table-cell>
          <table:table-cell table:formula="of:=AVERAGE([.D2:.D63])" office:value-type="float" office:value="9.80095564516129">
            <text:p>9.8009556452</text:p>
          </table:table-cell>
          <table:table-cell table:formula="of:=AVERAGE([.E2:.E63])" office:value-type="float" office:value="4.99856080645161">
            <text:p>4.998560806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0">
            <text:p>230</text:p>
          </table:table-cell>
          <table:table-cell office:value-type="float" office:value="89">
            <text:p>89</text:p>
          </table:table-cell>
          <table:table-cell office:value-type="float" office:value="9.95049">
            <text:p>9.95049</text:p>
          </table:table-cell>
          <table:table-cell office:value-type="float" office:value="5.39541">
            <text:p>5.39541</text:p>
          </table:table-cell>
          <table:table-cell office:value-type="string">
            <text:p>Avgblur</text:p>
          </table:table-cell>
          <table:table-cell table:formula="of:=AVERAGE([.G2:.G63])" office:value-type="float" office:value="327.887096774194">
            <text:p>327.8870967742</text:p>
          </table:table-cell>
          <table:table-cell table:formula="of:=AVERAGE([.H2:.H63])" office:value-type="float" office:value="227.354838709677">
            <text:p>227.3548387097</text:p>
          </table:table-cell>
          <table:table-cell table:formula="of:=AVERAGE([.I2:.I63])" office:value-type="float" office:value="9.54531903225806">
            <text:p>9.5453190323</text:p>
          </table:table-cell>
          <table:table-cell table:formula="of:=AVERAGE([.J2:.J63])" office:value-type="float" office:value="2.18338475806452">
            <text:p>2.18338475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158">
            <text:p>158</text:p>
          </table:table-cell>
          <table:table-cell office:value-type="float" office:value="9.84398">
            <text:p>9.8439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2">
            <text:p>382</text:p>
          </table:table-cell>
          <table:table-cell office:value-type="float" office:value="246">
            <text:p>246</text:p>
          </table:table-cell>
          <table:table-cell office:value-type="float" office:value="9.62177">
            <text:p>9.62177</text:p>
          </table:table-cell>
          <table:table-cell office:value-type="float" office:value="2.65306">
            <text:p>2.653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219">
            <text:p>219</text:p>
          </table:table-cell>
          <table:table-cell office:value-type="float" office:value="9.70024">
            <text:p>9.700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07">
            <text:p>507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1.37755">
            <text:p>1.37755</text:p>
          </table:table-cell>
          <table:table-cell office:value-type="string">
            <text:p>Dev</text:p>
          </table:table-cell>
          <table:table-cell table:formula="of:=STDEV([.B2:.B63])" office:value-type="float" office:value="89.680689804127">
            <text:p>89.6806898041</text:p>
          </table:table-cell>
          <table:table-cell table:formula="of:=STDEV([.C2:.C63])" office:value-type="float" office:value="80.8561865161696">
            <text:p>80.8561865162</text:p>
          </table:table-cell>
          <table:table-cell table:formula="of:=STDEV([.D2:.D63])" office:value-type="float" office:value="0.197317946601966">
            <text:p>0.1973179466</text:p>
          </table:table-cell>
          <table:table-cell table:formula="of:=STDEV([.E2:.E63])" office:value-type="float" office:value="1.0717556409566">
            <text:p>1.07175564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5">
            <text:p>495</text:p>
          </table:table-cell>
          <table:table-cell office:value-type="float" office:value="335">
            <text:p>335</text:p>
          </table:table-cell>
          <table:table-cell office:value-type="float" office:value="9.29859">
            <text:p>9.29859</text:p>
          </table:table-cell>
          <table:table-cell office:value-type="float" office:value="1.37755">
            <text:p>1.37755</text:p>
          </table:table-cell>
          <table:table-cell/>
          <table:table-cell table:style-name="ce2" table:formula="of:=STDEV([.G2:.G63])" office:value-type="float" office:value="81.3920092824822">
            <text:p>81.3920092825</text:p>
          </table:table-cell>
          <table:table-cell table:style-name="ce2" table:formula="of:=STDEV([.H2:.H63])" office:value-type="float" office:value="146.299613613352">
            <text:p>146.2996136134</text:p>
          </table:table-cell>
          <table:table-cell table:style-name="ce2" table:formula="of:=STDEV([.I2:.I63])" office:value-type="float" office:value="1.03626532527133">
            <text:p>1.0362653253</text:p>
          </table:table-cell>
          <table:table-cell table:style-name="ce2" table:formula="of:=STDEV([.J2:.J63])" office:value-type="float" office:value="1.34116040424139">
            <text:p>1.3411604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89">
            <text:p>28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184">
            <text:p>184</text:p>
          </table:table-cell>
          <table:table-cell office:value-type="float" office:value="9.7884">
            <text:p>9.788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38">
            <text:p>338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28">
            <text:p>328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16">
            <text:p>216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86">
            <text:p>286</text:p>
          </table:table-cell>
          <table:table-cell office:value-type="float" office:value="192">
            <text:p>192</text:p>
          </table:table-cell>
          <table:table-cell office:value-type="float" office:value="9.7696">
            <text:p>9.769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76">
            <text:p>476</text:p>
          </table:table-cell>
          <table:table-cell office:value-type="float" office:value="327">
            <text:p>327</text:p>
          </table:table-cell>
          <table:table-cell office:value-type="float" office:value="9.33169">
            <text:p>9.33169</text:p>
          </table:table-cell>
          <table:table-cell office:value-type="float" office:value="1.37755">
            <text:p>1.3775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9.98844">
            <text:p>9.988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10">
            <text:p>410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 office:value-type="float" office:value="110">
            <text:p>110</text:p>
          </table:table-cell>
          <table:table-cell office:value-type="float" office:value="9.92437">
            <text:p>9.9243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45">
            <text:p>245</text:p>
          </table:table-cell>
          <table:table-cell office:value-type="float" office:value="148">
            <text:p>148</text:p>
          </table:table-cell>
          <table:table-cell office:value-type="float" office:value="9.8631">
            <text:p>9.8631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6">
            <text:p>306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00">
            <text:p>300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6">
            <text:p>316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EDGE_SIZE 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7">
            <text:p>347</text:p>
          </table:table-cell>
          <table:table-cell office:value-type="float" office:value="363">
            <text:p>363</text:p>
          </table:table-cell>
          <table:table-cell office:value-type="float" office:value="9.17644">
            <text:p>9.1764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72">
            <text:p>272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82">
            <text:p>282</text:p>
          </table:table-cell>
          <table:table-cell office:value-type="float" office:value="169">
            <text:p>169</text:p>
          </table:table-cell>
          <table:table-cell office:value-type="float" office:value="9.82149">
            <text:p>9.8214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">
            <text:p>196</text:p>
          </table:table-cell>
          <table:table-cell office:value-type="float" office:value="132">
            <text:p>132</text:p>
          </table:table-cell>
          <table:table-cell office:value-type="float" office:value="9.8911">
            <text:p>9.89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57">
            <text:p>357</text:p>
          </table:table-cell>
          <table:table-cell office:value-type="float" office:value="129">
            <text:p>129</text:p>
          </table:table-cell>
          <table:table-cell office:value-type="float" office:value="9.89599">
            <text:p>9.895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63">
            <text:p>263</text:p>
          </table:table-cell>
          <table:table-cell office:value-type="float" office:value="120">
            <text:p>120</text:p>
          </table:table-cell>
          <table:table-cell office:value-type="float" office:value="9.91">
            <text:p>9.91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1">
            <text:p>291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8">
            <text:p>378</text:p>
          </table:table-cell>
          <table:table-cell office:value-type="float" office:value="191">
            <text:p>191</text:p>
          </table:table-cell>
          <table:table-cell office:value-type="float" office:value="9.77199">
            <text:p>9.7719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7">
            <text:p>277</text:p>
          </table:table-cell>
          <table:table-cell office:value-type="float" office:value="237">
            <text:p>237</text:p>
          </table:table-cell>
          <table:table-cell office:value-type="float" office:value="9.64894">
            <text:p>9.6489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2">
            <text:p>352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7">
            <text:p>387</text:p>
          </table:table-cell>
          <table:table-cell office:value-type="float" office:value="310">
            <text:p>310</text:p>
          </table:table-cell>
          <table:table-cell office:value-type="float" office:value="9.39937">
            <text:p>9.399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43">
            <text:p>243</text:p>
          </table:table-cell>
          <table:table-cell office:value-type="float" office:value="9.63094">
            <text:p>9.630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0">
            <text:p>270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9.42619">
            <text:p>9.4261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50">
            <text:p>350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71">
            <text:p>371</text:p>
          </table:table-cell>
          <table:table-cell office:value-type="float" office:value="240">
            <text:p>240</text:p>
          </table:table-cell>
          <table:table-cell office:value-type="float" office:value="9.64">
            <text:p>9.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01">
            <text:p>301</text:p>
          </table:table-cell>
          <table:table-cell office:value-type="float" office:value="267">
            <text:p>267</text:p>
          </table:table-cell>
          <table:table-cell office:value-type="float" office:value="9.55444">
            <text:p>9.554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2">
            <text:p>392</text:p>
          </table:table-cell>
          <table:table-cell office:value-type="float" office:value="315">
            <text:p>315</text:p>
          </table:table-cell>
          <table:table-cell office:value-type="float" office:value="9.37984">
            <text:p>9.379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2">
            <text:p>202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77">
            <text:p>377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1.37755">
            <text:p>1.37755</text:p>
          </table:table-cell>
          <table:table-cell>
            <draw:frame table:end-cell-address="'1'.T46" table:end-x="0.8559in" table:end-y="0.1213in" draw:z-index="0" draw:style-name="gr1" svg:width="8.2445in" svg:height="3.8339in" svg:x="0.7524in" svg:y="0.0071in">
              <draw:object draw:notify-on-update-of-ranges="'1'.A1:'1'.A63 '1'.A2:'1'.A81 '1'.A1:'1'.A1 '1'.D1:'1'.D63 '1'.A2:'1'.A81 '1'.F1:'1'.F1 '1'.I2:'1'.I8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0">
            <text:p>190</text:p>
          </table:table-cell>
          <table:table-cell office:value-type="float" office:value="263">
            <text:p>263</text:p>
          </table:table-cell>
          <table:table-cell office:value-type="float" office:value="9.56769">
            <text:p>9.56769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306">
            <text:p>306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52">
            <text:p>452</text:p>
          </table:table-cell>
          <table:table-cell office:value-type="float" office:value="268">
            <text:p>268</text:p>
          </table:table-cell>
          <table:table-cell office:value-type="float" office:value="9.5511">
            <text:p>9.551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8">
            <text:p>338</text:p>
          </table:table-cell>
          <table:table-cell office:value-type="float" office:value="230">
            <text:p>230</text:p>
          </table:table-cell>
          <table:table-cell office:value-type="float" office:value="9.66938">
            <text:p>9.66938</text:p>
          </table:table-cell>
          <table:table-cell office:value-type="float" office:value="4.89796">
            <text:p>4.89796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66">
            <text:p>266</text:p>
          </table:table-cell>
          <table:table-cell office:value-type="float" office:value="77">
            <text:p>77</text:p>
          </table:table-cell>
          <table:table-cell office:value-type="float" office:value="9.96294">
            <text:p>9.962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05">
            <text:p>305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89">
            <text:p>189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64">
            <text:p>164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84">
            <text:p>184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85">
            <text:p>285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60">
            <text:p>460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office:value-type="float" office:value="9.90849">
            <text:p>9.908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7">
            <text:p>317</text:p>
          </table:table-cell>
          <table:table-cell office:value-type="float" office:value="224">
            <text:p>224</text:p>
          </table:table-cell>
          <table:table-cell office:value-type="float" office:value="9.6864">
            <text:p>9.686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6">
            <text:p>176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33">
            <text:p>23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58">
            <text:p>158</text:p>
          </table:table-cell>
          <table:table-cell office:value-type="float" office:value="115">
            <text:p>115</text:p>
          </table:table-cell>
          <table:table-cell office:value-type="float" office:value="9.91734">
            <text:p>9.917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3">
            <text:p>283</text:p>
          </table:table-cell>
          <table:table-cell office:value-type="float" office:value="113">
            <text:p>113</text:p>
          </table:table-cell>
          <table:table-cell office:value-type="float" office:value="9.92019">
            <text:p>9.9201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95">
            <text:p>395</text:p>
          </table:table-cell>
          <table:table-cell office:value-type="float" office:value="1145">
            <text:p>1145</text:p>
          </table:table-cell>
          <table:table-cell office:value-type="float" office:value="1.80609">
            <text:p>1.8060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19">
            <text:p>319</text:p>
          </table:table-cell>
          <table:table-cell office:value-type="float" office:value="128">
            <text:p>128</text:p>
          </table:table-cell>
          <table:table-cell office:value-type="float" office:value="9.8976">
            <text:p>9.897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64">
            <text:p>264</text:p>
          </table:table-cell>
          <table:table-cell office:value-type="float" office:value="66">
            <text:p>66</text:p>
          </table:table-cell>
          <table:table-cell office:value-type="float" office:value="9.97278">
            <text:p>9.972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6">
            <text:p>156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9">
            <text:p>32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.98438">
            <text:p>9.98438</text:p>
          </table:table-cell>
          <table:table-cell office:value-type="float" office:value="5.39541">
            <text:p>5.39541</text:p>
          </table:table-cell>
          <table:table-cell/>
          <table:table-cell table:number-columns-repeated="2" office:value-type="float" office:value="278">
            <text:p>278</text:p>
          </table:table-cell>
          <table:table-cell office:value-type="float" office:value="9.51698">
            <text:p>9.516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  <table:table-cell office:value-type="float" office:value="9.9856">
            <text:p>9.985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0">
            <text:p>330</text:p>
          </table:table-cell>
          <table:table-cell office:value-type="float" office:value="160">
            <text:p>160</text:p>
          </table:table-cell>
          <table:table-cell office:value-type="float" office:value="9.84">
            <text:p>9.84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106">
            <text:p>106</text:p>
          </table:table-cell>
          <table:table-cell office:value-type="float" office:value="9.92978">
            <text:p>9.929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2">
            <text:p>332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9">
            <text:p>149</text:p>
          </table:table-cell>
          <table:table-cell office:value-type="float" office:value="88">
            <text:p>88</text:p>
          </table:table-cell>
          <table:table-cell office:value-type="float" office:value="9.9516">
            <text:p>9.951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">
            <text:p>372</text:p>
          </table:table-cell>
          <table:table-cell office:value-type="float" office:value="443">
            <text:p>443</text:p>
          </table:table-cell>
          <table:table-cell office:value-type="float" office:value="8.77344">
            <text:p>8.773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93">
            <text:p>293</text:p>
          </table:table-cell>
          <table:table-cell office:value-type="float" office:value="228">
            <text:p>228</text:p>
          </table:table-cell>
          <table:table-cell office:value-type="float" office:value="9.6751">
            <text:p>9.675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5">
            <text:p>295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8">
            <text:p>458</text:p>
          </table:table-cell>
          <table:table-cell office:value-type="float" office:value="326">
            <text:p>326</text:p>
          </table:table-cell>
          <table:table-cell office:value-type="float" office:value="9.33578">
            <text:p>9.335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8">
            <text:p>378</text:p>
          </table:table-cell>
          <table:table-cell office:value-type="float" office:value="227">
            <text:p>227</text:p>
          </table:table-cell>
          <table:table-cell office:value-type="float" office:value="9.67794">
            <text:p>9.6779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1">
            <text:p>151</text:p>
          </table:table-cell>
          <table:table-cell office:value-type="float" office:value="67">
            <text:p>67</text:p>
          </table:table-cell>
          <table:table-cell office:value-type="float" office:value="9.97194">
            <text:p>9.971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65">
            <text:p>365</text:p>
          </table:table-cell>
          <table:table-cell office:value-type="float" office:value="232">
            <text:p>232</text:p>
          </table:table-cell>
          <table:table-cell office:value-type="float" office:value="9.6636">
            <text:p>9.6636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4">
            <text:p>264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2">
            <text:p>392</text:p>
          </table:table-cell>
          <table:table-cell office:value-type="float" office:value="273">
            <text:p>273</text:p>
          </table:table-cell>
          <table:table-cell office:value-type="float" office:value="9.53419">
            <text:p>9.534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05">
            <text:p>205</text:p>
          </table:table-cell>
          <table:table-cell office:value-type="float" office:value="85">
            <text:p>85</text:p>
          </table:table-cell>
          <table:table-cell office:value-type="float" office:value="9.95484">
            <text:p>9.954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67">
            <text:p>36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45">
            <text:p>345</text:p>
          </table:table-cell>
          <table:table-cell office:value-type="float" office:value="204">
            <text:p>204</text:p>
          </table:table-cell>
          <table:table-cell office:value-type="float" office:value="9.7399">
            <text:p>9.7399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70">
            <text:p>270</text:p>
          </table:table-cell>
          <table:table-cell office:value-type="float" office:value="294">
            <text:p>294</text:p>
          </table:table-cell>
          <table:table-cell office:value-type="float" office:value="9.45977">
            <text:p>9.4597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9.94594">
            <text:p>9.945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99">
            <text:p>299</text:p>
          </table:table-cell>
          <table:table-cell office:value-type="float" office:value="220">
            <text:p>220</text:p>
          </table:table-cell>
          <table:table-cell office:value-type="float" office:value="9.6975">
            <text:p>9.6975</text:p>
          </table:table-cell>
          <table:table-cell office:value-type="float" office:value="0.701531">
            <text:p>0.701531</text:p>
          </table:table-cell>
          <table:table-cell>
            <draw:frame table:end-cell-address="'1'.T69" table:end-x="0.6933in" table:end-y="0.1213in" draw:z-index="1" draw:style-name="gr1" svg:width="8.2445in" svg:height="3.8339in" svg:x="0.5898in" svg:y="0.0071in">
              <draw:object draw:notify-on-update-of-ranges="'1'.A1:'1'.A63 '1'.A2:'1'.A81 '1'.A1:'1'.A1 '1'.E2:'1'.E63 '1'.A2:'1'.A81 '1'.F1:'1'.F1 '1'.J2:'1'.J8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1">
            <text:p>171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3">
            <text:p>263</text:p>
          </table:table-cell>
          <table:table-cell office:value-type="float" office:value="212">
            <text:p>212</text:p>
          </table:table-cell>
          <table:table-cell office:value-type="float" office:value="9.7191">
            <text:p>9.7191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8">
            <text:p>318</text:p>
          </table:table-cell>
          <table:table-cell office:value-type="float" office:value="247">
            <text:p>247</text:p>
          </table:table-cell>
          <table:table-cell office:value-type="float" office:value="9.61869">
            <text:p>9.618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04">
            <text:p>20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7">
            <text:p>157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37">
            <text:p>237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58">
            <text:p>258</text:p>
          </table:table-cell>
          <table:table-cell office:value-type="float" office:value="281">
            <text:p>281</text:p>
          </table:table-cell>
          <table:table-cell office:value-type="float" office:value="9.50649">
            <text:p>9.5064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23">
            <text:p>323</text:p>
          </table:table-cell>
          <table:table-cell office:value-type="float" office:value="167">
            <text:p>167</text:p>
          </table:table-cell>
          <table:table-cell office:value-type="float" office:value="9.82569">
            <text:p>9.82569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2">
            <text:p>382</text:p>
          </table:table-cell>
          <table:table-cell office:value-type="float" office:value="157">
            <text:p>157</text:p>
          </table:table-cell>
          <table:table-cell office:value-type="float" office:value="9.84594">
            <text:p>9.8459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83">
            <text:p>183</text:p>
          </table:table-cell>
          <table:table-cell office:value-type="float" office:value="60">
            <text:p>60</text:p>
          </table:table-cell>
          <table:table-cell office:value-type="float" office:value="9.9775">
            <text:p>9.97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25">
            <text:p>125</text:p>
          </table:table-cell>
          <table:table-cell office:value-type="float" office:value="9.90234">
            <text:p>9.9023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9.44124">
            <text:p>9.4412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64">
            <text:p>264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19">
            <text:p>31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">
            <text:p>356</text:p>
          </table:table-cell>
          <table:table-cell office:value-type="float" office:value="280">
            <text:p>280</text:p>
          </table:table-cell>
          <table:table-cell office:value-type="float" office:value="9.51">
            <text:p>9.51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28">
            <text:p>228</text:p>
          </table:table-cell>
          <table:table-cell office:value-type="float" office:value="91">
            <text:p>91</text:p>
          </table:table-cell>
          <table:table-cell office:value-type="float" office:value="9.94824">
            <text:p>9.948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14">
            <text:p>314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2">
            <text:p>352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14">
            <text:p>314</text:p>
          </table:table-cell>
          <table:table-cell office:value-type="float" office:value="142">
            <text:p>142</text:p>
          </table:table-cell>
          <table:table-cell office:value-type="float" office:value="9.87397">
            <text:p>9.8739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42">
            <text:p>442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80">
            <text:p>480</text:p>
          </table:table-cell>
          <table:table-cell office:value-type="float" office:value="465">
            <text:p>465</text:p>
          </table:table-cell>
          <table:table-cell office:value-type="float" office:value="8.64859">
            <text:p>8.6485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5">
            <text:p>365</text:p>
          </table:table-cell>
          <table:table-cell office:value-type="float" office:value="361">
            <text:p>361</text:p>
          </table:table-cell>
          <table:table-cell office:value-type="float" office:value="9.18549">
            <text:p>9.18549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437">
            <text:p>437</text:p>
          </table:table-cell>
          <table:table-cell office:value-type="float" office:value="229">
            <text:p>229</text:p>
          </table:table-cell>
          <table:table-cell office:value-type="float" office:value="9.67224">
            <text:p>9.672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1">
            <text:p>26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510">
            <text:p>510</text:p>
          </table:table-cell>
          <table:table-cell office:value-type="float" office:value="328">
            <text:p>328</text:p>
          </table:table-cell>
          <table:table-cell office:value-type="float" office:value="9.3276">
            <text:p>9.3276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28">
            <text:p>128</text:p>
          </table:table-cell>
          <table:table-cell office:value-type="float" office:value="108">
            <text:p>108</text:p>
          </table:table-cell>
          <table:table-cell office:value-type="float" office:value="9.9271">
            <text:p>9.927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435">
            <text:p>435</text:p>
          </table:table-cell>
          <table:table-cell office:value-type="float" office:value="8.81734">
            <text:p>8.8173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9.97824">
            <text:p>9.9782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3">
            <text:p>313</text:p>
          </table:table-cell>
          <table:table-cell office:value-type="float" office:value="182">
            <text:p>182</text:p>
          </table:table-cell>
          <table:table-cell office:value-type="float" office:value="9.79298">
            <text:p>9.792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190">
            <text:p>190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3">
            <text:p>393</text:p>
          </table:table-cell>
          <table:table-cell office:value-type="float" office:value="308">
            <text:p>308</text:p>
          </table:table-cell>
          <table:table-cell office:value-type="float" office:value="9.4071">
            <text:p>9.407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382">
            <text:p>382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03">
            <text:p>403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559">
            <text:p>559</text:p>
          </table:table-cell>
          <table:table-cell office:value-type="float" office:value="234">
            <text:p>234</text:p>
          </table:table-cell>
          <table:table-cell office:value-type="float" office:value="9.65777">
            <text:p>9.65777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317">
            <text:p>317</text:p>
          </table:table-cell>
          <table:table-cell office:value-type="float" office:value="147">
            <text:p>147</text:p>
          </table:table-cell>
          <table:table-cell office:value-type="float" office:value="9.86494">
            <text:p>9.864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331">
            <text:p>33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3">
            <text:p>523</text:p>
          </table:table-cell>
          <table:table-cell office:value-type="float" office:value="286">
            <text:p>286</text:p>
          </table:table-cell>
          <table:table-cell office:value-type="float" office:value="9.48878">
            <text:p>9.48878</text:p>
          </table:table-cell>
          <table:table-cell office:value-type="float" office:value="3.25255">
            <text:p>3.25255</text:p>
          </table:table-cell>
          <table:table-cell>
            <draw:frame table:end-cell-address="'1'.T92" table:end-x="0.7043in" table:end-y="0.1524in" draw:z-index="2" draw:style-name="gr1" svg:width="8.2445in" svg:height="3.8339in" svg:x="0.6008in" svg:y="0.0382in">
              <draw:object draw:notify-on-update-of-ranges="'1'.A1:'1'.A63 '1'.A2:'1'.A81 '1'.A1:'1'.A1 '1'.B2:'1'.B63 '1'.A2:'1'.A81 '1'.F1:'1'.F1 '1'.G2:'1'.G8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233">
            <text:p>233</text:p>
          </table:table-cell>
          <table:table-cell office:value-type="float" office:value="172">
            <text:p>172</text:p>
          </table:table-cell>
          <table:table-cell office:value-type="float" office:value="9.8151">
            <text:p>9.8151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266">
            <text:p>266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94">
            <text:p>294</text:p>
          </table:table-cell>
          <table:table-cell office:value-type="float" office:value="186">
            <text:p>186</text:p>
          </table:table-cell>
          <table:table-cell office:value-type="float" office:value="9.78378">
            <text:p>9.7837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184">
            <text:p>184</text:p>
          </table:table-cell>
          <table:table-cell office:value-type="float" office:value="123">
            <text:p>123</text:p>
          </table:table-cell>
          <table:table-cell office:value-type="float" office:value="9.90544">
            <text:p>9.9054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15">
            <text:p>415</text:p>
          </table:table-cell>
          <table:table-cell office:value-type="float" office:value="312">
            <text:p>312</text:p>
          </table:table-cell>
          <table:table-cell office:value-type="float" office:value="9.3916">
            <text:p>9.3916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413">
            <text:p>413</text:p>
          </table:table-cell>
          <table:table-cell office:value-type="float" office:value="156">
            <text:p>156</text:p>
          </table:table-cell>
          <table:table-cell office:value-type="float" office:value="9.8479">
            <text:p>9.847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387">
            <text:p>387</text:p>
          </table:table-cell>
          <table:table-cell office:value-type="float" office:value="9.06394">
            <text:p>9.0639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356">
            <text:p>356</text:p>
          </table:table-cell>
          <table:table-cell office:value-type="float" office:value="256">
            <text:p>256</text:p>
          </table:table-cell>
          <table:table-cell office:value-type="float" office:value="9.5904">
            <text:p>9.590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39">
            <text:p>339</text:p>
          </table:table-cell>
          <table:table-cell office:value-type="float" office:value="196">
            <text:p>196</text:p>
          </table:table-cell>
          <table:table-cell office:value-type="float" office:value="9.7599">
            <text:p>9.759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347">
            <text:p>347</text:p>
          </table:table-cell>
          <table:table-cell office:value-type="float" office:value="143">
            <text:p>143</text:p>
          </table:table-cell>
          <table:table-cell office:value-type="float" office:value="9.87219">
            <text:p>9.87219</text:p>
          </table:table-cell>
          <table:table-cell office:value-type="float" office:value="2.65306">
            <text:p>2.6530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255">
            <text:p>255</text:p>
          </table:table-cell>
          <table:table-cell office:value-type="float" office:value="9.7399">
            <text:p>9.739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office:value-type="string">
            <text:p>Avgsharp</text:p>
          </table:table-cell>
          <table:table-cell table:formula="of:=AVERAGE([.B2:.B63])" office:value-type="float" office:value="826.774193548387">
            <text:p>826.7741935484</text:p>
          </table:table-cell>
          <table:table-cell table:formula="of:=AVERAGE([.C2:.C63])" office:value-type="float" office:value="412.564516129032">
            <text:p>412.564516129</text:p>
          </table:table-cell>
          <table:table-cell table:formula="of:=AVERAGE([.D2:.D63])" office:value-type="float" office:value="9.19523645161291">
            <text:p>9.1952364516</text:p>
          </table:table-cell>
          <table:table-cell table:formula="of:=AVERAGE([.E2:.E63])" office:value-type="float" office:value="4.73934419354839">
            <text:p>4.73934419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303">
            <text:p>303</text:p>
          </table:table-cell>
          <table:table-cell office:value-type="float" office:value="9.63276">
            <text:p>9.6327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office:value-type="string">
            <text:p>Avgblur</text:p>
          </table:table-cell>
          <table:table-cell table:formula="of:=AVERAGE([.G2:.G63])" office:value-type="float" office:value="339.951612903226">
            <text:p>339.9516129032</text:p>
          </table:table-cell>
          <table:table-cell table:formula="of:=AVERAGE([.H2:.H63])" office:value-type="float" office:value="166.612903225806">
            <text:p>166.6129032258</text:p>
          </table:table-cell>
          <table:table-cell table:formula="of:=AVERAGE([.I2:.I63])" office:value-type="float" office:value="9.78231532258065">
            <text:p>9.7823153226</text:p>
          </table:table-cell>
          <table:table-cell table:formula="of:=AVERAGE([.J2:.J63])" office:value-type="float" office:value="4.21812129032258">
            <text:p>4.218121290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431">
            <text:p>431</text:p>
          </table:table-cell>
          <table:table-cell office:value-type="float" office:value="9.25696">
            <text:p>9.2569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486">
            <text:p>486</text:p>
          </table:table-cell>
          <table:table-cell office:value-type="float" office:value="9.05522">
            <text:p>9.0552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office:value-type="string">
            <text:p>Dev</text:p>
          </table:table-cell>
          <table:table-cell table:formula="of:=STDEV([.B2:.B63])" office:value-type="float" office:value="265.616784191852">
            <text:p>265.6167841919</text:p>
          </table:table-cell>
          <table:table-cell table:formula="of:=STDEV([.C2:.C63])" office:value-type="float" office:value="177.452152033266">
            <text:p>177.4521520333</text:p>
          </table:table-cell>
          <table:table-cell table:formula="of:=STDEV([.D2:.D63])" office:value-type="float" office:value="0.708345548272659">
            <text:p>0.7083455483</text:p>
          </table:table-cell>
          <table:table-cell table:formula="of:=STDEV([.E2:.E63])" office:value-type="float" office:value="1.07032799503206">
            <text:p>1.07032799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  <table:table-cell office:value-type="float" office:value="9.41324">
            <text:p>9.413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/>
          <table:table-cell table:style-name="ce2" table:formula="of:=STDEV([.G2:.G63])" office:value-type="float" office:value="119.138220790364">
            <text:p>119.1382207904</text:p>
          </table:table-cell>
          <table:table-cell table:style-name="ce2" table:formula="of:=STDEV([.H2:.H63])" office:value-type="float" office:value="84.7660918208493">
            <text:p>84.7660918208</text:p>
          </table:table-cell>
          <table:table-cell table:style-name="ce2" table:formula="of:=STDEV([.I2:.I63])" office:value-type="float" office:value="0.251969378738817">
            <text:p>0.2519693787</text:p>
          </table:table-cell>
          <table:table-cell table:style-name="ce2" table:formula="of:=STDEV([.J2:.J63])" office:value-type="float" office:value="1.09622817324438">
            <text:p>1.09622817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  <table:table-cell office:value-type="float" office:value="9.95506">
            <text:p>9.955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59">
            <text:p>959</text:p>
          </table:table-cell>
          <table:table-cell office:value-type="float" office:value="440">
            <text:p>440</text:p>
          </table:table-cell>
          <table:table-cell office:value-type="float" office:value="9.2256">
            <text:p>9.22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88">
            <text:p>1288</text:p>
          </table:table-cell>
          <table:table-cell office:value-type="float" office:value="395">
            <text:p>395</text:p>
          </table:table-cell>
          <table:table-cell office:value-type="float" office:value="9.3759">
            <text:p>9.375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08">
            <text:p>808</text:p>
          </table:table-cell>
          <table:table-cell office:value-type="float" office:value="359">
            <text:p>359</text:p>
          </table:table-cell>
          <table:table-cell office:value-type="float" office:value="9.48448">
            <text:p>9.4844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7">
            <text:p>357</text:p>
          </table:table-cell>
          <table:table-cell office:value-type="float" office:value="153">
            <text:p>153</text:p>
          </table:table-cell>
          <table:table-cell office:value-type="float" office:value="9.90636">
            <text:p>9.9063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95">
            <text:p>595</text:p>
          </table:table-cell>
          <table:table-cell office:value-type="float" office:value="390">
            <text:p>390</text:p>
          </table:table-cell>
          <table:table-cell office:value-type="float" office:value="9.3916">
            <text:p>9.39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LOOK_FOR_CONTRAST_RADIUS 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6">
            <text:p>1046</text:p>
          </table:table-cell>
          <table:table-cell office:value-type="float" office:value="323">
            <text:p>323</text:p>
          </table:table-cell>
          <table:table-cell office:value-type="float" office:value="9.58268">
            <text:p>9.5826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SENSITIVITY_THRESHOLD 9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59">
            <text:p>959</text:p>
          </table:table-cell>
          <table:table-cell office:value-type="float" office:value="388">
            <text:p>388</text:p>
          </table:table-cell>
          <table:table-cell office:value-type="float" office:value="9.39782">
            <text:p>9.3978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3">
            <text:p>853</text:p>
          </table:table-cell>
          <table:table-cell office:value-type="float" office:value="828">
            <text:p>828</text:p>
          </table:table-cell>
          <table:table-cell office:value-type="float" office:value="7.25766">
            <text:p>7.2576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DIST_BETWEEN_EDGES 5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62">
            <text:p>862</text:p>
          </table:table-cell>
          <table:table-cell office:value-type="float" office:value="470">
            <text:p>470</text:p>
          </table:table-cell>
          <table:table-cell office:value-type="float" office:value="9.1164">
            <text:p>9.116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8">
            <text:p>708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36">
            <text:p>836</text:p>
          </table:table-cell>
          <table:table-cell office:value-type="float" office:value="306">
            <text:p>306</text:p>
          </table:table-cell>
          <table:table-cell office:value-type="float" office:value="9.62546">
            <text:p>9.6254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345">
            <text:p>345</text:p>
          </table:table-cell>
          <table:table-cell office:value-type="float" office:value="9.5239">
            <text:p>9.523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04">
            <text:p>1104</text:p>
          </table:table-cell>
          <table:table-cell office:value-type="float" office:value="672">
            <text:p>672</text:p>
          </table:table-cell>
          <table:table-cell office:value-type="float" office:value="8.19366">
            <text:p>8.1936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96">
            <text:p>396</text:p>
          </table:table-cell>
          <table:table-cell office:value-type="float" office:value="185">
            <text:p>185</text:p>
          </table:table-cell>
          <table:table-cell office:value-type="float" office:value="9.78609">
            <text:p>9.78609</text:p>
          </table:table-cell>
          <table:table-cell office:value-type="float" office:value="3.39844">
            <text:p>3.39844</text:p>
          </table:table-cell>
          <table:table-cell>
            <draw:frame table:end-cell-address="'2'.T42" table:end-x="0.8449in" table:end-y="0.1004in" draw:z-index="0" draw:style-name="gr1" svg:width="8.2445in" svg:height="3.8339in" svg:x="0.7413in" svg:y="0.163in">
              <draw:object draw:notify-on-update-of-ranges="'2'.A1:'2'.A63 '2'.A2:'2'.A81 '2'.A1:'2'.A1 '2'.D2:'2'.D63 '2'.A2:'2'.A81 '1'.F1:'1'.F1 '2'.I2:'2'.I8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7">
            <text:p>1207</text:p>
          </table:table-cell>
          <table:table-cell office:value-type="float" office:value="801">
            <text:p>801</text:p>
          </table:table-cell>
          <table:table-cell office:value-type="float" office:value="7.4336">
            <text:p>7.4336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542">
            <text:p>542</text:p>
          </table:table-cell>
          <table:table-cell office:value-type="float" office:value="524">
            <text:p>524</text:p>
          </table:table-cell>
          <table:table-cell office:value-type="float" office:value="8.2839">
            <text:p>8.28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62">
            <text:p>862</text:p>
          </table:table-cell>
          <table:table-cell office:value-type="float" office:value="430">
            <text:p>430</text:p>
          </table:table-cell>
          <table:table-cell office:value-type="float" office:value="9.2604">
            <text:p>9.26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8">
            <text:p>328</text:p>
          </table:table-cell>
          <table:table-cell office:value-type="float" office:value="136">
            <text:p>136</text:p>
          </table:table-cell>
          <table:table-cell office:value-type="float" office:value="9.8844">
            <text:p>9.88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75">
            <text:p>775</text:p>
          </table:table-cell>
          <table:table-cell office:value-type="float" office:value="326">
            <text:p>326</text:p>
          </table:table-cell>
          <table:table-cell office:value-type="float" office:value="9.5749">
            <text:p>9.57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455">
            <text:p>455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66">
            <text:p>966</text:p>
          </table:table-cell>
          <table:table-cell office:value-type="float" office:value="462">
            <text:p>462</text:p>
          </table:table-cell>
          <table:table-cell office:value-type="float" office:value="9.14622">
            <text:p>9.14622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1">
            <text:p>321</text:p>
          </table:table-cell>
          <table:table-cell office:value-type="float" office:value="262">
            <text:p>262</text:p>
          </table:table-cell>
          <table:table-cell office:value-type="float" office:value="9.57098">
            <text:p>9.5709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29">
            <text:p>729</text:p>
          </table:table-cell>
          <table:table-cell office:value-type="float" office:value="329">
            <text:p>329</text:p>
          </table:table-cell>
          <table:table-cell office:value-type="float" office:value="9.56704">
            <text:p>9.5670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59">
            <text:p>259</text:p>
          </table:table-cell>
          <table:table-cell office:value-type="float" office:value="135">
            <text:p>135</text:p>
          </table:table-cell>
          <table:table-cell office:value-type="float" office:value="9.88609">
            <text:p>9.88609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8.37182">
            <text:p>8.37182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224">
            <text:p>224</text:p>
          </table:table-cell>
          <table:table-cell office:value-type="float" office:value="195">
            <text:p>195</text:p>
          </table:table-cell>
          <table:table-cell office:value-type="float" office:value="9.76234">
            <text:p>9.76234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46">
            <text:p>1346</text:p>
          </table:table-cell>
          <table:table-cell office:value-type="float" office:value="551">
            <text:p>551</text:p>
          </table:table-cell>
          <table:table-cell office:value-type="float" office:value="8.7856">
            <text:p>8.785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90">
            <text:p>290</text:p>
          </table:table-cell>
          <table:table-cell office:value-type="float" office:value="114">
            <text:p>114</text:p>
          </table:table-cell>
          <table:table-cell office:value-type="float" office:value="9.91877">
            <text:p>9.918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485">
            <text:p>485</text:p>
          </table:table-cell>
          <table:table-cell office:value-type="float" office:value="9.0591">
            <text:p>9.05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14">
            <text:p>314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95">
            <text:p>495</text:p>
          </table:table-cell>
          <table:table-cell office:value-type="float" office:value="184">
            <text:p>184</text:p>
          </table:table-cell>
          <table:table-cell office:value-type="float" office:value="9.86458">
            <text:p>9.8645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65">
            <text:p>265</text:p>
          </table:table-cell>
          <table:table-cell office:value-type="float" office:value="74">
            <text:p>74</text:p>
          </table:table-cell>
          <table:table-cell office:value-type="float" office:value="9.96577">
            <text:p>9.96577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381">
            <text:p>381</text:p>
          </table:table-cell>
          <table:table-cell office:value-type="float" office:value="9.41936">
            <text:p>9.4193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73">
            <text:p>173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490">
            <text:p>490</text:p>
          </table:table-cell>
          <table:table-cell office:value-type="float" office:value="9.0396">
            <text:p>9.03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18">
            <text:p>318</text:p>
          </table:table-cell>
          <table:table-cell office:value-type="float" office:value="239">
            <text:p>239</text:p>
          </table:table-cell>
          <table:table-cell office:value-type="float" office:value="9.64299">
            <text:p>9.642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0">
            <text:p>790</text:p>
          </table:table-cell>
          <table:table-cell office:value-type="float" office:value="362">
            <text:p>362</text:p>
          </table:table-cell>
          <table:table-cell office:value-type="float" office:value="9.47582">
            <text:p>9.4758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85">
            <text:p>285</text:p>
          </table:table-cell>
          <table:table-cell office:value-type="float" office:value="133">
            <text:p>133</text:p>
          </table:table-cell>
          <table:table-cell office:value-type="float" office:value="9.88944">
            <text:p>9.889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61">
            <text:p>661</text:p>
          </table:table-cell>
          <table:table-cell office:value-type="float" office:value="252">
            <text:p>252</text:p>
          </table:table-cell>
          <table:table-cell office:value-type="float" office:value="9.74598">
            <text:p>9.74598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204">
            <text:p>204</text:p>
          </table:table-cell>
          <table:table-cell office:value-type="float" office:value="52">
            <text:p>52</text:p>
          </table:table-cell>
          <table:table-cell office:value-type="float" office:value="9.9831">
            <text:p>9.9831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37">
            <text:p>637</text:p>
          </table:table-cell>
          <table:table-cell office:value-type="float" office:value="225">
            <text:p>225</text:p>
          </table:table-cell>
          <table:table-cell office:value-type="float" office:value="9.7975">
            <text:p>9.7975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71">
            <text:p>271</text:p>
          </table:table-cell>
          <table:table-cell office:value-type="float" office:value="111">
            <text:p>111</text:p>
          </table:table-cell>
          <table:table-cell office:value-type="float" office:value="9.92299">
            <text:p>9.9229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69">
            <text:p>969</text:p>
          </table:table-cell>
          <table:table-cell office:value-type="float" office:value="518">
            <text:p>518</text:p>
          </table:table-cell>
          <table:table-cell office:value-type="float" office:value="8.9267">
            <text:p>8.926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55">
            <text:p>355</text:p>
          </table:table-cell>
          <table:table-cell office:value-type="float" office:value="177">
            <text:p>177</text:p>
          </table:table-cell>
          <table:table-cell office:value-type="float" office:value="9.80419">
            <text:p>9.8041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31">
            <text:p>731</text:p>
          </table:table-cell>
          <table:table-cell office:value-type="float" office:value="405">
            <text:p>405</text:p>
          </table:table-cell>
          <table:table-cell office:value-type="float" office:value="9.3439">
            <text:p>9.343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6">
            <text:p>376</text:p>
          </table:table-cell>
          <table:table-cell office:value-type="float" office:value="117">
            <text:p>117</text:p>
          </table:table-cell>
          <table:table-cell office:value-type="float" office:value="9.91444">
            <text:p>9.9144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0">
            <text:p>450</text:p>
          </table:table-cell>
          <table:table-cell office:value-type="float" office:value="355">
            <text:p>355</text:p>
          </table:table-cell>
          <table:table-cell office:value-type="float" office:value="9.4959">
            <text:p>9.495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82">
            <text:p>182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76">
            <text:p>376</text:p>
          </table:table-cell>
          <table:table-cell office:value-type="float" office:value="219">
            <text:p>219</text:p>
          </table:table-cell>
          <table:table-cell office:value-type="float" office:value="9.80816">
            <text:p>9.80816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48">
            <text:p>148</text:p>
          </table:table-cell>
          <table:table-cell office:value-type="float" office:value="72">
            <text:p>72</text:p>
          </table:table-cell>
          <table:table-cell office:value-type="float" office:value="9.9676">
            <text:p>9.9676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64">
            <text:p>764</text:p>
          </table:table-cell>
          <table:table-cell office:value-type="float" office:value="235">
            <text:p>235</text:p>
          </table:table-cell>
          <table:table-cell office:value-type="float" office:value="9.7791">
            <text:p>9.779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294">
            <text:p>294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65">
            <text:p>665</text:p>
          </table:table-cell>
          <table:table-cell office:value-type="float" office:value="291">
            <text:p>291</text:p>
          </table:table-cell>
          <table:table-cell office:value-type="float" office:value="9.66128">
            <text:p>9.6612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51">
            <text:p>351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9.9014">
            <text:p>9.901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42">
            <text:p>242</text:p>
          </table:table-cell>
          <table:table-cell office:value-type="float" office:value="75">
            <text:p>75</text:p>
          </table:table-cell>
          <table:table-cell office:value-type="float" office:value="9.96484">
            <text:p>9.964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86">
            <text:p>1186</text:p>
          </table:table-cell>
          <table:table-cell office:value-type="float" office:value="279">
            <text:p>279</text:p>
          </table:table-cell>
          <table:table-cell office:value-type="float" office:value="9.68864">
            <text:p>9.6886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2">
            <text:p>322</text:p>
          </table:table-cell>
          <table:table-cell office:value-type="float" office:value="155">
            <text:p>155</text:p>
          </table:table-cell>
          <table:table-cell office:value-type="float" office:value="9.84984">
            <text:p>9.8498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366">
            <text:p>1366</text:p>
          </table:table-cell>
          <table:table-cell office:value-type="float" office:value="777">
            <text:p>777</text:p>
          </table:table-cell>
          <table:table-cell office:value-type="float" office:value="7.58508">
            <text:p>7.5850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662">
            <text:p>662</text:p>
          </table:table-cell>
          <table:table-cell office:value-type="float" office:value="258">
            <text:p>258</text:p>
          </table:table-cell>
          <table:table-cell office:value-type="float" office:value="9.58397">
            <text:p>9.58397</text:p>
          </table:table-cell>
          <table:table-cell office:value-type="float" office:value="3.39844">
            <text:p>3.39844</text:p>
          </table:table-cell>
          <table:table-cell>
            <draw:frame table:end-cell-address="'2'.T65" table:end-x="0.6823in" table:end-y="0.1004in" draw:z-index="1" draw:style-name="gr1" svg:width="8.2445in" svg:height="3.8339in" svg:x="0.5787in" svg:y="0.163in">
              <draw:object draw:notify-on-update-of-ranges="'2'.A1:'2'.A63 '1'.A2:'1'.A81 '2'.A1:'2'.A1 '2'.E2:'2'.E63 '2'.A2:'2'.A81 '2'.F1:'2'.F1 '2'.J2:'2'.J8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17">
            <text:p>517</text:p>
          </table:table-cell>
          <table:table-cell office:value-type="float" office:value="244">
            <text:p>244</text:p>
          </table:table-cell>
          <table:table-cell office:value-type="float" office:value="9.76186">
            <text:p>9.7618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 office:value-type="float" office:value="9.9039">
            <text:p>9.903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09">
            <text:p>1209</text:p>
          </table:table-cell>
          <table:table-cell office:value-type="float" office:value="313">
            <text:p>313</text:p>
          </table:table-cell>
          <table:table-cell office:value-type="float" office:value="9.60812">
            <text:p>9.6081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5">
            <text:p>355</text:p>
          </table:table-cell>
          <table:table-cell office:value-type="float" office:value="81">
            <text:p>81</text:p>
          </table:table-cell>
          <table:table-cell office:value-type="float" office:value="9.95899">
            <text:p>9.9589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18">
            <text:p>818</text:p>
          </table:table-cell>
          <table:table-cell office:value-type="float" office:value="356">
            <text:p>356</text:p>
          </table:table-cell>
          <table:table-cell office:value-type="float" office:value="9.49306">
            <text:p>9.4930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77">
            <text:p>277</text:p>
          </table:table-cell>
          <table:table-cell office:value-type="float" office:value="153">
            <text:p>153</text:p>
          </table:table-cell>
          <table:table-cell office:value-type="float" office:value="9.85369">
            <text:p>9.853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27">
            <text:p>1027</text:p>
          </table:table-cell>
          <table:table-cell office:value-type="float" office:value="572">
            <text:p>572</text:p>
          </table:table-cell>
          <table:table-cell office:value-type="float" office:value="8.69126">
            <text:p>8.6912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503">
            <text:p>503</text:p>
          </table:table-cell>
          <table:table-cell office:value-type="float" office:value="276">
            <text:p>276</text:p>
          </table:table-cell>
          <table:table-cell office:value-type="float" office:value="9.5239">
            <text:p>9.5239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23">
            <text:p>523</text:p>
          </table:table-cell>
          <table:table-cell office:value-type="float" office:value="337">
            <text:p>337</text:p>
          </table:table-cell>
          <table:table-cell office:value-type="float" office:value="9.54572">
            <text:p>9.54572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234">
            <text:p>234</text:p>
          </table:table-cell>
          <table:table-cell office:value-type="float" office:value="116">
            <text:p>116</text:p>
          </table:table-cell>
          <table:table-cell office:value-type="float" office:value="9.9159">
            <text:p>9.9159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08">
            <text:p>608</text:p>
          </table:table-cell>
          <table:table-cell office:value-type="float" office:value="438">
            <text:p>438</text:p>
          </table:table-cell>
          <table:table-cell office:value-type="float" office:value="9.23262">
            <text:p>9.23262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  <table:table-cell office:value-type="float" office:value="9.9744">
            <text:p>9.974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64">
            <text:p>1064</text:p>
          </table:table-cell>
          <table:table-cell office:value-type="float" office:value="549">
            <text:p>549</text:p>
          </table:table-cell>
          <table:table-cell office:value-type="float" office:value="8.7944">
            <text:p>8.794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482">
            <text:p>482</text:p>
          </table:table-cell>
          <table:table-cell office:value-type="float" office:value="226">
            <text:p>226</text:p>
          </table:table-cell>
          <table:table-cell office:value-type="float" office:value="9.68077">
            <text:p>9.68077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9.38534">
            <text:p>9.3853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9.96937">
            <text:p>9.9693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61">
            <text:p>761</text:p>
          </table:table-cell>
          <table:table-cell office:value-type="float" office:value="331">
            <text:p>331</text:p>
          </table:table-cell>
          <table:table-cell office:value-type="float" office:value="9.56176">
            <text:p>9.5617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53">
            <text:p>353</text:p>
          </table:table-cell>
          <table:table-cell office:value-type="float" office:value="134">
            <text:p>134</text:p>
          </table:table-cell>
          <table:table-cell office:value-type="float" office:value="9.88778">
            <text:p>9.887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76">
            <text:p>576</text:p>
          </table:table-cell>
          <table:table-cell office:value-type="float" office:value="418">
            <text:p>418</text:p>
          </table:table-cell>
          <table:table-cell office:value-type="float" office:value="9.3011">
            <text:p>9.301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4">
            <text:p>224</text:p>
          </table:table-cell>
          <table:table-cell office:value-type="float" office:value="141">
            <text:p>141</text:p>
          </table:table-cell>
          <table:table-cell office:value-type="float" office:value="9.87574">
            <text:p>9.875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9.82528">
            <text:p>9.8252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34">
            <text:p>334</text:p>
          </table:table-cell>
          <table:table-cell office:value-type="float" office:value="154">
            <text:p>154</text:p>
          </table:table-cell>
          <table:table-cell office:value-type="float" office:value="9.85178">
            <text:p>9.85178</text:p>
          </table:table-cell>
          <table:table-cell office:value-type="float" office:value="6.09375">
            <text:p>6.0937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17">
            <text:p>1017</text:p>
          </table:table-cell>
          <table:table-cell office:value-type="float" office:value="786">
            <text:p>786</text:p>
          </table:table-cell>
          <table:table-cell office:value-type="float" office:value="7.52882">
            <text:p>7.52882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81">
            <text:p>381</text:p>
          </table:table-cell>
          <table:table-cell office:value-type="float" office:value="197">
            <text:p>197</text:p>
          </table:table-cell>
          <table:table-cell office:value-type="float" office:value="9.75744">
            <text:p>9.7574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9.0975">
            <text:p>9.0975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45">
            <text:p>445</text:p>
          </table:table-cell>
          <table:table-cell office:value-type="float" office:value="329">
            <text:p>329</text:p>
          </table:table-cell>
          <table:table-cell office:value-type="float" office:value="9.32349">
            <text:p>9.323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0">
            <text:p>590</text:p>
          </table:table-cell>
          <table:table-cell office:value-type="float" office:value="269">
            <text:p>269</text:p>
          </table:table-cell>
          <table:table-cell office:value-type="float" office:value="9.71056">
            <text:p>9.71056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344">
            <text:p>344</text:p>
          </table:table-cell>
          <table:table-cell office:value-type="float" office:value="163">
            <text:p>163</text:p>
          </table:table-cell>
          <table:table-cell office:value-type="float" office:value="9.83394">
            <text:p>9.8339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942">
            <text:p>942</text:p>
          </table:table-cell>
          <table:table-cell office:value-type="float" office:value="658">
            <text:p>658</text:p>
          </table:table-cell>
          <table:table-cell office:value-type="float" office:value="8.26814">
            <text:p>8.2681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69">
            <text:p>469</text:p>
          </table:table-cell>
          <table:table-cell office:value-type="float" office:value="238">
            <text:p>238</text:p>
          </table:table-cell>
          <table:table-cell office:value-type="float" office:value="9.64598">
            <text:p>9.645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316">
            <text:p>1316</text:p>
          </table:table-cell>
          <table:table-cell office:value-type="float" office:value="595">
            <text:p>595</text:p>
          </table:table-cell>
          <table:table-cell office:value-type="float" office:value="8.5839">
            <text:p>8.583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62">
            <text:p>562</text:p>
          </table:table-cell>
          <table:table-cell office:value-type="float" office:value="291">
            <text:p>291</text:p>
          </table:table-cell>
          <table:table-cell office:value-type="float" office:value="9.47074">
            <text:p>9.4707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10">
            <text:p>1010</text:p>
          </table:table-cell>
          <table:table-cell office:value-type="float" office:value="720">
            <text:p>720</text:p>
          </table:table-cell>
          <table:table-cell office:value-type="float" office:value="7.9264">
            <text:p>7.9264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537">
            <text:p>537</text:p>
          </table:table-cell>
          <table:table-cell office:value-type="float" office:value="298">
            <text:p>298</text:p>
          </table:table-cell>
          <table:table-cell office:value-type="float" office:value="9.44497">
            <text:p>9.4449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6.89536">
            <text:p>6.89536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436">
            <text:p>436</text:p>
          </table:table-cell>
          <table:table-cell office:value-type="float" office:value="218">
            <text:p>218</text:p>
          </table:table-cell>
          <table:table-cell office:value-type="float" office:value="9.70298">
            <text:p>9.70298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3">
            <text:p>453</text:p>
          </table:table-cell>
          <table:table-cell office:value-type="float" office:value="312">
            <text:p>312</text:p>
          </table:table-cell>
          <table:table-cell office:value-type="float" office:value="9.61062">
            <text:p>9.61062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66">
            <text:p>266</text:p>
          </table:table-cell>
          <table:table-cell office:value-type="float" office:value="217">
            <text:p>217</text:p>
          </table:table-cell>
          <table:table-cell office:value-type="float" office:value="9.70569">
            <text:p>9.705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9">
            <text:p>499</text:p>
          </table:table-cell>
          <table:table-cell office:value-type="float" office:value="287">
            <text:p>287</text:p>
          </table:table-cell>
          <table:table-cell office:value-type="float" office:value="9.67052">
            <text:p>9.67052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28">
            <text:p>228</text:p>
          </table:table-cell>
          <table:table-cell office:value-type="float" office:value="79">
            <text:p>79</text:p>
          </table:table-cell>
          <table:table-cell office:value-type="float" office:value="9.96099">
            <text:p>9.960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37">
            <text:p>337</text:p>
          </table:table-cell>
          <table:table-cell office:value-type="float" office:value="287">
            <text:p>287</text:p>
          </table:table-cell>
          <table:table-cell office:value-type="float" office:value="9.48519">
            <text:p>9.4851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99">
            <text:p>399</text:p>
          </table:table-cell>
          <table:table-cell office:value-type="float" office:value="151">
            <text:p>151</text:p>
          </table:table-cell>
          <table:table-cell office:value-type="float" office:value="9.85749">
            <text:p>9.8574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491">
            <text:p>491</text:p>
          </table:table-cell>
          <table:table-cell office:value-type="float" office:value="296">
            <text:p>296</text:p>
          </table:table-cell>
          <table:table-cell office:value-type="float" office:value="9.4524">
            <text:p>9.4524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555">
            <text:p>555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>
            <draw:frame table:end-cell-address="'2'.T88" table:end-x="0.6937in" table:end-y="0.1315in" draw:z-index="2" draw:style-name="gr1" svg:width="8.2445in" svg:height="3.8339in" svg:x="0.5902in" svg:y="0.0169in">
              <draw:object draw:notify-on-update-of-ranges="'2'.A1:'2'.A63 '2'.A2:'2'.A81 '2'.A1:'2'.A1 '2'.B2:'2'.B63 '2'.A2:'2'.A81 '1'.F1:'1'.F1 '2'.G2:'2'.G8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436">
            <text:p>436</text:p>
          </table:table-cell>
          <table:table-cell office:value-type="float" office:value="166">
            <text:p>166</text:p>
          </table:table-cell>
          <table:table-cell office:value-type="float" office:value="9.82778">
            <text:p>9.82778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  <table:table-cell office:value-type="float" office:value="9.96669">
            <text:p>9.9666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7">
            <text:p>477</text:p>
          </table:table-cell>
          <table:table-cell office:value-type="float" office:value="190">
            <text:p>190</text:p>
          </table:table-cell>
          <table:table-cell office:value-type="float" office:value="9.77437">
            <text:p>9.77437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43">
            <text:p>543</text:p>
          </table:table-cell>
          <table:table-cell office:value-type="float" office:value="214">
            <text:p>214</text:p>
          </table:table-cell>
          <table:table-cell office:value-type="float" office:value="9.71377">
            <text:p>9.71377</text:p>
          </table:table-cell>
          <table:table-cell office:value-type="float" office:value="1.21094">
            <text:p>1.2109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400">
            <text:p>400</text:p>
          </table:table-cell>
          <table:table-cell office:value-type="float" office:value="145">
            <text:p>145</text:p>
          </table:table-cell>
          <table:table-cell office:value-type="float" office:value="9.86859">
            <text:p>9.86859</text:p>
          </table:table-cell>
          <table:table-cell office:value-type="float" office:value="3.39844">
            <text:p>3.3984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9.98178">
            <text:p>9.981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79">
            <text:p>279</text:p>
          </table:table-cell>
          <table:table-cell office:value-type="float" office:value="131">
            <text:p>131</text:p>
          </table:table-cell>
          <table:table-cell office:value-type="float" office:value="9.89274">
            <text:p>9.892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96">
            <text:p>296</text:p>
          </table:table-cell>
          <table:table-cell office:value-type="float" office:value="109">
            <text:p>109</text:p>
          </table:table-cell>
          <table:table-cell office:value-type="float" office:value="9.92574">
            <text:p>9.9257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277">
            <text:p>277</text:p>
          </table:table-cell>
          <table:table-cell office:value-type="float" office:value="176">
            <text:p>176</text:p>
          </table:table-cell>
          <table:table-cell office:value-type="float" office:value="9.8064">
            <text:p>9.8064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305">
            <text:p>305</text:p>
          </table:table-cell>
          <table:table-cell office:value-type="float" office:value="194">
            <text:p>194</text:p>
          </table:table-cell>
          <table:table-cell office:value-type="float" office:value="9.76478">
            <text:p>9.76478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380">
            <text:p>380</text:p>
          </table:table-cell>
          <table:table-cell office:value-type="float" office:value="140">
            <text:p>140</text:p>
          </table:table-cell>
          <table:table-cell office:value-type="float" office:value="9.8775">
            <text:p>9.87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253">
            <text:p>253</text:p>
          </table:table-cell>
          <table:table-cell office:value-type="float" office:value="100">
            <text:p>100</text:p>
          </table:table-cell>
          <table:table-cell office:value-type="float" office:value="9.9375">
            <text:p>9.9375</text:p>
          </table:table-cell>
          <table:table-cell office:value-type="float" office:value="5.27344">
            <text:p>5.27344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328">
            <text:p>328</text:p>
          </table:table-cell>
          <table:table-cell office:value-type="float" office:value="94">
            <text:p>94</text:p>
          </table:table-cell>
          <table:table-cell office:value-type="float" office:value="9.94477">
            <text:p>9.94477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431">
            <text:p>431</text:p>
          </table:table-cell>
          <table:table-cell office:value-type="float" office:value="180">
            <text:p>180</text:p>
          </table:table-cell>
          <table:table-cell office:value-type="float" office:value="9.7975">
            <text:p>9.7975</text:p>
          </table:table-cell>
          <table:table-cell office:value-type="float" office:value="2.34375">
            <text:p>2.34375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9">
            <text:p>4019</text:p>
          </table:table-cell>
          <table:table-cell office:value-type="float" office:value="1691">
            <text:p>169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sharp</text:p>
          </table:table-cell>
          <table:table-cell table:formula="of:=AVERAGE([.B2:.B63])" office:value-type="float" office:value="3513.32258064516">
            <text:p>3513.3225806452</text:p>
          </table:table-cell>
          <table:table-cell table:formula="of:=AVERAGE([.C2:.C63])" office:value-type="float" office:value="1311.14516129032">
            <text:p>1311.1451612903</text:p>
          </table:table-cell>
          <table:table-cell table:formula="of:=AVERAGE([.D2:.D63])" office:value-type="float" office:value="2.52955512903226">
            <text:p>2.529555129</text:p>
          </table:table-cell>
          <table:table-cell table:formula="of:=AVERAGE([.E2:.E63])" office:value-type="float" office:value="4.05447661290323">
            <text:p>4.05447661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994">
            <text:p>2994</text:p>
          </table:table-cell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blur</text:p>
          </table:table-cell>
          <table:table-cell table:formula="of:=AVERAGE([.G2:.G63])" office:value-type="float" office:value="3805.29032258064">
            <text:p>3805.2903225807</text:p>
          </table:table-cell>
          <table:table-cell table:formula="of:=AVERAGE([.H2:.H63])" office:value-type="float" office:value="2001.54838709677">
            <text:p>2001.5483870968</text:p>
          </table:table-cell>
          <table:table-cell table:formula="of:=AVERAGE([.I2:.I63])" office:value-type="float" office:value="0.442606580645161">
            <text:p>0.4426065806</text:p>
          </table:table-cell>
          <table:table-cell table:formula="of:=AVERAGE([.J2:.J63])" office:value-type="float" office:value="2.43426874193548">
            <text:p>2.43426874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49">
            <text:p>3949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66">
            <text:p>4666</text:p>
          </table:table-cell>
          <table:table-cell office:value-type="float" office:value="1347">
            <text:p>134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office:value-type="string">
            <text:p>Dev</text:p>
          </table:table-cell>
          <table:table-cell table:formula="of:=STDEV([.B2:.B63])" office:value-type="float" office:value="879.224635579341">
            <text:p>879.2246355793</text:p>
          </table:table-cell>
          <table:table-cell table:formula="of:=STDEV([.C2:.C63])" office:value-type="float" office:value="595.463474173323">
            <text:p>595.4634741733</text:p>
          </table:table-cell>
          <table:table-cell table:formula="of:=STDEV([.D2:.D63])" office:value-type="float" office:value="3.09728643558752">
            <text:p>3.0972864356</text:p>
          </table:table-cell>
          <table:table-cell table:formula="of:=STDEV([.E2:.E63])" office:value-type="float" office:value="0.998242913863406">
            <text:p>0.998242913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303">
            <text:p>3303</text:p>
          </table:table-cell>
          <table:table-cell office:value-type="float" office:value="1069">
            <text:p>1069</text:p>
          </table:table-cell>
          <table:table-cell office:value-type="float" office:value="2.85774">
            <text:p>2.8577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/>
          <table:table-cell table:style-name="ce2" table:formula="of:=STDEV([.G2:.G63])" office:value-type="float" office:value="636.028105036732">
            <text:p>636.0281050367</text:p>
          </table:table-cell>
          <table:table-cell table:style-name="ce2" table:formula="of:=STDEV([.H2:.H63])" office:value-type="float" office:value="705.581812649404">
            <text:p>705.5818126494</text:p>
          </table:table-cell>
          <table:table-cell table:style-name="ce2" table:formula="of:=STDEV([.I2:.I63])" office:value-type="float" office:value="1.05414723449178">
            <text:p>1.0541472345</text:p>
          </table:table-cell>
          <table:table-cell table:style-name="ce2" table:formula="of:=STDEV([.J2:.J63])" office:value-type="float" office:value="0.947043212822508">
            <text:p>0.947043212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590">
            <text:p>2590</text:p>
          </table:table-cell>
          <table:table-cell office:value-type="float" office:value="530">
            <text:p>530</text:p>
          </table:table-cell>
          <table:table-cell office:value-type="float" office:value="8.24438">
            <text:p>8.2443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686">
            <text:p>3686</text:p>
          </table:table-cell>
          <table:table-cell office:value-type="float" office:value="1614">
            <text:p>1614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1">
            <text:p>5041</text:p>
          </table:table-cell>
          <table:table-cell office:value-type="float" office:value="2703">
            <text:p>270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16">
            <text:p>4216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54">
            <text:p>2154</text:p>
          </table:table-cell>
          <table:table-cell office:value-type="float" office:value="535">
            <text:p>535</text:p>
          </table:table-cell>
          <table:table-cell office:value-type="float" office:value="8.21109">
            <text:p>8.2110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162">
            <text:p>3162</text:p>
          </table:table-cell>
          <table:table-cell office:value-type="float" office:value="1047">
            <text:p>1047</text:p>
          </table:table-cell>
          <table:table-cell office:value-type="float" office:value="3.14869">
            <text:p>3.14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LOOK_FOR_CONTRAST_RADIUS 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75">
            <text:p>3675</text:p>
          </table:table-cell>
          <table:table-cell office:value-type="float" office:value="1385">
            <text:p>1385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2">
            <text:p>3532</text:p>
          </table:table-cell>
          <table:table-cell office:value-type="float" office:value="1013">
            <text:p>1013</text:p>
          </table:table-cell>
          <table:table-cell office:value-type="float" office:value="3.58644">
            <text:p>3.5864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EDGE_SIZE 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462">
            <text:p>2462</text:p>
          </table:table-cell>
          <table:table-cell office:value-type="float" office:value="640">
            <text:p>640</text:p>
          </table:table-cell>
          <table:table-cell office:value-type="float" office:value="7.44">
            <text:p>7.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59">
            <text:p>4059</text:p>
          </table:table-cell>
          <table:table-cell office:value-type="float" office:value="1037">
            <text:p>1037</text:p>
          </table:table-cell>
          <table:table-cell office:value-type="float" office:value="3.27894">
            <text:p>3.278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547">
            <text:p>2547</text:p>
          </table:table-cell>
          <table:table-cell office:value-type="float" office:value="515">
            <text:p>515</text:p>
          </table:table-cell>
          <table:table-cell office:value-type="float" office:value="8.34234">
            <text:p>8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352">
            <text:p>3352</text:p>
          </table:table-cell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316">
            <text:p>4316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06">
            <text:p>3306</text:p>
          </table:table-cell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>
            <draw:frame table:end-cell-address="'3'.T42" table:end-x="0.8449in" table:end-y="0.1004in" draw:z-index="0" draw:style-name="gr1" svg:width="8.2445in" svg:height="3.8339in" svg:x="0.7413in" svg:y="0.163in">
              <draw:object draw:notify-on-update-of-ranges="'2'.A1:'2'.A63 '2'.A2:'2'.A81 '2'.A1:'2'.A1 '3'.D2:'3'.D63 '2'.A2:'2'.A81 '1'.F1:'1'.F1 '3'.I2:'3'.I8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92">
            <text:p>2592</text:p>
          </table:table-cell>
          <table:table-cell office:value-type="float" office:value="1237">
            <text:p>1237</text:p>
          </table:table-cell>
          <table:table-cell office:value-type="float" office:value="0.436444">
            <text:p>0.43644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762">
            <text:p>2762</text:p>
          </table:table-cell>
          <table:table-cell office:value-type="float" office:value="573">
            <text:p>573</text:p>
          </table:table-cell>
          <table:table-cell office:value-type="float" office:value="7.94794">
            <text:p>7.9479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270">
            <text:p>4270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584">
            <text:p>3584</text:p>
          </table:table-cell>
          <table:table-cell office:value-type="float" office:value="1097">
            <text:p>1097</text:p>
          </table:table-cell>
          <table:table-cell office:value-type="float" office:value="2.47869">
            <text:p>2.478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645">
            <text:p>2645</text:p>
          </table:table-cell>
          <table:table-cell office:value-type="float" office:value="992">
            <text:p>992</text:p>
          </table:table-cell>
          <table:table-cell office:value-type="float" office:value="3.8496">
            <text:p>3.8496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28">
            <text:p>2228</text:p>
          </table:table-cell>
          <table:table-cell office:value-type="float" office:value="477">
            <text:p>477</text:p>
          </table:table-cell>
          <table:table-cell office:value-type="float" office:value="8.57794">
            <text:p>8.5779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233">
            <text:p>5233</text:p>
          </table:table-cell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63">
            <text:p>3263</text:p>
          </table:table-cell>
          <table:table-cell office:value-type="float" office:value="783">
            <text:p>783</text:p>
          </table:table-cell>
          <table:table-cell office:value-type="float" office:value="6.16819">
            <text:p>6.168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66">
            <text:p>1966</text:p>
          </table:table-cell>
          <table:table-cell office:value-type="float" office:value="1175">
            <text:p>1175</text:p>
          </table:table-cell>
          <table:table-cell office:value-type="float" office:value="1.37109">
            <text:p>1.3710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53">
            <text:p>3253</text:p>
          </table:table-cell>
          <table:table-cell office:value-type="float" office:value="1235">
            <text:p>1235</text:p>
          </table:table-cell>
          <table:table-cell office:value-type="float" office:value="0.467344">
            <text:p>0.46734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813">
            <text:p>3813</text:p>
          </table:table-cell>
          <table:table-cell office:value-type="float" office:value="1025">
            <text:p>1025</text:p>
          </table:table-cell>
          <table:table-cell office:value-type="float" office:value="3.43359">
            <text:p>3.433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583">
            <text:p>3583</text:p>
          </table:table-cell>
          <table:table-cell office:value-type="float" office:value="1523">
            <text:p>152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327">
            <text:p>2327</text:p>
          </table:table-cell>
          <table:table-cell office:value-type="float" office:value="654">
            <text:p>654</text:p>
          </table:table-cell>
          <table:table-cell office:value-type="float" office:value="7.32678">
            <text:p>7.326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995">
            <text:p>2995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36">
            <text:p>4036</text:p>
          </table:table-cell>
          <table:table-cell office:value-type="float" office:value="1473">
            <text:p>1473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815">
            <text:p>2815</text:p>
          </table:table-cell>
          <table:table-cell office:value-type="float" office:value="756">
            <text:p>756</text:p>
          </table:table-cell>
          <table:table-cell office:value-type="float" office:value="6.4279">
            <text:p>6.42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9">
            <text:p>1859</text:p>
          </table:table-cell>
          <table:table-cell office:value-type="float" office:value="646">
            <text:p>646</text:p>
          </table:table-cell>
          <table:table-cell office:value-type="float" office:value="7.39178">
            <text:p>7.39178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69">
            <text:p>2669</text:p>
          </table:table-cell>
          <table:table-cell office:value-type="float" office:value="869">
            <text:p>869</text:p>
          </table:table-cell>
          <table:table-cell office:value-type="float" office:value="5.28024">
            <text:p>5.280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805">
            <text:p>3805</text:p>
          </table:table-cell>
          <table:table-cell office:value-type="float" office:value="1609">
            <text:p>1609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37">
            <text:p>4037</text:p>
          </table:table-cell>
          <table:table-cell office:value-type="float" office:value="1556">
            <text:p>155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442">
            <text:p>2442</text:p>
          </table:table-cell>
          <table:table-cell office:value-type="float" office:value="513">
            <text:p>513</text:p>
          </table:table-cell>
          <table:table-cell office:value-type="float" office:value="8.35519">
            <text:p>8.35519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048">
            <text:p>4048</text:p>
          </table:table-cell>
          <table:table-cell office:value-type="float" office:value="968">
            <text:p>968</text:p>
          </table:table-cell>
          <table:table-cell office:value-type="float" office:value="4.1436">
            <text:p>4.1436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534">
            <text:p>4534</text:p>
          </table:table-cell>
          <table:table-cell office:value-type="float" office:value="1610">
            <text:p>161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>
            <draw:frame table:end-cell-address="'3'.T65" table:end-x="0.6823in" table:end-y="0.1004in" draw:z-index="1" draw:style-name="gr1" svg:width="8.2445in" svg:height="3.8339in" svg:x="0.5787in" svg:y="0.163in">
              <draw:object draw:notify-on-update-of-ranges="'2'.A1:'2'.A63 '3'.A2:'3'.A81 '3'.A1:'3'.A1 '3'.E2:'3'.E63 '2'.A2:'2'.A81 '2'.F1:'2'.F1 '3'.J2:'3'.J8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54">
            <text:p>2354</text:p>
          </table:table-cell>
          <table:table-cell office:value-type="float" office:value="737">
            <text:p>737</text:p>
          </table:table-cell>
          <table:table-cell office:value-type="float" office:value="6.60519">
            <text:p>6.605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235">
            <text:p>4235</text:p>
          </table:table-cell>
          <table:table-cell office:value-type="float" office:value="1723">
            <text:p>1723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637">
            <text:p>3637</text:p>
          </table:table-cell>
          <table:table-cell office:value-type="float" office:value="1283">
            <text:p>1283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623">
            <text:p>4623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235">
            <text:p>2235</text:p>
          </table:table-cell>
          <table:table-cell office:value-type="float" office:value="765">
            <text:p>765</text:p>
          </table:table-cell>
          <table:table-cell office:value-type="float" office:value="6.34234">
            <text:p>6.342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43">
            <text:p>3243</text:p>
          </table:table-cell>
          <table:table-cell office:value-type="float" office:value="823">
            <text:p>823</text:p>
          </table:table-cell>
          <table:table-cell office:value-type="float" office:value="5.76669">
            <text:p>5.766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364">
            <text:p>4364</text:p>
          </table:table-cell>
          <table:table-cell office:value-type="float" office:value="2121">
            <text:p>2121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305">
            <text:p>3305</text:p>
          </table:table-cell>
          <table:table-cell office:value-type="float" office:value="903">
            <text:p>903</text:p>
          </table:table-cell>
          <table:table-cell office:value-type="float" office:value="4.90369">
            <text:p>4.903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346">
            <text:p>4346</text:p>
          </table:table-cell>
          <table:table-cell office:value-type="float" office:value="1568">
            <text:p>1568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271">
            <text:p>2271</text:p>
          </table:table-cell>
          <table:table-cell office:value-type="float" office:value="836">
            <text:p>836</text:p>
          </table:table-cell>
          <table:table-cell office:value-type="float" office:value="5.6319">
            <text:p>5.63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435">
            <text:p>3435</text:p>
          </table:table-cell>
          <table:table-cell office:value-type="float" office:value="1152">
            <text:p>1152</text:p>
          </table:table-cell>
          <table:table-cell office:value-type="float" office:value="1.7056">
            <text:p>1.7056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478">
            <text:p>4478</text:p>
          </table:table-cell>
          <table:table-cell office:value-type="float" office:value="1724">
            <text:p>172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994">
            <text:p>4994</text:p>
          </table:table-cell>
          <table:table-cell office:value-type="float" office:value="2437">
            <text:p>243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592">
            <text:p>3592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631">
            <text:p>4631</text:p>
          </table:table-cell>
          <table:table-cell office:value-type="float" office:value="1676">
            <text:p>167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61">
            <text:p>4861</text:p>
          </table:table-cell>
          <table:table-cell office:value-type="float" office:value="1960">
            <text:p>196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303">
            <text:p>5303</text:p>
          </table:table-cell>
          <table:table-cell office:value-type="float" office:value="2777">
            <text:p>277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5">
            <text:p>3835</text:p>
          </table:table-cell>
          <table:table-cell office:value-type="float" office:value="1884">
            <text:p>188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243">
            <text:p>3243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053">
            <text:p>3053</text:p>
          </table:table-cell>
          <table:table-cell office:value-type="float" office:value="1127">
            <text:p>1127</text:p>
          </table:table-cell>
          <table:table-cell office:value-type="float" office:value="2.06169">
            <text:p>2.061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>
            <draw:frame table:end-cell-address="'3'.T88" table:end-x="0.6937in" table:end-y="0.1315in" draw:z-index="2" draw:style-name="gr1" svg:width="8.2445in" svg:height="3.8339in" svg:x="0.5902in" svg:y="0.0169in">
              <draw:object draw:notify-on-update-of-ranges="'2'.A1:'2'.A63 '2'.A2:'2'.A81 '2'.A1:'2'.A1 '3'.B2:'3'.B63 '2'.A2:'2'.A81 '1'.F1:'1'.F1 '3'.G2:'3'.G8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92">
            <text:p>3892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2850">
            <text:p>2850</text:p>
          </table:table-cell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Avgsharp</text:p>
          </table:table-cell>
          <table:table-cell table:formula="of:=AVERAGE([.B2:.B63])" office:value-type="float" office:value="3075.51612903226">
            <text:p>3075.5161290323</text:p>
          </table:table-cell>
          <table:table-cell table:formula="of:=AVERAGE([.C2:.C63])" office:value-type="float" office:value="1833.62903225806">
            <text:p>1833.6290322581</text:p>
          </table:table-cell>
          <table:table-cell table:formula="of:=AVERAGE([.D2:.D63])" office:value-type="float" office:value="2.0197535483871">
            <text:p>2.0197535484</text:p>
          </table:table-cell>
          <table:table-cell table:formula="of:=AVERAGE([.E2:.E63])" office:value-type="float" office:value="4.17467233870968">
            <text:p>4.17467233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58">
            <text:p>2658</text:p>
          </table:table-cell>
          <table:table-cell office:value-type="float" office:value="1394">
            <text:p>139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2969">
            <text:p>2969</text:p>
          </table:table-cell>
          <table:table-cell office:value-type="float" office:value="2531">
            <text:p>253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 office:value-type="string">
            <text:p>Avgblur</text:p>
          </table:table-cell>
          <table:table-cell table:formula="of:=AVERAGE([.G2:.G63])" office:value-type="float" office:value="3919.85483870968">
            <text:p>3919.8548387097</text:p>
          </table:table-cell>
          <table:table-cell table:formula="of:=AVERAGE([.H2:.H63])" office:value-type="float" office:value="2232.64516129032">
            <text:p>2232.6451612903</text:p>
          </table:table-cell>
          <table:table-cell table:formula="of:=AVERAGE([.I2:.I63])" office:value-type="float" office:value="0.473320870967742">
            <text:p>0.473320871</text:p>
          </table:table-cell>
          <table:table-cell table:formula="of:=AVERAGE([.J2:.J63])" office:value-type="float" office:value="2.15087941935484">
            <text:p>2.150879419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100">
            <text:p>3100</text:p>
          </table:table-cell>
          <table:table-cell office:value-type="float" office:value="1673">
            <text:p>1673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536">
            <text:p>4536</text:p>
          </table:table-cell>
          <table:table-cell office:value-type="float" office:value="2080">
            <text:p>2080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325">
            <text:p>4325</text:p>
          </table:table-cell>
          <table:table-cell office:value-type="float" office:value="1981">
            <text:p>1981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265">
            <text:p>4265</text:p>
          </table:table-cell>
          <table:table-cell office:value-type="float" office:value="2419">
            <text:p>2419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office:value-type="string">
            <text:p>Dev</text:p>
          </table:table-cell>
          <table:table-cell table:formula="of:=STDEV([.B2:.B63])" office:value-type="float" office:value="1006.78919508611">
            <text:p>1006.7891950861</text:p>
          </table:table-cell>
          <table:table-cell table:formula="of:=STDEV([.C2:.C63])" office:value-type="float" office:value="1594.60545748626">
            <text:p>1594.6054574863</text:p>
          </table:table-cell>
          <table:table-cell table:formula="of:=STDEV([.D2:.D63])" office:value-type="float" office:value="2.75185196730093">
            <text:p>2.7518519673</text:p>
          </table:table-cell>
          <table:table-cell table:formula="of:=STDEV([.E2:.E63])" office:value-type="float" office:value="1.46078041961316">
            <text:p>1.46078041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235">
            <text:p>3235</text:p>
          </table:table-cell>
          <table:table-cell office:value-type="float" office:value="1529">
            <text:p>1529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307">
            <text:p>4307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/>
          <table:table-cell table:style-name="ce2" table:formula="of:=STDEV([.G2:.G63])" office:value-type="float" office:value="757.45801910991">
            <text:p>757.4580191099</text:p>
          </table:table-cell>
          <table:table-cell table:style-name="ce2" table:formula="of:=STDEV([.H2:.H63])" office:value-type="float" office:value="958.04129239142">
            <text:p>958.0412923914</text:p>
          </table:table-cell>
          <table:table-cell table:style-name="ce2" table:formula="of:=STDEV([.I2:.I63])" office:value-type="float" office:value="1.44524987143144">
            <text:p>1.4452498714</text:p>
          </table:table-cell>
          <table:table-cell table:style-name="ce2" table:formula="of:=STDEV([.J2:.J63])" office:value-type="float" office:value="1.26393960883571">
            <text:p>1.263939608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20">
            <text:p>1720</text:p>
          </table:table-cell>
          <table:table-cell office:value-type="float" office:value="801">
            <text:p>801</text:p>
          </table:table-cell>
          <table:table-cell office:value-type="float" office:value="5.98999">
            <text:p>5.9899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76">
            <text:p>4076</text:p>
          </table:table-cell>
          <table:table-cell office:value-type="float" office:value="2008">
            <text:p>2008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32">
            <text:p>3432</text:p>
          </table:table-cell>
          <table:table-cell office:value-type="float" office:value="2130">
            <text:p>213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3733">
            <text:p>3733</text:p>
          </table:table-cell>
          <table:table-cell office:value-type="float" office:value="2978">
            <text:p>29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41">
            <text:p>5041</text:p>
          </table:table-cell>
          <table:table-cell office:value-type="float" office:value="1596">
            <text:p>1596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2376">
            <text:p>2376</text:p>
          </table:table-cell>
          <table:table-cell office:value-type="float" office:value="1767">
            <text:p>176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690">
            <text:p>3690</text:p>
          </table:table-cell>
          <table:table-cell office:value-type="float" office:value="1974">
            <text:p>1974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5534">
            <text:p>5534</text:p>
          </table:table-cell>
          <table:table-cell office:value-type="float" office:value="3093">
            <text:p>309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9">
            <text:p>579</text:p>
          </table:table-cell>
          <table:table-cell office:value-type="float" office:value="265">
            <text:p>265</text:p>
          </table:table-cell>
          <table:table-cell office:value-type="float" office:value="9.56109">
            <text:p>9.56109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4063">
            <text:p>4063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484">
            <text:p>2484</text:p>
          </table:table-cell>
          <table:table-cell office:value-type="float" office:value="844">
            <text:p>844</text:p>
          </table:table-cell>
          <table:table-cell office:value-type="float" office:value="5.5479">
            <text:p>5.547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269">
            <text:p>3269</text:p>
          </table:table-cell>
          <table:table-cell office:value-type="float" office:value="1125">
            <text:p>1125</text:p>
          </table:table-cell>
          <table:table-cell office:value-type="float" office:value="2.08984">
            <text:p>2.08984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LOOK_FOR_CONTRAST_RADIUS 2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325">
            <text:p>3325</text:p>
          </table:table-cell>
          <table:table-cell office:value-type="float" office:value="928">
            <text:p>928</text:p>
          </table:table-cell>
          <table:table-cell office:value-type="float" office:value="4.6176">
            <text:p>4.6176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3567">
            <text:p>3567</text:p>
          </table:table-cell>
          <table:table-cell office:value-type="float" office:value="1840">
            <text:p>184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32">
            <text:p>3532</text:p>
          </table:table-cell>
          <table:table-cell office:value-type="float" office:value="1004">
            <text:p>1004</text:p>
          </table:table-cell>
          <table:table-cell office:value-type="float" office:value="3.6999">
            <text:p>3.699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758">
            <text:p>3758</text:p>
          </table:table-cell>
          <table:table-cell office:value-type="float" office:value="2029">
            <text:p>2029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EDGE_SIZE 3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707">
            <text:p>1707</text:p>
          </table:table-cell>
          <table:table-cell office:value-type="float" office:value="1359">
            <text:p>1359</text:p>
          </table:table-cell>
          <table:table-cell office:value-type="float" office:value="0">
            <text:p>0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3687">
            <text:p>3687</text:p>
          </table:table-cell>
          <table:table-cell office:value-type="float" office:value="2260">
            <text:p>2260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2"/>
          <table:table-cell office:value-type="string">
            <text:p>#define DIST_BETWEEN_EDGES 4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30">
            <text:p>3930</text:p>
          </table:table-cell>
          <table:table-cell office:value-type="float" office:value="2567">
            <text:p>2567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3468">
            <text:p>3468</text:p>
          </table:table-cell>
          <table:table-cell office:value-type="float" office:value="959">
            <text:p>959</text:p>
          </table:table-cell>
          <table:table-cell office:value-type="float" office:value="4.25199">
            <text:p>4.25199</text:p>
          </table:table-cell>
          <table:table-cell office:value-type="float" office:value="1.70599">
            <text:p>1.70599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96">
            <text:p>2496</text:p>
          </table:table-cell>
          <table:table-cell office:value-type="float" office:value="1127">
            <text:p>1127</text:p>
          </table:table-cell>
          <table:table-cell office:value-type="float" office:value="2.06169">
            <text:p>2.0616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3954">
            <text:p>3954</text:p>
          </table:table-cell>
          <table:table-cell office:value-type="float" office:value="1061">
            <text:p>1061</text:p>
          </table:table-cell>
          <table:table-cell office:value-type="float" office:value="2.96424">
            <text:p>2.964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221">
            <text:p>3221</text:p>
          </table:table-cell>
          <table:table-cell office:value-type="float" office:value="1354">
            <text:p>1354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291">
            <text:p>4291</text:p>
          </table:table-cell>
          <table:table-cell office:value-type="float" office:value="1466">
            <text:p>1466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133">
            <text:p>4133</text:p>
          </table:table-cell>
          <table:table-cell office:value-type="float" office:value="2854">
            <text:p>2854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582">
            <text:p>4582</text:p>
          </table:table-cell>
          <table:table-cell office:value-type="float" office:value="2738">
            <text:p>273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201">
            <text:p>3201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3849">
            <text:p>3849</text:p>
          </table:table-cell>
          <table:table-cell office:value-type="float" office:value="1995">
            <text:p>199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>
            <draw:frame table:end-cell-address="'4'.T42" table:end-x="0.8449in" table:end-y="0.1004in" draw:z-index="0" draw:style-name="gr1" svg:width="8.2445in" svg:height="3.8339in" svg:x="0.7413in" svg:y="0.163in">
              <draw:object draw:notify-on-update-of-ranges="'4'.A1:'4'.A63 '2'.A2:'2'.A81 '2'.A1:'2'.A1 '4'.D2:'4'.D63 '2'.A2:'2'.A81 '1'.F1:'1'.F1 '4'.I2:'4'.I8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527">
            <text:p>2527</text:p>
          </table:table-cell>
          <table:table-cell office:value-type="float" office:value="830">
            <text:p>830</text:p>
          </table:table-cell>
          <table:table-cell office:value-type="float" office:value="5.69438">
            <text:p>5.69438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3819">
            <text:p>3819</text:p>
          </table:table-cell>
          <table:table-cell office:value-type="float" office:value="1245">
            <text:p>1245</text:p>
          </table:table-cell>
          <table:table-cell office:value-type="float" office:value="0.312344">
            <text:p>0.312344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09">
            <text:p>2609</text:p>
          </table:table-cell>
          <table:table-cell office:value-type="float" office:value="1897">
            <text:p>1897</text:p>
          </table:table-cell>
          <table:table-cell office:value-type="float" office:value="0">
            <text:p>0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085">
            <text:p>4085</text:p>
          </table:table-cell>
          <table:table-cell office:value-type="float" office:value="2396">
            <text:p>2396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82">
            <text:p>4182</text:p>
          </table:table-cell>
          <table:table-cell office:value-type="float" office:value="958">
            <text:p>958</text:p>
          </table:table-cell>
          <table:table-cell office:value-type="float" office:value="4.26398">
            <text:p>4.2639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96">
            <text:p>339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217">
            <text:p>3217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3295">
            <text:p>3295</text:p>
          </table:table-cell>
          <table:table-cell office:value-type="float" office:value="1151">
            <text:p>1151</text:p>
          </table:table-cell>
          <table:table-cell office:value-type="float" office:value="1.71999">
            <text:p>1.71999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82">
            <text:p>2082</text:p>
          </table:table-cell>
          <table:table-cell office:value-type="float" office:value="675">
            <text:p>675</text:p>
          </table:table-cell>
          <table:table-cell office:value-type="float" office:value="7.15234">
            <text:p>7.15234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4274">
            <text:p>4274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28">
            <text:p>2228</text:p>
          </table:table-cell>
          <table:table-cell office:value-type="float" office:value="970">
            <text:p>970</text:p>
          </table:table-cell>
          <table:table-cell office:value-type="float" office:value="4.11938">
            <text:p>4.11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4077">
            <text:p>4077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701">
            <text:p>4701</text:p>
          </table:table-cell>
          <table:table-cell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344">
            <text:p>3344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250">
            <text:p>3250</text:p>
          </table:table-cell>
          <table:table-cell office:value-type="float" office:value="1084">
            <text:p>1084</text:p>
          </table:table-cell>
          <table:table-cell office:value-type="float" office:value="2.6559">
            <text:p>2.65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3724">
            <text:p>3724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13">
            <text:p>1613</text:p>
          </table:table-cell>
          <table:table-cell office:value-type="float" office:value="617">
            <text:p>617</text:p>
          </table:table-cell>
          <table:table-cell office:value-type="float" office:value="7.62069">
            <text:p>7.62069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2446">
            <text:p>2446</text:p>
          </table:table-cell>
          <table:table-cell office:value-type="float" office:value="2212">
            <text:p>221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268">
            <text:p>2268</text:p>
          </table:table-cell>
          <table:table-cell office:value-type="float" office:value="1354">
            <text:p>1354</text:p>
          </table:table-cell>
          <table:table-cell office:value-type="float" office:value="0">
            <text:p>0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3970">
            <text:p>3970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754">
            <text:p>2754</text:p>
          </table:table-cell>
          <table:table-cell office:value-type="float" office:value="1020">
            <text:p>1020</text:p>
          </table:table-cell>
          <table:table-cell office:value-type="float" office:value="3.4975">
            <text:p>3.4975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4270">
            <text:p>4270</text:p>
          </table:table-cell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450">
            <text:p>2450</text:p>
          </table:table-cell>
          <table:table-cell office:value-type="float" office:value="1358">
            <text:p>1358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130">
            <text:p>4130</text:p>
          </table:table-cell>
          <table:table-cell office:value-type="float" office:value="2244">
            <text:p>224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266">
            <text:p>2266</text:p>
          </table:table-cell>
          <table:table-cell office:value-type="float" office:value="999">
            <text:p>999</text:p>
          </table:table-cell>
          <table:table-cell office:value-type="float" office:value="3.76249">
            <text:p>3.76249</text:p>
          </table:table-cell>
          <table:table-cell office:value-type="float" office:value="6.52742">
            <text:p>6.52742</text:p>
          </table:table-cell>
          <table:table-cell/>
          <table:table-cell office:value-type="float" office:value="3880">
            <text:p>3880</text:p>
          </table:table-cell>
          <table:table-cell office:value-type="float" office:value="2778">
            <text:p>2778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17">
            <text:p>2817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2622">
            <text:p>2622</text:p>
          </table:table-cell>
          <table:table-cell office:value-type="float" office:value="1879">
            <text:p>1879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012">
            <text:p>4012</text:p>
          </table:table-cell>
          <table:table-cell office:value-type="float" office:value="2519">
            <text:p>2519</text:p>
          </table:table-cell>
          <table:table-cell office:value-type="float" office:value="0">
            <text:p>0</text:p>
          </table:table-cell>
          <table:table-cell office:value-type="float" office:value="6.09375">
            <text:p>6.09375</text:p>
          </table:table-cell>
          <table:table-cell/>
          <table:table-cell office:value-type="float" office:value="4932">
            <text:p>4932</text:p>
          </table:table-cell>
          <table:table-cell office:value-type="float" office:value="4121">
            <text:p>4121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11">
            <text:p>2711</text:p>
          </table:table-cell>
          <table:table-cell office:value-type="float" office:value="858">
            <text:p>858</text:p>
          </table:table-cell>
          <table:table-cell office:value-type="float" office:value="5.39897">
            <text:p>5.39897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2624">
            <text:p>2624</text:p>
          </table:table-cell>
          <table:table-cell office:value-type="float" office:value="890">
            <text:p>890</text:p>
          </table:table-cell>
          <table:table-cell office:value-type="float" office:value="5.04938">
            <text:p>5.04938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859">
            <text:p>1859</text:p>
          </table:table-cell>
          <table:table-cell office:value-type="float" office:value="1721">
            <text:p>1721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639">
            <text:p>4639</text:p>
          </table:table-cell>
          <table:table-cell office:value-type="float" office:value="5331">
            <text:p>533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70">
            <text:p>1670</text:p>
          </table:table-cell>
          <table:table-cell office:value-type="float" office:value="503">
            <text:p>503</text:p>
          </table:table-cell>
          <table:table-cell office:value-type="float" office:value="8.41869">
            <text:p>8.41869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2845">
            <text:p>2845</text:p>
          </table:table-cell>
          <table:table-cell office:value-type="float" office:value="3536">
            <text:p>353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244">
            <text:p>3244</text:p>
          </table:table-cell>
          <table:table-cell office:value-type="float" office:value="1073">
            <text:p>1073</text:p>
          </table:table-cell>
          <table:table-cell office:value-type="float" office:value="2.80419">
            <text:p>2.80419</text:p>
          </table:table-cell>
          <table:table-cell office:value-type="float" office:value="5.14987">
            <text:p>5.14987</text:p>
          </table:table-cell>
          <table:table-cell/>
          <table:table-cell office:value-type="float" office:value="5008">
            <text:p>5008</text:p>
          </table:table-cell>
          <table:table-cell office:value-type="float" office:value="3943">
            <text:p>394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701">
            <text:p>3701</text:p>
          </table:table-cell>
          <table:table-cell office:value-type="float" office:value="1740">
            <text:p>1740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4500">
            <text:p>4500</text:p>
          </table:table-cell>
          <table:table-cell office:value-type="float" office:value="2131">
            <text:p>2131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733">
            <text:p>1733</text:p>
          </table:table-cell>
          <table:table-cell office:value-type="float" office:value="496">
            <text:p>496</text:p>
          </table:table-cell>
          <table:table-cell office:value-type="float" office:value="8.4624">
            <text:p>8.46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985">
            <text:p>4985</text:p>
          </table:table-cell>
          <table:table-cell office:value-type="float" office:value="4765">
            <text:p>47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206">
            <text:p>3206</text:p>
          </table:table-cell>
          <table:table-cell office:value-type="float" office:value="1104">
            <text:p>1104</text:p>
          </table:table-cell>
          <table:table-cell office:value-type="float" office:value="2.3824">
            <text:p>2.3824</text:p>
          </table:table-cell>
          <table:table-cell office:value-type="float" office:value="5.63457">
            <text:p>5.63457</text:p>
          </table:table-cell>
          <table:table-cell/>
          <table:table-cell office:value-type="float" office:value="3763">
            <text:p>3763</text:p>
          </table:table-cell>
          <table:table-cell office:value-type="float" office:value="499">
            <text:p>499</text:p>
          </table:table-cell>
          <table:table-cell office:value-type="float" office:value="8.44374">
            <text:p>8.4437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48">
            <text:p>4348</text:p>
          </table:table-cell>
          <table:table-cell office:value-type="float" office:value="2141">
            <text:p>2141</text:p>
          </table:table-cell>
          <table:table-cell office:value-type="float" office:value="0">
            <text:p>0</text:p>
          </table:table-cell>
          <table:table-cell office:value-type="float" office:value="4.63967">
            <text:p>4.63967</text:p>
          </table:table-cell>
          <table:table-cell/>
          <table:table-cell office:value-type="float" office:value="3869">
            <text:p>3869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>
            <draw:frame table:end-cell-address="'4'.T65" table:end-x="0.6823in" table:end-y="0.1004in" draw:z-index="1" draw:style-name="gr1" svg:width="8.2445in" svg:height="3.8339in" svg:x="0.5787in" svg:y="0.163in">
              <draw:object draw:notify-on-update-of-ranges="'4'.A1:'4'.A63 '3'.A2:'3'.A81 '3'.A1:'3'.A1 '3'.E2:'3'.E63 '2'.A2:'2'.A81 '2'.F1:'2'.F1 '4'.J2:'4'.J81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193">
            <text:p>2193</text:p>
          </table:table-cell>
          <table:table-cell office:value-type="float" office:value="708">
            <text:p>708</text:p>
          </table:table-cell>
          <table:table-cell office:value-type="float" office:value="6.8671">
            <text:p>6.867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683">
            <text:p>3683</text:p>
          </table:table-cell>
          <table:table-cell office:value-type="float" office:value="1796">
            <text:p>1796</text:p>
          </table:table-cell>
          <table:table-cell office:value-type="float" office:value="0">
            <text:p>0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439">
            <text:p>3439</text:p>
          </table:table-cell>
          <table:table-cell office:value-type="float" office:value="1120">
            <text:p>1120</text:p>
          </table:table-cell>
          <table:table-cell office:value-type="float" office:value="2.16">
            <text:p>2.1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4041">
            <text:p>4041</text:p>
          </table:table-cell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743">
            <text:p>2743</text:p>
          </table:table-cell>
          <table:table-cell office:value-type="float" office:value="1052">
            <text:p>1052</text:p>
          </table:table-cell>
          <table:table-cell office:value-type="float" office:value="3.0831">
            <text:p>3.083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676">
            <text:p>3676</text:p>
          </table:table-cell>
          <table:table-cell office:value-type="float" office:value="2225">
            <text:p>2225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348">
            <text:p>4348</text:p>
          </table:table-cell>
          <table:table-cell office:value-type="float" office:value="3064">
            <text:p>3064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956">
            <text:p>3956</text:p>
          </table:table-cell>
          <table:table-cell office:value-type="float" office:value="3503">
            <text:p>3503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93">
            <text:p>1493</text:p>
          </table:table-cell>
          <table:table-cell office:value-type="float" office:value="952">
            <text:p>952</text:p>
          </table:table-cell>
          <table:table-cell office:value-type="float" office:value="4.3356">
            <text:p>4.3356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4361">
            <text:p>4361</text:p>
          </table:table-cell>
          <table:table-cell office:value-type="float" office:value="3434">
            <text:p>343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53">
            <text:p>1753</text:p>
          </table:table-cell>
          <table:table-cell office:value-type="float" office:value="996">
            <text:p>996</text:p>
          </table:table-cell>
          <table:table-cell office:value-type="float" office:value="3.7999">
            <text:p>3.7999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3484">
            <text:p>3484</text:p>
          </table:table-cell>
          <table:table-cell office:value-type="float" office:value="1521">
            <text:p>1521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49">
            <text:p>3849</text:p>
          </table:table-cell>
          <table:table-cell office:value-type="float" office:value="1633">
            <text:p>1633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310">
            <text:p>3310</text:p>
          </table:table-cell>
          <table:table-cell office:value-type="float" office:value="2133">
            <text:p>2133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09">
            <text:p>2409</text:p>
          </table:table-cell>
          <table:table-cell office:value-type="float" office:value="1557">
            <text:p>1557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office:value-type="float" office:value="3714">
            <text:p>3714</text:p>
          </table:table-cell>
          <table:table-cell office:value-type="float" office:value="2165">
            <text:p>2165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585">
            <text:p>3585</text:p>
          </table:table-cell>
          <table:table-cell office:value-type="float" office:value="4402">
            <text:p>4402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/>
          <table:table-cell office:value-type="float" office:value="4490">
            <text:p>4490</text:p>
          </table:table-cell>
          <table:table-cell office:value-type="float" office:value="2316">
            <text:p>2316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44">
            <text:p>1644</text:p>
          </table:table-cell>
          <table:table-cell office:value-type="float" office:value="948">
            <text:p>948</text:p>
          </table:table-cell>
          <table:table-cell office:value-type="float" office:value="4.3831">
            <text:p>4.3831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326">
            <text:p>5326</text:p>
          </table:table-cell>
          <table:table-cell office:value-type="float" office:value="2947">
            <text:p>2947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340">
            <text:p>3340</text:p>
          </table:table-cell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4.375">
            <text:p>4.375</text:p>
          </table:table-cell>
          <table:table-cell/>
          <table:table-cell office:value-type="float" office:value="3364">
            <text:p>3364</text:p>
          </table:table-cell>
          <table:table-cell office:value-type="float" office:value="1390">
            <text:p>1390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396">
            <text:p>4396</text:p>
          </table:table-cell>
          <table:table-cell office:value-type="float" office:value="5928">
            <text:p>5928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/>
          <table:table-cell office:value-type="float" office:value="3032">
            <text:p>3032</text:p>
          </table:table-cell>
          <table:table-cell office:value-type="float" office:value="1746">
            <text:p>1746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493">
            <text:p>4493</text:p>
          </table:table-cell>
          <table:table-cell office:value-type="float" office:value="2028">
            <text:p>2028</text:p>
          </table:table-cell>
          <table:table-cell office:value-type="float" office:value="0">
            <text:p>0</text:p>
          </table:table-cell>
          <table:table-cell office:value-type="float" office:value="4.10395">
            <text:p>4.10395</text:p>
          </table:table-cell>
          <table:table-cell/>
          <table:table-cell office:value-type="float" office:value="3594">
            <text:p>3594</text:p>
          </table:table-cell>
          <table:table-cell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983">
            <text:p>2983</text:p>
          </table:table-cell>
          <table:table-cell office:value-type="float" office:value="2333">
            <text:p>2333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/>
          <table:table-cell office:value-type="float" office:value="3832">
            <text:p>3832</text:p>
          </table:table-cell>
          <table:table-cell office:value-type="float" office:value="1538">
            <text:p>1538</text:p>
          </table:table-cell>
          <table:table-cell office:value-type="float" office:value="0">
            <text:p>0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29">
            <text:p>3829</text:p>
          </table:table-cell>
          <table:table-cell office:value-type="float" office:value="4387">
            <text:p>4387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/>
          <table:table-cell office:value-type="float" office:value="2715">
            <text:p>2715</text:p>
          </table:table-cell>
          <table:table-cell office:value-type="float" office:value="1122">
            <text:p>1122</text:p>
          </table:table-cell>
          <table:table-cell office:value-type="float" office:value="2.13197">
            <text:p>2.13197</text:p>
          </table:table-cell>
          <table:table-cell office:value-type="float" office:value="5.14987">
            <text:p>5.14987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822">
            <text:p>4822</text:p>
          </table:table-cell>
          <table:table-cell office:value-type="float" office:value="2349">
            <text:p>2349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5805">
            <text:p>5805</text:p>
          </table:table-cell>
          <table:table-cell office:value-type="float" office:value="2674">
            <text:p>2674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297">
            <text:p>5297</text:p>
          </table:table-cell>
          <table:table-cell office:value-type="float" office:value="10419">
            <text:p>104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609">
            <text:p>4609</text:p>
          </table:table-cell>
          <table:table-cell office:value-type="float" office:value="2066">
            <text:p>2066</text:p>
          </table:table-cell>
          <table:table-cell office:value-type="float" office:value="0">
            <text:p>0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5">
            <text:p>3835</text:p>
          </table:table-cell>
          <table:table-cell office:value-type="float" office:value="6321">
            <text:p>63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631">
            <text:p>5631</text:p>
          </table:table-cell>
          <table:table-cell office:value-type="float" office:value="2785">
            <text:p>2785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528">
            <text:p>2528</text:p>
          </table:table-cell>
          <table:table-cell office:value-type="float" office:value="1067">
            <text:p>1067</text:p>
          </table:table-cell>
          <table:table-cell office:value-type="float" office:value="2.88444">
            <text:p>2.8844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4059">
            <text:p>4059</text:p>
          </table:table-cell>
          <table:table-cell office:value-type="float" office:value="2815">
            <text:p>281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554">
            <text:p>2554</text:p>
          </table:table-cell>
          <table:table-cell office:value-type="float" office:value="2207">
            <text:p>2207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/>
          <table:table-cell office:value-type="float" office:value="4718">
            <text:p>4718</text:p>
          </table:table-cell>
          <table:table-cell office:value-type="float" office:value="2632">
            <text:p>2632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2564">
            <text:p>2564</text:p>
          </table:table-cell>
          <table:table-cell office:value-type="float" office:value="711">
            <text:p>711</text:p>
          </table:table-cell>
          <table:table-cell office:value-type="float" office:value="6.84049">
            <text:p>6.84049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5177">
            <text:p>5177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3779">
            <text:p>3779</text:p>
          </table:table-cell>
          <table:table-cell office:value-type="float" office:value="2413">
            <text:p>2413</text:p>
          </table:table-cell>
          <table:table-cell office:value-type="float" office:value="0">
            <text:p>0</text:p>
          </table:table-cell>
          <table:table-cell office:value-type="float" office:value="1.04273">
            <text:p>1.04273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4283">
            <text:p>4283</text:p>
          </table:table-cell>
          <table:table-cell office:value-type="float" office:value="2223">
            <text:p>2223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>
            <draw:frame table:end-cell-address="'4'.T88" table:end-x="0.6937in" table:end-y="0.1315in" draw:z-index="2" draw:style-name="gr1" svg:width="8.2445in" svg:height="3.8339in" svg:x="0.5902in" svg:y="0.0169in">
              <draw:object draw:notify-on-update-of-ranges="'4'.A1:'4'.A63 '2'.A2:'2'.A81 '2'.A1:'2'.A1 '4'.B2:'4'.B63 '2'.A2:'2'.A81 '1'.F1:'1'.F1 '4'.G2:'4'.G81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6190">
            <text:p>6190</text:p>
          </table:table-cell>
          <table:table-cell office:value-type="float" office:value="2246">
            <text:p>2246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3760">
            <text:p>3760</text:p>
          </table:table-cell>
          <table:table-cell office:value-type="float" office:value="1221">
            <text:p>1221</text:p>
          </table:table-cell>
          <table:table-cell office:value-type="float" office:value="0.682244">
            <text:p>0.682244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4703">
            <text:p>470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5236">
            <text:p>5236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3.54273">
            <text:p>3.54273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3729">
            <text:p>3729</text:p>
          </table:table-cell>
          <table:table-cell office:value-type="float" office:value="4075">
            <text:p>4075</text:p>
          </table:table-cell>
          <table:table-cell office:value-type="float" office:value="0">
            <text:p>0</text:p>
          </table:table-cell>
          <table:table-cell office:value-type="float" office:value="0.353954">
            <text:p>0.353954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3687">
            <text:p>3687</text:p>
          </table:table-cell>
          <table:table-cell office:value-type="float" office:value="1846">
            <text:p>1846</text:p>
          </table:table-cell>
          <table:table-cell office:value-type="float" office:value="0">
            <text:p>0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4545">
            <text:p>4545</text:p>
          </table:table-cell>
          <table:table-cell office:value-type="float" office:value="2925">
            <text:p>2925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4243">
            <text:p>4243</text:p>
          </table:table-cell>
          <table:table-cell office:value-type="float" office:value="2564">
            <text:p>2564</text:p>
          </table:table-cell>
          <table:table-cell office:value-type="float" office:value="0">
            <text:p>0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4429">
            <text:p>4429</text:p>
          </table:table-cell>
          <table:table-cell office:value-type="float" office:value="3707">
            <text:p>3707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5918">
            <text:p>5918</text:p>
          </table:table-cell>
          <table:table-cell office:value-type="float" office:value="2724">
            <text:p>2724</text:p>
          </table:table-cell>
          <table:table-cell office:value-type="float" office:value="0">
            <text:p>0</text:p>
          </table:table-cell>
          <table:table-cell office:value-type="float" office:value="2.34375">
            <text:p>2.3437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4501">
            <text:p>4501</text:p>
          </table:table-cell>
          <table:table-cell office:value-type="float" office:value="2726">
            <text:p>2726</text:p>
          </table:table-cell>
          <table:table-cell office:value-type="float" office:value="0">
            <text:p>0</text:p>
          </table:table-cell>
          <table:table-cell office:value-type="float" office:value="1.70599">
            <text:p>1.70599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4545">
            <text:p>4545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4363">
            <text:p>4363</text:p>
          </table:table-cell>
          <table:table-cell office:value-type="float" office:value="4813">
            <text:p>4813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5317">
            <text:p>5317</text:p>
          </table:table-cell>
          <table:table-cell office:value-type="float" office:value="4123">
            <text:p>4123</text:p>
          </table:table-cell>
          <table:table-cell office:value-type="float" office:value="0">
            <text:p>0</text:p>
          </table:table-cell>
          <table:table-cell office:value-type="float" office:value="2.95599">
            <text:p>2.95599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ce1"/>
        <table:table-column table:style-name="co5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Sharp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 office:value-type="string">
            <text:p>Blur</text:p>
          </table:table-cell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  <table:table-cell/>
          <table:table-cell office:value-type="string">
            <text:p>Avgbin</text:p>
          </table:table-cell>
          <table:table-cell office:value-type="string">
            <text:p>Dist max avg</text:p>
          </table:table-cell>
          <table:table-cell office:value-type="string">
            <text:p>Angle</text:p>
          </table:table-cell>
          <table:table-cell office:value-type="string">
            <text:p>Edg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36">
            <text:p>1036</text:p>
          </table:table-cell>
          <table:table-cell office:value-type="float" office:value="255">
            <text:p>255</text:p>
          </table:table-cell>
          <table:table-cell office:value-type="float" office:value="9.59359">
            <text:p>9.5935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81">
            <text:p>781</text:p>
          </table:table-cell>
          <table:table-cell office:value-type="float" office:value="1553">
            <text:p>155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Avgsharp</text:p>
          </table:table-cell>
          <table:table-cell table:formula="of:=AVERAGE([.B2:.B63])" office:value-type="float" office:value="832.147540983607">
            <text:p>832.1475409836</text:p>
          </table:table-cell>
          <table:table-cell table:formula="of:=AVERAGE([.C2:.C63])" office:value-type="float" office:value="414.112903225807">
            <text:p>414.1129032258</text:p>
          </table:table-cell>
          <table:table-cell table:formula="of:=AVERAGE([.D2:.D63])" office:value-type="float" office:value="8.73038081967213">
            <text:p>8.7303808197</text:p>
          </table:table-cell>
          <table:table-cell table:formula="of:=AVERAGE([.E2:.E63])" office:value-type="float" office:value="4.73674393442623">
            <text:p>4.73674393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05">
            <text:p>805</text:p>
          </table:table-cell>
          <table:table-cell office:value-type="float" office:value="303">
            <text:p>303</text:p>
          </table:table-cell>
          <table:table-cell office:value-type="float" office:value="9.42619">
            <text:p>9.4261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74">
            <text:p>774</text:p>
          </table:table-cell>
          <table:table-cell office:value-type="float" office:value="255">
            <text:p>255</text:p>
          </table:table-cell>
          <table:table-cell office:value-type="float" office:value="9.59359">
            <text:p>9.59359</text:p>
          </table:table-cell>
          <table:table-cell office:value-type="float" office:value="4.375">
            <text:p>4.375</text:p>
          </table:table-cell>
          <table:table-cell office:value-type="string">
            <text:p>Avgblur</text:p>
          </table:table-cell>
          <table:table-cell table:formula="of:=AVERAGE([.G2:.G63])" office:value-type="float" office:value="995.677419354839">
            <text:p>995.6774193548</text:p>
          </table:table-cell>
          <table:table-cell table:formula="of:=AVERAGE([.H2:.H63])" office:value-type="float" office:value="632.403225806452">
            <text:p>632.4032258065</text:p>
          </table:table-cell>
          <table:table-cell table:formula="of:=AVERAGE([.I2:.I63])" office:value-type="float" office:value="7.13087619354839">
            <text:p>7.1308761935</text:p>
          </table:table-cell>
          <table:table-cell table:formula="of:=AVERAGE([.J2:.J63])" office:value-type="float" office:value="1.92128798387097">
            <text:p>1.92128798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47">
            <text:p>1047</text:p>
          </table:table-cell>
          <table:table-cell office:value-type="float" office:value="431">
            <text:p>431</text:p>
          </table:table-cell>
          <table:table-cell office:value-type="float" office:value="8.83899">
            <text:p>8.8389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942">
            <text:p>942</text:p>
          </table:table-cell>
          <table:table-cell office:value-type="float" office:value="347">
            <text:p>347</text:p>
          </table:table-cell>
          <table:table-cell office:value-type="float" office:value="9.24744">
            <text:p>9.24744</text:p>
          </table:table-cell>
          <table:table-cell office:value-type="float" office:value="2.02806">
            <text:p>2.0280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99">
            <text:p>1199</text:p>
          </table:table-cell>
          <table:table-cell office:value-type="float" office:value="486">
            <text:p>486</text:p>
          </table:table-cell>
          <table:table-cell office:value-type="float" office:value="8.52378">
            <text:p>8.52378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14">
            <text:p>1114</text:p>
          </table:table-cell>
          <table:table-cell office:value-type="float" office:value="577">
            <text:p>577</text:p>
          </table:table-cell>
          <table:table-cell office:value-type="float" office:value="7.91919">
            <text:p>7.91919</text:p>
          </table:table-cell>
          <table:table-cell office:value-type="float" office:value="2.02806">
            <text:p>2.02806</text:p>
          </table:table-cell>
          <table:table-cell office:value-type="string">
            <text:p>Dev</text:p>
          </table:table-cell>
          <table:table-cell table:formula="of:=STDEV([.B2:.B63])" office:value-type="float" office:value="264.401578163821">
            <text:p>264.4015781638</text:p>
          </table:table-cell>
          <table:table-cell table:formula="of:=STDEV([.C2:.C63])" office:value-type="float" office:value="176.756023834903">
            <text:p>176.7560238349</text:p>
          </table:table-cell>
          <table:table-cell table:formula="of:=STDEV([.D2:.D63])" office:value-type="float" office:value="1.11178105972398">
            <text:p>1.1117810597</text:p>
          </table:table-cell>
          <table:table-cell table:formula="of:=STDEV([.E2:.E63])" office:value-type="float" office:value="1.07901306462322">
            <text:p>1.079013064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57">
            <text:p>757</text:p>
          </table:table-cell>
          <table:table-cell office:value-type="float" office:value="383">
            <text:p>383</text:p>
          </table:table-cell>
          <table:table-cell table:number-columns-repeated="3"/>
          <table:table-cell office:value-type="float" office:value="1255">
            <text:p>1255</text:p>
          </table:table-cell>
          <table:table-cell office:value-type="float" office:value="731">
            <text:p>731</text:p>
          </table:table-cell>
          <table:table-cell office:value-type="float" office:value="6.66024">
            <text:p>6.66024</text:p>
          </table:table-cell>
          <table:table-cell office:value-type="float" office:value="1.37755">
            <text:p>1.37755</text:p>
          </table:table-cell>
          <table:table-cell/>
          <table:table-cell table:style-name="ce2" table:formula="of:=STDEV([.G2:.G63])" office:value-type="float" office:value="269.012265805645">
            <text:p>269.0122658056</text:p>
          </table:table-cell>
          <table:table-cell table:style-name="ce2" table:formula="of:=STDEV([.H2:.H63])" office:value-type="float" office:value="332.189234025635">
            <text:p>332.1892340256</text:p>
          </table:table-cell>
          <table:table-cell table:style-name="ce2" table:formula="of:=STDEV([.I2:.I63])" office:value-type="float" office:value="2.62845159639475">
            <text:p>2.6284515964</text:p>
          </table:table-cell>
          <table:table-cell table:style-name="ce2" table:formula="of:=STDEV([.J2:.J63])" office:value-type="float" office:value="1.32716204211235">
            <text:p>1.3271620421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383">
            <text:p>383</text:p>
          </table:table-cell>
          <table:table-cell office:value-type="float" office:value="9.08319">
            <text:p>9.0831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845">
            <text:p>845</text:p>
          </table:table-cell>
          <table:table-cell office:value-type="float" office:value="380">
            <text:p>380</text:p>
          </table:table-cell>
          <table:table-cell office:value-type="float" office:value="9.0975">
            <text:p>9.0975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6">
            <text:p>106</text:p>
          </table:table-cell>
          <table:table-cell office:value-type="float" office:value="9.92978">
            <text:p>9.9297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7.35124">
            <text:p>7.3512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59">
            <text:p>959</text:p>
          </table:table-cell>
          <table:table-cell office:value-type="float" office:value="440">
            <text:p>440</text:p>
          </table:table-cell>
          <table:table-cell office:value-type="float" office:value="8.79">
            <text:p>8.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532">
            <text:p>532</text:p>
          </table:table-cell>
          <table:table-cell office:value-type="float" office:value="494">
            <text:p>494</text:p>
          </table:table-cell>
          <table:table-cell office:value-type="float" office:value="8.47478">
            <text:p>8.47478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88">
            <text:p>1288</text:p>
          </table:table-cell>
          <table:table-cell office:value-type="float" office:value="395">
            <text:p>395</text:p>
          </table:table-cell>
          <table:table-cell office:value-type="float" office:value="9.02484">
            <text:p>9.02484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1443">
            <text:p>1443</text:p>
          </table:table-cell>
          <table:table-cell office:value-type="float" office:value="1204">
            <text:p>1204</text:p>
          </table:table-cell>
          <table:table-cell office:value-type="float" office:value="0.9399">
            <text:p>0.9399</text:p>
          </table:table-cell>
          <table:table-cell office:value-type="float" office:value="0.701531">
            <text:p>0.701531</text:p>
          </table:table-cell>
          <table:table-cell/>
          <table:table-cell office:value-type="string">
            <text:p>Param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08">
            <text:p>808</text:p>
          </table:table-cell>
          <table:table-cell office:value-type="float" office:value="359">
            <text:p>359</text:p>
          </table:table-cell>
          <table:table-cell office:value-type="float" office:value="9.19449">
            <text:p>9.1944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19">
            <text:p>1119</text:p>
          </table:table-cell>
          <table:table-cell office:value-type="float" office:value="498">
            <text:p>498</text:p>
          </table:table-cell>
          <table:table-cell office:value-type="float" office:value="8.44998">
            <text:p>8.44998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MIN_NUM_IPS 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57">
            <text:p>357</text:p>
          </table:table-cell>
          <table:table-cell office:value-type="float" office:value="153">
            <text:p>153</text:p>
          </table:table-cell>
          <table:table-cell office:value-type="float" office:value="9.85369">
            <text:p>9.85369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73">
            <text:p>673</text:p>
          </table:table-cell>
          <table:table-cell office:value-type="float" office:value="335">
            <text:p>335</text:p>
          </table:table-cell>
          <table:table-cell office:value-type="float" office:value="9.29859">
            <text:p>9.29859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LOOK_FOR_CONTRAST_RADIUS 1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95">
            <text:p>595</text:p>
          </table:table-cell>
          <table:table-cell office:value-type="float" office:value="390">
            <text:p>390</text:p>
          </table:table-cell>
          <table:table-cell office:value-type="float" office:value="9.04937">
            <text:p>9.049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728">
            <text:p>728</text:p>
          </table:table-cell>
          <table:table-cell office:value-type="float" office:value="341">
            <text:p>341</text:p>
          </table:table-cell>
          <table:table-cell office:value-type="float" office:value="9.27324">
            <text:p>9.27324</text:p>
          </table:table-cell>
          <table:table-cell office:value-type="float" office:value="3.82653">
            <text:p>3.82653</text:p>
          </table:table-cell>
          <table:table-cell table:number-columns-repeated="2"/>
          <table:table-cell office:value-type="string">
            <text:p>#define SENSITIVITY_THRESHOLD 9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46">
            <text:p>1046</text:p>
          </table:table-cell>
          <table:table-cell office:value-type="float" office:value="323">
            <text:p>323</text:p>
          </table:table-cell>
          <table:table-cell office:value-type="float" office:value="9.34794">
            <text:p>9.3479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053">
            <text:p>1053</text:p>
          </table:table-cell>
          <table:table-cell office:value-type="float" office:value="596">
            <text:p>596</text:p>
          </table:table-cell>
          <table:table-cell office:value-type="float" office:value="7.7799">
            <text:p>7.7799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EDGE_SIZE 5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59">
            <text:p>959</text:p>
          </table:table-cell>
          <table:table-cell office:value-type="float" office:value="388">
            <text:p>388</text:p>
          </table:table-cell>
          <table:table-cell office:value-type="float" office:value="9.0591">
            <text:p>9.0591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06">
            <text:p>1106</text:p>
          </table:table-cell>
          <table:table-cell office:value-type="float" office:value="408">
            <text:p>408</text:p>
          </table:table-cell>
          <table:table-cell office:value-type="float" office:value="8.9596">
            <text:p>8.9596</text:p>
          </table:table-cell>
          <table:table-cell office:value-type="float" office:value="2.65306">
            <text:p>2.65306</text:p>
          </table:table-cell>
          <table:table-cell table:number-columns-repeated="2"/>
          <table:table-cell office:value-type="string">
            <text:p>#define DIST_BETWEEN_EDGES 2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3">
            <text:p>853</text:p>
          </table:table-cell>
          <table:table-cell office:value-type="float" office:value="828">
            <text:p>828</text:p>
          </table:table-cell>
          <table:table-cell office:value-type="float" office:value="5.7151">
            <text:p>5.7151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675">
            <text:p>675</text:p>
          </table:table-cell>
          <table:table-cell office:value-type="float" office:value="167">
            <text:p>167</text:p>
          </table:table-cell>
          <table:table-cell office:value-type="float" office:value="9.82569">
            <text:p>9.82569</text:p>
          </table:table-cell>
          <table:table-cell office:value-type="float" office:value="2.02806">
            <text:p>2.02806</text:p>
          </table:table-cell>
          <table:table-cell table:number-columns-repeated="2"/>
          <table:table-cell office:value-type="string">
            <text:p>#define ANGLE_CONSTITUTING_SHARPNESS 3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62">
            <text:p>862</text:p>
          </table:table-cell>
          <table:table-cell office:value-type="float" office:value="470">
            <text:p>470</text:p>
          </table:table-cell>
          <table:table-cell office:value-type="float" office:value="8.61938">
            <text:p>8.6193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042">
            <text:p>1042</text:p>
          </table:table-cell>
          <table:table-cell office:value-type="float" office:value="396">
            <text:p>396</text:p>
          </table:table-cell>
          <table:table-cell office:value-type="float" office:value="9.0199">
            <text:p>9.01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08">
            <text:p>708</text:p>
          </table:table-cell>
          <table:table-cell office:value-type="float" office:value="252">
            <text:p>252</text:p>
          </table:table-cell>
          <table:table-cell office:value-type="float" office:value="9.6031">
            <text:p>9.6031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990">
            <text:p>990</text:p>
          </table:table-cell>
          <table:table-cell office:value-type="float" office:value="602">
            <text:p>602</text:p>
          </table:table-cell>
          <table:table-cell office:value-type="float" office:value="7.73497">
            <text:p>7.73497</text:p>
          </table:table-cell>
          <table:table-cell office:value-type="float" office:value="0.701531">
            <text:p>0.701531</text:p>
          </table:table-cell>
          <table:table-cell table:number-columns-repeated="2"/>
          <table:table-cell office:value-type="string">
            <text:p>#define UNSHARP_PENALTY 1.6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36">
            <text:p>836</text:p>
          </table:table-cell>
          <table:table-cell office:value-type="float" office:value="306">
            <text:p>306</text:p>
          </table:table-cell>
          <table:table-cell office:value-type="float" office:value="9.41477">
            <text:p>9.41477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276">
            <text:p>1276</text:p>
          </table:table-cell>
          <table:table-cell office:value-type="float" office:value="659">
            <text:p>659</text:p>
          </table:table-cell>
          <table:table-cell office:value-type="float" office:value="7.28574">
            <text:p>7.28574</text:p>
          </table:table-cell>
          <table:table-cell office:value-type="float" office:value="1.37755">
            <text:p>1.37755</text:p>
          </table:table-cell>
          <table:table-cell table:number-columns-repeated="2"/>
          <table:table-cell office:value-type="string">
            <text:p>#define ANGLE_LENIENCY 400.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32">
            <text:p>1232</text:p>
          </table:table-cell>
          <table:table-cell office:value-type="float" office:value="345">
            <text:p>345</text:p>
          </table:table-cell>
          <table:table-cell office:value-type="float" office:value="9.25609">
            <text:p>9.2560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279">
            <text:p>1279</text:p>
          </table:table-cell>
          <table:table-cell office:value-type="float" office:value="1071">
            <text:p>1071</text:p>
          </table:table-cell>
          <table:table-cell office:value-type="float" office:value="2.83099">
            <text:p>2.830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04">
            <text:p>1104</text:p>
          </table:table-cell>
          <table:table-cell office:value-type="float" office:value="672">
            <text:p>672</text:p>
          </table:table-cell>
          <table:table-cell office:value-type="float" office:value="7.1776">
            <text:p>7.177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079">
            <text:p>1079</text:p>
          </table:table-cell>
          <table:table-cell office:value-type="float" office:value="641">
            <text:p>641</text:p>
          </table:table-cell>
          <table:table-cell office:value-type="float" office:value="7.43199">
            <text:p>7.43199</text:p>
          </table:table-cell>
          <table:table-cell office:value-type="float" office:value="2.02806">
            <text:p>2.02806</text:p>
          </table:table-cell>
          <table:table-cell>
            <draw:frame table:end-cell-address="'5'.T43" table:end-x="0.7681in" table:end-y="0.0787in" draw:z-index="0" draw:style-name="gr1" svg:width="8.2445in" svg:height="3.8339in" svg:x="0.6646in" svg:y="0.1413in">
              <draw:object draw:notify-on-update-of-ranges="'5'.A1:'5'.A63 '2'.A2:'2'.A81 '2'.A1:'2'.A1 '5'.D2:'5'.D63 '2'.A2:'2'.A81 '1'.F1:'1'.F1 '5'.I2:'5'.I81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07">
            <text:p>1207</text:p>
          </table:table-cell>
          <table:table-cell office:value-type="float" office:value="801">
            <text:p>801</text:p>
          </table:table-cell>
          <table:table-cell office:value-type="float" office:value="5.98999">
            <text:p>5.98999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1249">
            <text:p>1249</text:p>
          </table:table-cell>
          <table:table-cell office:value-type="float" office:value="698">
            <text:p>698</text:p>
          </table:table-cell>
          <table:table-cell office:value-type="float" office:value="6.95498">
            <text:p>6.954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62">
            <text:p>862</text:p>
          </table:table-cell>
          <table:table-cell office:value-type="float" office:value="430">
            <text:p>430</text:p>
          </table:table-cell>
          <table:table-cell office:value-type="float" office:value="8.84437">
            <text:p>8.8443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04">
            <text:p>804</text:p>
          </table:table-cell>
          <table:table-cell office:value-type="float" office:value="377">
            <text:p>377</text:p>
          </table:table-cell>
          <table:table-cell office:value-type="float" office:value="9.11169">
            <text:p>9.1116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75">
            <text:p>775</text:p>
          </table:table-cell>
          <table:table-cell office:value-type="float" office:value="326">
            <text:p>326</text:p>
          </table:table-cell>
          <table:table-cell office:value-type="float" office:value="9.33578">
            <text:p>9.33578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46">
            <text:p>846</text:p>
          </table:table-cell>
          <table:table-cell office:value-type="float" office:value="444">
            <text:p>444</text:p>
          </table:table-cell>
          <table:table-cell office:value-type="float" office:value="8.7679">
            <text:p>8.767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169">
            <text:p>1169</text:p>
          </table:table-cell>
          <table:table-cell office:value-type="float" office:value="399">
            <text:p>399</text:p>
          </table:table-cell>
          <table:table-cell office:value-type="float" office:value="9.00499">
            <text:p>9.0049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9">
            <text:p>729</text:p>
          </table:table-cell>
          <table:table-cell office:value-type="float" office:value="329">
            <text:p>329</text:p>
          </table:table-cell>
          <table:table-cell office:value-type="float" office:value="9.32349">
            <text:p>9.323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948">
            <text:p>948</text:p>
          </table:table-cell>
          <table:table-cell office:value-type="float" office:value="616">
            <text:p>616</text:p>
          </table:table-cell>
          <table:table-cell office:value-type="float" office:value="7.6284">
            <text:p>7.628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5">
            <text:p>595</text:p>
          </table:table-cell>
          <table:table-cell office:value-type="float" office:value="638">
            <text:p>638</text:p>
          </table:table-cell>
          <table:table-cell office:value-type="float" office:value="7.45598">
            <text:p>7.45598</text:p>
          </table:table-cell>
          <table:table-cell office:value-type="float" office:value="6.73469">
            <text:p>6.73469</text:p>
          </table:table-cell>
          <table:table-cell/>
          <table:table-cell office:value-type="float" office:value="934">
            <text:p>934</text:p>
          </table:table-cell>
          <table:table-cell office:value-type="float" office:value="285">
            <text:p>285</text:p>
          </table:table-cell>
          <table:table-cell office:value-type="float" office:value="9.49234">
            <text:p>9.49234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46">
            <text:p>1346</text:p>
          </table:table-cell>
          <table:table-cell office:value-type="float" office:value="551">
            <text:p>551</text:p>
          </table:table-cell>
          <table:table-cell office:value-type="float" office:value="8.10249">
            <text:p>8.1024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23">
            <text:p>1123</text:p>
          </table:table-cell>
          <table:table-cell office:value-type="float" office:value="609">
            <text:p>609</text:p>
          </table:table-cell>
          <table:table-cell office:value-type="float" office:value="7.68199">
            <text:p>7.68199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485">
            <text:p>485</text:p>
          </table:table-cell>
          <table:table-cell office:value-type="float" office:value="8.52984">
            <text:p>8.5298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538">
            <text:p>538</text:p>
          </table:table-cell>
          <table:table-cell office:value-type="float" office:value="321">
            <text:p>321</text:p>
          </table:table-cell>
          <table:table-cell office:value-type="float" office:value="9.35599">
            <text:p>9.355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95">
            <text:p>495</text:p>
          </table:table-cell>
          <table:table-cell office:value-type="float" office:value="184">
            <text:p>184</text:p>
          </table:table-cell>
          <table:table-cell office:value-type="float" office:value="9.7884">
            <text:p>9.78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698">
            <text:p>698</text:p>
          </table:table-cell>
          <table:table-cell office:value-type="float" office:value="395">
            <text:p>395</text:p>
          </table:table-cell>
          <table:table-cell office:value-type="float" office:value="9.02484">
            <text:p>9.024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381">
            <text:p>381</text:p>
          </table:table-cell>
          <table:table-cell office:value-type="float" office:value="9.09274">
            <text:p>9.0927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770">
            <text:p>1770</text:p>
          </table:table-cell>
          <table:table-cell office:value-type="float" office:value="528">
            <text:p>528</text:p>
          </table:table-cell>
          <table:table-cell office:value-type="float" office:value="8.2576">
            <text:p>8.2576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43">
            <text:p>843</text:p>
          </table:table-cell>
          <table:table-cell office:value-type="float" office:value="490">
            <text:p>490</text:p>
          </table:table-cell>
          <table:table-cell office:value-type="float" office:value="8.49938">
            <text:p>8.4993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130">
            <text:p>1130</text:p>
          </table:table-cell>
          <table:table-cell office:value-type="float" office:value="944">
            <text:p>944</text:p>
          </table:table-cell>
          <table:table-cell office:value-type="float" office:value="4.4304">
            <text:p>4.430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90">
            <text:p>790</text:p>
          </table:table-cell>
          <table:table-cell office:value-type="float" office:value="362">
            <text:p>362</text:p>
          </table:table-cell>
          <table:table-cell office:value-type="float" office:value="9.18097">
            <text:p>9.18097</text:p>
          </table:table-cell>
          <table:table-cell office:value-type="float" office:value="4.375">
            <text:p>4.375</text:p>
          </table:table-cell>
          <table:table-cell/>
          <table:table-cell office:value-type="float" office:value="762">
            <text:p>762</text:p>
          </table:table-cell>
          <table:table-cell office:value-type="float" office:value="427">
            <text:p>427</text:p>
          </table:table-cell>
          <table:table-cell office:value-type="float" office:value="8.86044">
            <text:p>8.86044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661">
            <text:p>661</text:p>
          </table:table-cell>
          <table:table-cell office:value-type="float" office:value="252">
            <text:p>252</text:p>
          </table:table-cell>
          <table:table-cell office:value-type="float" office:value="9.6031">
            <text:p>9.6031</text:p>
          </table:table-cell>
          <table:table-cell office:value-type="float" office:value="6.31378">
            <text:p>6.31378</text:p>
          </table:table-cell>
          <table:table-cell/>
          <table:table-cell office:value-type="float" office:value="418">
            <text:p>418</text:p>
          </table:table-cell>
          <table:table-cell office:value-type="float" office:value="242">
            <text:p>242</text:p>
          </table:table-cell>
          <table:table-cell office:value-type="float" office:value="9.63398">
            <text:p>9.633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637">
            <text:p>637</text:p>
          </table:table-cell>
          <table:table-cell office:value-type="float" office:value="225">
            <text:p>225</text:p>
          </table:table-cell>
          <table:table-cell office:value-type="float" office:value="9.68359">
            <text:p>9.6835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31">
            <text:p>831</text:p>
          </table:table-cell>
          <table:table-cell office:value-type="float" office:value="1950">
            <text:p>195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969">
            <text:p>969</text:p>
          </table:table-cell>
          <table:table-cell office:value-type="float" office:value="518">
            <text:p>518</text:p>
          </table:table-cell>
          <table:table-cell office:value-type="float" office:value="8.32298">
            <text:p>8.32298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567">
            <text:p>567</text:p>
          </table:table-cell>
          <table:table-cell office:value-type="float" office:value="202">
            <text:p>202</text:p>
          </table:table-cell>
          <table:table-cell office:value-type="float" office:value="9.74498">
            <text:p>9.74498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31">
            <text:p>731</text:p>
          </table:table-cell>
          <table:table-cell office:value-type="float" office:value="405">
            <text:p>405</text:p>
          </table:table-cell>
          <table:table-cell office:value-type="float" office:value="8.97484">
            <text:p>8.97484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1027">
            <text:p>1027</text:p>
          </table:table-cell>
          <table:table-cell office:value-type="float" office:value="1209">
            <text:p>1209</text:p>
          </table:table-cell>
          <table:table-cell office:value-type="float" office:value="0.864494">
            <text:p>0.86449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50">
            <text:p>450</text:p>
          </table:table-cell>
          <table:table-cell office:value-type="float" office:value="355">
            <text:p>355</text:p>
          </table:table-cell>
          <table:table-cell office:value-type="float" office:value="9.21234">
            <text:p>9.2123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621">
            <text:p>621</text:p>
          </table:table-cell>
          <table:table-cell office:value-type="float" office:value="817">
            <text:p>817</text:p>
          </table:table-cell>
          <table:table-cell office:value-type="float" office:value="5.82819">
            <text:p>5.8281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76">
            <text:p>376</text:p>
          </table:table-cell>
          <table:table-cell office:value-type="float" office:value="219">
            <text:p>219</text:p>
          </table:table-cell>
          <table:table-cell office:value-type="float" office:value="9.70024">
            <text:p>9.7002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091">
            <text:p>1091</text:p>
          </table:table-cell>
          <table:table-cell office:value-type="float" office:value="829">
            <text:p>829</text:p>
          </table:table-cell>
          <table:table-cell office:value-type="float" office:value="5.70474">
            <text:p>5.7047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64">
            <text:p>764</text:p>
          </table:table-cell>
          <table:table-cell office:value-type="float" office:value="235">
            <text:p>235</text:p>
          </table:table-cell>
          <table:table-cell office:value-type="float" office:value="9.65484">
            <text:p>9.65484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134">
            <text:p>1134</text:p>
          </table:table-cell>
          <table:table-cell office:value-type="float" office:value="938">
            <text:p>938</text:p>
          </table:table-cell>
          <table:table-cell office:value-type="float" office:value="4.50098">
            <text:p>4.5009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65">
            <text:p>665</text:p>
          </table:table-cell>
          <table:table-cell office:value-type="float" office:value="291">
            <text:p>291</text:p>
          </table:table-cell>
          <table:table-cell office:value-type="float" office:value="9.47074">
            <text:p>9.47074</text:p>
          </table:table-cell>
          <table:table-cell office:value-type="float" office:value="4.375">
            <text:p>4.375</text:p>
          </table:table-cell>
          <table:table-cell/>
          <table:table-cell office:value-type="float" office:value="992">
            <text:p>992</text:p>
          </table:table-cell>
          <table:table-cell office:value-type="float" office:value="1285">
            <text:p>128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25">
            <text:p>525</text:p>
          </table:table-cell>
          <table:table-cell office:value-type="float" office:value="157">
            <text:p>157</text:p>
          </table:table-cell>
          <table:table-cell office:value-type="float" office:value="9.84594">
            <text:p>9.8459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213">
            <text:p>1213</text:p>
          </table:table-cell>
          <table:table-cell office:value-type="float" office:value="484">
            <text:p>484</text:p>
          </table:table-cell>
          <table:table-cell office:value-type="float" office:value="8.5359">
            <text:p>8.535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86">
            <text:p>1186</text:p>
          </table:table-cell>
          <table:table-cell office:value-type="float" office:value="279">
            <text:p>279</text:p>
          </table:table-cell>
          <table:table-cell office:value-type="float" office:value="9.51349">
            <text:p>9.5134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1268">
            <text:p>1268</text:p>
          </table:table-cell>
          <table:table-cell office:value-type="float" office:value="504">
            <text:p>504</text:p>
          </table:table-cell>
          <table:table-cell office:value-type="float" office:value="8.4124">
            <text:p>8.4124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66">
            <text:p>1366</text:p>
          </table:table-cell>
          <table:table-cell office:value-type="float" office:value="777">
            <text:p>777</text:p>
          </table:table-cell>
          <table:table-cell office:value-type="float" office:value="6.22669">
            <text:p>6.2266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217">
            <text:p>1217</text:p>
          </table:table-cell>
          <table:table-cell office:value-type="float" office:value="448">
            <text:p>448</text:p>
          </table:table-cell>
          <table:table-cell office:value-type="float" office:value="8.7456">
            <text:p>8.7456</text:p>
          </table:table-cell>
          <table:table-cell office:value-type="float" office:value="3.82653">
            <text:p>3.82653</text:p>
          </table:table-cell>
          <table:table-cell>
            <draw:frame table:end-cell-address="'5'.T66" table:end-x="0.6055in" table:end-y="0.0787in" draw:z-index="1" draw:style-name="gr1" svg:width="8.2445in" svg:height="3.8339in" svg:x="0.502in" svg:y="0.1413in">
              <draw:object draw:notify-on-update-of-ranges="'5'.A1:'5'.A63 '3'.A2:'3'.A81 '3'.A1:'3'.A1 '5'.E2:'5'.E63 '2'.A2:'2'.A81 '2'.F1:'2'.F1 '5'.J2:'5'.J81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17">
            <text:p>517</text:p>
          </table:table-cell>
          <table:table-cell office:value-type="float" office:value="244">
            <text:p>244</text:p>
          </table:table-cell>
          <table:table-cell office:value-type="float" office:value="9.6279">
            <text:p>9.62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315">
            <text:p>1315</text:p>
          </table:table-cell>
          <table:table-cell office:value-type="float" office:value="591">
            <text:p>591</text:p>
          </table:table-cell>
          <table:table-cell office:value-type="float" office:value="7.81699">
            <text:p>7.81699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209">
            <text:p>1209</text:p>
          </table:table-cell>
          <table:table-cell office:value-type="float" office:value="313">
            <text:p>313</text:p>
          </table:table-cell>
          <table:table-cell office:value-type="float" office:value="9.38769">
            <text:p>9.38769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168">
            <text:p>1168</text:p>
          </table:table-cell>
          <table:table-cell office:value-type="float" office:value="615">
            <text:p>615</text:p>
          </table:table-cell>
          <table:table-cell office:value-type="float" office:value="7.63609">
            <text:p>7.6360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18">
            <text:p>818</text:p>
          </table:table-cell>
          <table:table-cell office:value-type="float" office:value="356">
            <text:p>356</text:p>
          </table:table-cell>
          <table:table-cell office:value-type="float" office:value="9.2079">
            <text:p>9.2079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876">
            <text:p>876</text:p>
          </table:table-cell>
          <table:table-cell office:value-type="float" office:value="914">
            <text:p>914</text:p>
          </table:table-cell>
          <table:table-cell office:value-type="float" office:value="4.77878">
            <text:p>4.77878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27">
            <text:p>1027</text:p>
          </table:table-cell>
          <table:table-cell office:value-type="float" office:value="572">
            <text:p>572</text:p>
          </table:table-cell>
          <table:table-cell office:value-type="float" office:value="7.9551">
            <text:p>7.9551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1007">
            <text:p>1007</text:p>
          </table:table-cell>
          <table:table-cell office:value-type="float" office:value="1112">
            <text:p>1112</text:p>
          </table:table-cell>
          <table:table-cell office:value-type="float" office:value="2.2716">
            <text:p>2.27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23">
            <text:p>523</text:p>
          </table:table-cell>
          <table:table-cell office:value-type="float" office:value="337">
            <text:p>337</text:p>
          </table:table-cell>
          <table:table-cell office:value-type="float" office:value="9.29019">
            <text:p>9.29019</text:p>
          </table:table-cell>
          <table:table-cell office:value-type="float" office:value="5.86735">
            <text:p>5.86735</text:p>
          </table:table-cell>
          <table:table-cell/>
          <table:table-cell office:value-type="float" office:value="802">
            <text:p>802</text:p>
          </table:table-cell>
          <table:table-cell office:value-type="float" office:value="462">
            <text:p>462</text:p>
          </table:table-cell>
          <table:table-cell office:value-type="float" office:value="8.66597">
            <text:p>8.6659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08">
            <text:p>608</text:p>
          </table:table-cell>
          <table:table-cell office:value-type="float" office:value="438">
            <text:p>438</text:p>
          </table:table-cell>
          <table:table-cell office:value-type="float" office:value="8.80097">
            <text:p>8.80097</text:p>
          </table:table-cell>
          <table:table-cell office:value-type="float" office:value="4.375">
            <text:p>4.375</text:p>
          </table:table-cell>
          <table:table-cell/>
          <table:table-cell office:value-type="float" office:value="524">
            <text:p>524</text:p>
          </table:table-cell>
          <table:table-cell office:value-type="float" office:value="293">
            <text:p>293</text:p>
          </table:table-cell>
          <table:table-cell office:value-type="float" office:value="9.46344">
            <text:p>9.463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64">
            <text:p>1064</text:p>
          </table:table-cell>
          <table:table-cell office:value-type="float" office:value="549">
            <text:p>549</text:p>
          </table:table-cell>
          <table:table-cell office:value-type="float" office:value="8.11624">
            <text:p>8.1162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559">
            <text:p>559</text:p>
          </table:table-cell>
          <table:table-cell office:value-type="float" office:value="274">
            <text:p>274</text:p>
          </table:table-cell>
          <table:table-cell office:value-type="float" office:value="9.53078">
            <text:p>9.53078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7">
            <text:p>557</text:p>
          </table:table-cell>
          <table:table-cell office:value-type="float" office:value="392">
            <text:p>392</text:p>
          </table:table-cell>
          <table:table-cell office:value-type="float" office:value="9.0396">
            <text:p>9.0396</text:p>
          </table:table-cell>
          <table:table-cell office:value-type="float" office:value="4.375">
            <text:p>4.375</text:p>
          </table:table-cell>
          <table:table-cell/>
          <table:table-cell office:value-type="float" office:value="1135">
            <text:p>1135</text:p>
          </table:table-cell>
          <table:table-cell office:value-type="float" office:value="635">
            <text:p>635</text:p>
          </table:table-cell>
          <table:table-cell office:value-type="float" office:value="7.47984">
            <text:p>7.47984</text:p>
          </table:table-cell>
          <table:table-cell office:value-type="float" office:value="3.82653">
            <text:p>3.8265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1">
            <text:p>761</text:p>
          </table:table-cell>
          <table:table-cell office:value-type="float" office:value="331">
            <text:p>331</text:p>
          </table:table-cell>
          <table:table-cell office:value-type="float" office:value="9.31524">
            <text:p>9.31524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288">
            <text:p>1288</text:p>
          </table:table-cell>
          <table:table-cell office:value-type="float" office:value="599">
            <text:p>599</text:p>
          </table:table-cell>
          <table:table-cell office:value-type="float" office:value="7.75749">
            <text:p>7.7574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76">
            <text:p>576</text:p>
          </table:table-cell>
          <table:table-cell office:value-type="float" office:value="418">
            <text:p>418</text:p>
          </table:table-cell>
          <table:table-cell office:value-type="float" office:value="8.90798">
            <text:p>8.90798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777">
            <text:p>777</text:p>
          </table:table-cell>
          <table:table-cell office:value-type="float" office:value="393">
            <text:p>393</text:p>
          </table:table-cell>
          <table:table-cell office:value-type="float" office:value="9.03469">
            <text:p>9.0346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24">
            <text:p>524</text:p>
          </table:table-cell>
          <table:table-cell office:value-type="float" office:value="209">
            <text:p>209</text:p>
          </table:table-cell>
          <table:table-cell office:value-type="float" office:value="9.72699">
            <text:p>9.72699</text:p>
          </table:table-cell>
          <table:table-cell office:value-type="float" office:value="5.39541">
            <text:p>5.39541</text:p>
          </table:table-cell>
          <table:table-cell/>
          <table:table-cell office:value-type="float" office:value="851">
            <text:p>851</text:p>
          </table:table-cell>
          <table:table-cell office:value-type="float" office:value="614">
            <text:p>614</text:p>
          </table:table-cell>
          <table:table-cell office:value-type="float" office:value="7.64377">
            <text:p>7.64377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17">
            <text:p>1017</text:p>
          </table:table-cell>
          <table:table-cell office:value-type="float" office:value="786">
            <text:p>786</text:p>
          </table:table-cell>
          <table:table-cell office:value-type="float" office:value="6.13877">
            <text:p>6.13877</text:p>
          </table:table-cell>
          <table:table-cell office:value-type="float" office:value="2.65306">
            <text:p>2.65306</text:p>
          </table:table-cell>
          <table:table-cell/>
          <table:table-cell office:value-type="float" office:value="984">
            <text:p>984</text:p>
          </table:table-cell>
          <table:table-cell office:value-type="float" office:value="596">
            <text:p>596</text:p>
          </table:table-cell>
          <table:table-cell office:value-type="float" office:value="7.7799">
            <text:p>7.7799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67">
            <text:p>1067</text:p>
          </table:table-cell>
          <table:table-cell office:value-type="float" office:value="475">
            <text:p>475</text:p>
          </table:table-cell>
          <table:table-cell office:value-type="float" office:value="8.58984">
            <text:p>8.5898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099">
            <text:p>1099</text:p>
          </table:table-cell>
          <table:table-cell office:value-type="float" office:value="507">
            <text:p>507</text:p>
          </table:table-cell>
          <table:table-cell office:value-type="float" office:value="8.39344">
            <text:p>8.3934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0">
            <text:p>590</text:p>
          </table:table-cell>
          <table:table-cell office:value-type="float" office:value="269">
            <text:p>269</text:p>
          </table:table-cell>
          <table:table-cell office:value-type="float" office:value="9.54774">
            <text:p>9.54774</text:p>
          </table:table-cell>
          <table:table-cell office:value-type="float" office:value="3.25255">
            <text:p>3.25255</text:p>
          </table:table-cell>
          <table:table-cell/>
          <table:table-cell office:value-type="float" office:value="1032">
            <text:p>1032</text:p>
          </table:table-cell>
          <table:table-cell office:value-type="float" office:value="714">
            <text:p>714</text:p>
          </table:table-cell>
          <table:table-cell office:value-type="float" office:value="6.81378">
            <text:p>6.81378</text:p>
          </table:table-cell>
          <table:table-cell office:value-type="float" office:value="4.375">
            <text:p>4.37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42">
            <text:p>942</text:p>
          </table:table-cell>
          <table:table-cell office:value-type="float" office:value="658">
            <text:p>658</text:p>
          </table:table-cell>
          <table:table-cell office:value-type="float" office:value="7.29397">
            <text:p>7.29397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213">
            <text:p>1213</text:p>
          </table:table-cell>
          <table:table-cell office:value-type="float" office:value="920">
            <text:p>920</text:p>
          </table:table-cell>
          <table:table-cell office:value-type="float" office:value="4.71">
            <text:p>4.71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316">
            <text:p>1316</text:p>
          </table:table-cell>
          <table:table-cell office:value-type="float" office:value="595">
            <text:p>595</text:p>
          </table:table-cell>
          <table:table-cell office:value-type="float" office:value="7.78734">
            <text:p>7.78734</text:p>
          </table:table-cell>
          <table:table-cell office:value-type="float" office:value="4.89796">
            <text:p>4.89796</text:p>
          </table:table-cell>
          <table:table-cell/>
          <table:table-cell office:value-type="float" office:value="1389">
            <text:p>1389</text:p>
          </table:table-cell>
          <table:table-cell office:value-type="float" office:value="643">
            <text:p>643</text:p>
          </table:table-cell>
          <table:table-cell office:value-type="float" office:value="7.41594">
            <text:p>7.4159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10">
            <text:p>1010</text:p>
          </table:table-cell>
          <table:table-cell office:value-type="float" office:value="720">
            <text:p>720</text:p>
          </table:table-cell>
          <table:table-cell office:value-type="float" office:value="6.76">
            <text:p>6.76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541">
            <text:p>1541</text:p>
          </table:table-cell>
          <table:table-cell office:value-type="float" office:value="792">
            <text:p>792</text:p>
          </table:table-cell>
          <table:table-cell office:value-type="float" office:value="6.0796">
            <text:p>6.079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9">
            <text:p>759</text:p>
          </table:table-cell>
          <table:table-cell office:value-type="float" office:value="881">
            <text:p>881</text:p>
          </table:table-cell>
          <table:table-cell office:value-type="float" office:value="5.14899">
            <text:p>5.14899</text:p>
          </table:table-cell>
          <table:table-cell office:value-type="float" office:value="2.02806">
            <text:p>2.02806</text:p>
          </table:table-cell>
          <table:table-cell/>
          <table:table-cell office:value-type="float" office:value="1076">
            <text:p>1076</text:p>
          </table:table-cell>
          <table:table-cell office:value-type="float" office:value="761">
            <text:p>761</text:p>
          </table:table-cell>
          <table:table-cell office:value-type="float" office:value="6.38049">
            <text:p>6.380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53">
            <text:p>453</text:p>
          </table:table-cell>
          <table:table-cell office:value-type="float" office:value="312">
            <text:p>312</text:p>
          </table:table-cell>
          <table:table-cell office:value-type="float" office:value="9.3916">
            <text:p>9.3916</text:p>
          </table:table-cell>
          <table:table-cell office:value-type="float" office:value="3.82653">
            <text:p>3.82653</text:p>
          </table:table-cell>
          <table:table-cell/>
          <table:table-cell office:value-type="float" office:value="1016">
            <text:p>1016</text:p>
          </table:table-cell>
          <table:table-cell office:value-type="float" office:value="917">
            <text:p>917</text:p>
          </table:table-cell>
          <table:table-cell office:value-type="float" office:value="4.74444">
            <text:p>4.744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5"/>
          <table:table-cell office:value-type="float" office:value="702">
            <text:p>702</text:p>
          </table:table-cell>
          <table:table-cell office:value-type="float" office:value="664">
            <text:p>664</text:p>
          </table:table-cell>
          <table:table-cell office:value-type="float" office:value="7.2444">
            <text:p>7.244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5"/>
          <table:table-cell office:value-type="float" office:value="1091">
            <text:p>1091</text:p>
          </table:table-cell>
          <table:table-cell office:value-type="float" office:value="975">
            <text:p>975</text:p>
          </table:table-cell>
          <table:table-cell office:value-type="float" office:value="4.05859">
            <text:p>4.058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5"/>
          <table:table-cell office:value-type="float" office:value="1055">
            <text:p>1055</text:p>
          </table:table-cell>
          <table:table-cell office:value-type="float" office:value="432">
            <text:p>432</text:p>
          </table:table-cell>
          <table:table-cell office:value-type="float" office:value="8.8336">
            <text:p>8.8336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5"/>
          <table:table-cell office:value-type="float" office:value="1189">
            <text:p>1189</text:p>
          </table:table-cell>
          <table:table-cell office:value-type="float" office:value="418">
            <text:p>418</text:p>
          </table:table-cell>
          <table:table-cell office:value-type="float" office:value="8.90798">
            <text:p>8.90798</text:p>
          </table:table-cell>
          <table:table-cell office:value-type="float" office:value="1.37755">
            <text:p>1.37755</text:p>
          </table:table-cell>
          <table:table-cell>
            <draw:frame table:end-cell-address="'5'.T89" table:end-x="0.6165in" table:end-y="0.1098in" draw:z-index="2" draw:style-name="gr1" svg:width="8.2445in" svg:height="3.8339in" svg:x="0.513in" svg:y="0.1724in">
              <draw:object draw:notify-on-update-of-ranges="'5'.A1:'5'.A63 '5'.A2:'5'.A81 '2'.A1:'2'.A1 '5'.B2:'5'.B63 '5'.A2:'5'.A81 '1'.F1:'1'.F1 '5'.G2:'5'.G81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table:number-columns-repeated="5"/>
          <table:table-cell office:value-type="float" office:value="1643">
            <text:p>1643</text:p>
          </table:table-cell>
          <table:table-cell office:value-type="float" office:value="516">
            <text:p>516</text:p>
          </table:table-cell>
          <table:table-cell office:value-type="float" office:value="8.3359">
            <text:p>8.335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5"/>
          <table:table-cell office:value-type="float" office:value="1057">
            <text:p>1057</text:p>
          </table:table-cell>
          <table:table-cell office:value-type="float" office:value="568">
            <text:p>568</text:p>
          </table:table-cell>
          <table:table-cell office:value-type="float" office:value="7.9836">
            <text:p>7.9836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5"/>
          <table:table-cell office:value-type="float" office:value="1199">
            <text:p>1199</text:p>
          </table:table-cell>
          <table:table-cell office:value-type="float" office:value="510">
            <text:p>510</text:p>
          </table:table-cell>
          <table:table-cell office:value-type="float" office:value="8.37438">
            <text:p>8.3743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5"/>
          <table:table-cell office:value-type="float" office:value="1701">
            <text:p>1701</text:p>
          </table:table-cell>
          <table:table-cell office:value-type="float" office:value="623">
            <text:p>623</text:p>
          </table:table-cell>
          <table:table-cell office:value-type="float" office:value="7.57419">
            <text:p>7.57419</text:p>
          </table:table-cell>
          <table:table-cell office:value-type="float" office:value="3.25255">
            <text:p>3.25255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5"/>
          <table:table-cell office:value-type="float" office:value="799">
            <text:p>799</text:p>
          </table:table-cell>
          <table:table-cell office:value-type="float" office:value="839">
            <text:p>839</text:p>
          </table:table-cell>
          <table:table-cell office:value-type="float" office:value="5.60049">
            <text:p>5.6004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5"/>
          <table:table-cell office:value-type="float" office:value="1021">
            <text:p>1021</text:p>
          </table:table-cell>
          <table:table-cell office:value-type="float" office:value="567">
            <text:p>567</text:p>
          </table:table-cell>
          <table:table-cell office:value-type="float" office:value="7.99069">
            <text:p>7.99069</text:p>
          </table:table-cell>
          <table:table-cell office:value-type="float" office:value="0.701531">
            <text:p>0.701531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5"/>
          <table:table-cell office:value-type="float" office:value="1193">
            <text:p>1193</text:p>
          </table:table-cell>
          <table:table-cell office:value-type="float" office:value="558">
            <text:p>558</text:p>
          </table:table-cell>
          <table:table-cell office:value-type="float" office:value="8.05398">
            <text:p>8.05398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5"/>
          <table:table-cell office:value-type="float" office:value="730">
            <text:p>730</text:p>
          </table:table-cell>
          <table:table-cell office:value-type="float" office:value="576">
            <text:p>576</text:p>
          </table:table-cell>
          <table:table-cell office:value-type="float" office:value="7.9264">
            <text:p>7.926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5"/>
          <table:table-cell office:value-type="float" office:value="1076">
            <text:p>1076</text:p>
          </table:table-cell>
          <table:table-cell office:value-type="float" office:value="1045">
            <text:p>1045</text:p>
          </table:table-cell>
          <table:table-cell office:value-type="float" office:value="3.17484">
            <text:p>3.174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5"/>
          <table:table-cell office:value-type="float" office:value="1358">
            <text:p>1358</text:p>
          </table:table-cell>
          <table:table-cell office:value-type="float" office:value="630">
            <text:p>630</text:p>
          </table:table-cell>
          <table:table-cell office:value-type="float" office:value="7.51937">
            <text:p>7.51937</text:p>
          </table:table-cell>
          <table:table-cell office:value-type="float" office:value="1.37755">
            <text:p>1.37755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5"/>
          <table:table-cell office:value-type="float" office:value="1158">
            <text:p>1158</text:p>
          </table:table-cell>
          <table:table-cell office:value-type="float" office:value="887">
            <text:p>887</text:p>
          </table:table-cell>
          <table:table-cell office:value-type="float" office:value="5.08269">
            <text:p>5.08269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5"/>
          <table:table-cell office:value-type="float" office:value="1179">
            <text:p>1179</text:p>
          </table:table-cell>
          <table:table-cell office:value-type="float" office:value="784">
            <text:p>784</text:p>
          </table:table-cell>
          <table:table-cell office:value-type="float" office:value="6.1584">
            <text:p>6.1584</text:p>
          </table:table-cell>
          <table:table-cell office:value-type="float" office:value="2.02806">
            <text:p>2.02806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5"/>
          <table:table-cell office:value-type="float" office:value="833">
            <text:p>833</text:p>
          </table:table-cell>
          <table:table-cell office:value-type="float" office:value="536">
            <text:p>536</text:p>
          </table:table-cell>
          <table:table-cell office:value-type="float" office:value="8.2044">
            <text:p>8.2044</text:p>
          </table:table-cell>
          <table:table-cell office:value-type="float" office:value="2.65306">
            <text:p>2.65306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5"/>
          <table:table-cell office:value-type="float" office:value="1266">
            <text:p>1266</text:p>
          </table:table-cell>
          <table:table-cell office:value-type="float" office:value="600">
            <text:p>600</text:p>
          </table:table-cell>
          <table:table-cell office:value-type="float" office:value="7.75">
            <text:p>7.75</text:p>
          </table:table-cell>
          <table:table-cell office:value-type="float" office:value="2.65306">
            <text:p>2.65306</text:p>
          </table:table-cell>
          <table:table-cell/>
          <table:table-cell table:style-name="ce3"/>
          <table:table-cell table:number-columns-repeated="3"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9">04/09/2011</text:date>, <text:time>02:0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09T02:09:38</dc:date>
    <dc:creator>Armin Samii</dc:creator>
    <meta:generator>OpenOffice.org/3.2$Unix OpenOffice.org_project/320m19$Build-9505</meta:generator>
    <meta:editing-duration>PT02H40M29S</meta:editing-duration>
    <meta:editing-cycles>5</meta:editing-cycles>
    <meta:document-statistic meta:table-count="5" meta:cell-count="3447" meta:object-count="15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1'.A1:'1'.A81 '1'.D1:'1'.D63 '1'.F1:'1'.F1 '1'.I2:'1'.I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D1:'1'.D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I2:'1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1.#NAN">
                <text:p text:id="'1'.D1:'1'.D63">1.#NAN</text:p>
              </table:table-cell>
              <table:table-cell office:value-type="float" office:value="9.81294">
                <text:p text:id="'1'.I2:'1'.I81">9.8129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93497">
                <text:p>9.93497</text:p>
              </table:table-cell>
              <table:table-cell office:value-type="float" office:value="9.95049">
                <text:p>9.950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94594">
                <text:p>9.94594</text:p>
              </table:table-cell>
              <table:table-cell office:value-type="float" office:value="9.62177">
                <text:p>9.621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84398">
                <text:p>9.84398</text:p>
              </table:table-cell>
              <table:table-cell office:value-type="float" office:value="9.56769">
                <text:p>9.56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70024">
                <text:p>9.70024</text:p>
              </table:table-cell>
              <table:table-cell office:value-type="float" office:value="9.29859">
                <text:p>9.2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8064">
                <text:p>9.8064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9516">
                <text:p>9.9516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7884">
                <text:p>9.7884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85178">
                <text:p>9.85178</text:p>
              </table:table-cell>
              <table:table-cell office:value-type="float" office:value="9.33169">
                <text:p>9.331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7696">
                <text:p>9.7696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8844">
                <text:p>9.98844</text:p>
              </table:table-cell>
              <table:table-cell office:value-type="float" office:value="9.8631">
                <text:p>9.8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92437">
                <text:p>9.92437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77199">
                <text:p>9.77199</text:p>
              </table:table-cell>
              <table:table-cell office:value-type="float" office:value="9.72699">
                <text:p>9.72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8064">
                <text:p>9.8064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7644">
                <text:p>9.17644</text:p>
              </table:table-cell>
              <table:table-cell office:value-type="float" office:value="9.82149">
                <text:p>9.82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90849">
                <text:p>9.90849</text:p>
              </table:table-cell>
              <table:table-cell office:value-type="float" office:value="9.89599">
                <text:p>9.89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8911">
                <text:p>9.8911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91">
                <text:p>9.91</text:p>
              </table:table-cell>
              <table:table-cell office:value-type="float" office:value="9.77199">
                <text:p>9.77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80419">
                <text:p>9.80419</text:p>
              </table:table-cell>
              <table:table-cell office:value-type="float" office:value="9.50649">
                <text:p>9.50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9.64894">
                <text:p>9.64894</text:p>
              </table:table-cell>
              <table:table-cell office:value-type="float" office:value="9.63094">
                <text:p>9.630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39937">
                <text:p>9.39937</text:p>
              </table:table-cell>
              <table:table-cell office:value-type="float" office:value="9.42619">
                <text:p>9.42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9271">
                <text:p>9.9271</text:p>
              </table:table-cell>
              <table:table-cell office:value-type="float" office:value="9.64">
                <text:p>9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83394">
                <text:p>9.83394</text:p>
              </table:table-cell>
              <table:table-cell office:value-type="float" office:value="9.37984">
                <text:p>9.37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5444">
                <text:p>9.55444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91877">
                <text:p>9.91877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9.56769">
                <text:p>9.56769</text:p>
              </table:table-cell>
              <table:table-cell office:value-type="float" office:value="9.66938">
                <text:p>9.66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5511">
                <text:p>9.5511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96294">
                <text:p>9.96294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96937">
                <text:p>9.96937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90234">
                <text:p>9.90234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90234">
                <text:p>9.90234</text:p>
              </table:table-cell>
              <table:table-cell office:value-type="float" office:value="9.6864">
                <text:p>9.68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90849">
                <text:p>9.90849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94594">
                <text:p>9.94594</text:p>
              </table:table-cell>
              <table:table-cell office:value-type="float" office:value="9.91734">
                <text:p>9.917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.8479">
                <text:p>9.8479</text:p>
              </table:table-cell>
              <table:table-cell office:value-type="float" office:value="1.80609">
                <text:p>1.806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92019">
                <text:p>9.92019</text:p>
              </table:table-cell>
              <table:table-cell office:value-type="float" office:value="9.97278">
                <text:p>9.972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8976">
                <text:p>9.8976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94477">
                <text:p>9.94477</text:p>
              </table:table-cell>
              <table:table-cell office:value-type="float" office:value="9.51698">
                <text:p>9.516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98438">
                <text:p>9.98438</text:p>
              </table:table-cell>
              <table:table-cell office:value-type="float" office:value="9.84">
                <text:p>9.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9856">
                <text:p>9.9856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2978">
                <text:p>9.92978</text:p>
              </table:table-cell>
              <table:table-cell office:value-type="float" office:value="8.77344">
                <text:p>8.77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9516">
                <text:p>9.9516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6751">
                <text:p>9.6751</text:p>
              </table:table-cell>
              <table:table-cell office:value-type="float" office:value="9.67794">
                <text:p>9.6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33578">
                <text:p>9.33578</text:p>
              </table:table-cell>
              <table:table-cell office:value-type="float" office:value="9.6636">
                <text:p>9.66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97194">
                <text:p>9.97194</text:p>
              </table:table-cell>
              <table:table-cell office:value-type="float" office:value="9.53419">
                <text:p>9.53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87219">
                <text:p>9.87219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.95484">
                <text:p>9.95484</text:p>
              </table:table-cell>
              <table:table-cell office:value-type="float" office:value="9.45977">
                <text:p>9.459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7399">
                <text:p>9.7399</text:p>
              </table:table-cell>
              <table:table-cell office:value-type="float" office:value="9.6975">
                <text:p>9.69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94594">
                <text:p>9.94594</text:p>
              </table:table-cell>
              <table:table-cell office:value-type="float" office:value="9.7191">
                <text:p>9.71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.85178">
                <text:p>9.85178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61869">
                <text:p>9.61869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89274">
                <text:p>9.89274</text:p>
              </table:table-cell>
              <table:table-cell office:value-type="float" office:value="9.82569">
                <text:p>9.82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50649">
                <text:p>9.50649</text:p>
              </table:table-cell>
              <table:table-cell office:value-type="float" office:value="9.84594">
                <text:p>9.84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5749">
                <text:p>9.85749</text:p>
              </table:table-cell>
              <table:table-cell office:value-type="float" office:value="9.90234">
                <text:p>9.902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.9775">
                <text:p>9.9775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44124">
                <text:p>9.44124</text:p>
              </table:table-cell>
              <table:table-cell office:value-type="float" office:value="9.51">
                <text:p>9.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65777">
                <text:p>9.65777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.94824">
                <text:p>9.94824</text:p>
              </table:table-cell>
              <table:table-cell office:value-type="float" office:value="9.87397">
                <text:p>9.873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9.68359">
                <text:p>9.68359</text:p>
              </table:table-cell>
              <table:table-cell office:value-type="float" office:value="8.64859">
                <text:p>8.648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9.8775">
                <text:p>9.8775</text:p>
              </table:table-cell>
              <table:table-cell office:value-type="float" office:value="9.67224">
                <text:p>9.67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9.18549">
                <text:p>9.18549</text:p>
              </table:table-cell>
              <table:table-cell office:value-type="float" office:value="9.3276">
                <text:p>9.3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53078">
                <text:p>9.53078</text:p>
              </table:table-cell>
              <table:table-cell office:value-type="float" office:value="8.81734">
                <text:p>8.817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9271">
                <text:p>9.9271</text:p>
              </table:table-cell>
              <table:table-cell office:value-type="float" office:value="9.79298">
                <text:p>9.79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9.97824">
                <text:p>9.97824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4071">
                <text:p>9.407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65777">
                <text:p>9.65777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86494">
                <text:p>9.8649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48878">
                <text:p>9.4887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151">
                <text:p>9.8151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78378">
                <text:p>9.7837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0544">
                <text:p>9.9054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3916">
                <text:p>9.391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8479">
                <text:p>9.8479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06394">
                <text:p>9.0639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5904">
                <text:p>9.590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7599">
                <text:p>9.759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87219">
                <text:p>9.87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4'.A1:'4'.A63 '2'.A1:'2'.A81 '4'.D2:'4'.D63 '1'.F1:'1'.F1 '4'.I2:'4'.I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D2:'4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4'.I2:'4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4'.D2:'4'.D63">0</text:p>
              </table:table-cell>
              <table:table-cell office:value-type="float" office:value="0">
                <text:p text:id="'4'.I2:'4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98999">
                <text:p>5.98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56109">
                <text:p>9.56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5479">
                <text:p>5.5479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6176">
                <text:p>4.6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6999">
                <text:p>3.6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.06169">
                <text:p>2.06169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69438">
                <text:p>5.69438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26398">
                <text:p>4.26398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.15234">
                <text:p>7.15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.11938">
                <text:p>4.11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.6559">
                <text:p>2.65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7.62069">
                <text:p>7.6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.4975">
                <text:p>3.4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.76249">
                <text:p>3.76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39897">
                <text:p>5.39897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8.41869">
                <text:p>8.41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.80419">
                <text:p>2.80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.4624">
                <text:p>8.4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3824">
                <text:p>2.3824</text:p>
              </table:table-cell>
              <table:table-cell office:value-type="float" office:value="8.44374">
                <text:p>8.443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8671">
                <text:p>6.8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0831">
                <text:p>3.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3356">
                <text:p>4.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.7999">
                <text:p>3.7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3831">
                <text:p>4.3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2.13197">
                <text:p>2.131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88444">
                <text:p>2.88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.84049">
                <text:p>6.8404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.682244">
                <text:p>0.682244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5cm" chart:style-name="ch2">
          <text:p>Edge</text:p>
        </chart:title>
        <chart:legend chart:legend-position="end" svg:x="16.223cm" svg:y="4.025cm" chart:style-name="ch3"/>
        <chart:plot-area chart:style-name="ch4" table:cell-range-address="'4'.A1:'4'.A63 '3'.A1:'3'.A81 '3'.E2:'3'.E63 '2'.F1:'2'.F1 '4'.J2:'4'.J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E2:'3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4'.J2:'4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3.82653">
                <text:p text:id="'3'.E2:'3'.E63">3.82653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2.65306">
                <text:p text:id="'4'.J2:'4'.J81">2.653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  <table:table-cell office:value-type="float" office:value="2">
                <text:p>2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653">
                <text:p>3.82653</text:p>
              </table:table-cell>
              <table:table-cell office:value-type="float" office:value="4">
                <text:p>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  <table:table-cell office:value-type="float" office:value="7">
                <text:p>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  <table:table-cell office:value-type="float" office:value="8">
                <text:p>8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  <table:table-cell office:value-type="float" office:value="10">
                <text:p>1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89796">
                <text:p>4.89796</text:p>
              </table:table-cell>
              <table:table-cell office:value-type="float" office:value="11">
                <text:p>1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89796">
                <text:p>4.89796</text:p>
              </table:table-cell>
              <table:table-cell office:value-type="float" office:value="12">
                <text:p>1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82653">
                <text:p>3.82653</text:p>
              </table:table-cell>
              <table:table-cell office:value-type="float" office:value="13">
                <text:p>1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82653">
                <text:p>3.82653</text:p>
              </table:table-cell>
              <table:table-cell office:value-type="float" office:value="15">
                <text:p>1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89796">
                <text:p>4.89796</text:p>
              </table:table-cell>
              <table:table-cell office:value-type="float" office:value="16">
                <text:p>1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  <table:table-cell office:value-type="float" office:value="17">
                <text:p>17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5306">
                <text:p>2.65306</text:p>
              </table:table-cell>
              <table:table-cell office:value-type="float" office:value="18">
                <text:p>18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89796">
                <text:p>4.89796</text:p>
              </table:table-cell>
              <table:table-cell office:value-type="float" office:value="20">
                <text:p>2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.82653">
                <text:p>3.82653</text:p>
              </table:table-cell>
              <table:table-cell office:value-type="float" office:value="21">
                <text:p>2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  <table:table-cell office:value-type="float" office:value="22">
                <text:p>2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89796">
                <text:p>4.89796</text:p>
              </table:table-cell>
              <table:table-cell office:value-type="float" office:value="23">
                <text:p>2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  <table:table-cell office:value-type="float" office:value="24">
                <text:p>24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86735">
                <text:p>5.86735</text:p>
              </table:table-cell>
              <table:table-cell office:value-type="float" office:value="25">
                <text:p>2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.82653">
                <text:p>3.82653</text:p>
              </table:table-cell>
              <table:table-cell office:value-type="float" office:value="26">
                <text:p>26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89796">
                <text:p>4.89796</text:p>
              </table:table-cell>
              <table:table-cell office:value-type="float" office:value="28">
                <text:p>2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.82653">
                <text:p>3.82653</text:p>
              </table:table-cell>
              <table:table-cell office:value-type="float" office:value="31">
                <text:p>3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89796">
                <text:p>4.89796</text:p>
              </table:table-cell>
              <table:table-cell office:value-type="float" office:value="32">
                <text:p>3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33">
                <text:p>3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  <table:table-cell office:value-type="float" office:value="34">
                <text:p>3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  <table:table-cell office:value-type="float" office:value="35">
                <text:p>35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.82653">
                <text:p>3.8265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89796">
                <text:p>4.89796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2653">
                <text:p>3.82653</text:p>
              </table:table-cell>
              <table:table-cell office:value-type="float" office:value="39">
                <text:p>39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65306">
                <text:p>2.65306</text:p>
              </table:table-cell>
              <table:table-cell office:value-type="float" office:value="42">
                <text:p>4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65306">
                <text:p>2.65306</text:p>
              </table:table-cell>
              <table:table-cell office:value-type="float" office:value="44">
                <text:p>4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7755">
                <text:p>1.37755</text:p>
              </table:table-cell>
              <table:table-cell office:value-type="float" office:value="46">
                <text:p>4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89796">
                <text:p>4.89796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  <table:table-cell office:value-type="float" office:value="48">
                <text:p>4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5306">
                <text:p>2.65306</text:p>
              </table:table-cell>
              <table:table-cell office:value-type="float" office:value="49">
                <text:p>4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50">
                <text:p>5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86735">
                <text:p>5.86735</text:p>
              </table:table-cell>
              <table:table-cell office:value-type="float" office:value="53">
                <text:p>5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82653">
                <text:p>3.82653</text:p>
              </table:table-cell>
              <table:table-cell office:value-type="float" office:value="54">
                <text:p>5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.82653">
                <text:p>3.82653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56">
                <text:p>56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82653">
                <text:p>3.82653</text:p>
              </table:table-cell>
              <table:table-cell office:value-type="float" office:value="57">
                <text:p>57</text:p>
              </table:table-cell>
              <table:table-cell office:value-type="float" office:value="5.14987">
                <text:p>5.14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65306">
                <text:p>2.65306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60">
                <text:p>60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95599">
                <text:p>2.955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4'.A1:'4'.A63 '2'.A1:'2'.A81 '4'.B2:'4'.B63 '1'.F1:'1'.F1 '4'.G2:'4'.G81" chart:data-source-has-labels="both" svg:x="0.418cm" svg:y="0.892cm" svg:width="15.388cm" svg:height="8.459cm">
          <chart:axis chart:dimension="x" chart:name="primary-x" chart:style-name="ch5">
            <chart:categories table:cell-range-address="'4'.A1:'4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4'.B2:'4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4'.G2:'4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4'.A1:'4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3892">
                <text:p text:id="'4'.B2:'4'.B63">3892</text:p>
              </table:table-cell>
              <table:table-cell office:value-type="float" office:value="2850">
                <text:p text:id="'4'.G2:'4'.G81">285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58">
                <text:p>2658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100">
                <text:p>310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325">
                <text:p>4325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235">
                <text:p>3235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20">
                <text:p>172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32">
                <text:p>343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90">
                <text:p>369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79">
                <text:p>579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484">
                <text:p>2484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325">
                <text:p>332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32">
                <text:p>3532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707">
                <text:p>1707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930">
                <text:p>3930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496">
                <text:p>2496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221">
                <text:p>3221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133">
                <text:p>4133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201">
                <text:p>3201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27">
                <text:p>2527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609">
                <text:p>2609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182">
                <text:p>4182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217">
                <text:p>321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82">
                <text:p>2082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28">
                <text:p>2228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701">
                <text:p>4701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250">
                <text:p>3250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268">
                <text:p>2268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754">
                <text:p>2754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450">
                <text:p>245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266">
                <text:p>2266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817">
                <text:p>2817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12">
                <text:p>401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711">
                <text:p>2711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59">
                <text:p>1859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670">
                <text:p>167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244">
                <text:p>3244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701">
                <text:p>3701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733">
                <text:p>1733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206">
                <text:p>3206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48">
                <text:p>4348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193">
                <text:p>2193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439">
                <text:p>3439</text:p>
              </table:table-cell>
              <table:table-cell office:value-type="float" office:value="4041">
                <text:p>4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743">
                <text:p>2743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348">
                <text:p>4348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493">
                <text:p>1493</text:p>
              </table:table-cell>
              <table:table-cell office:value-type="float" office:value="4361">
                <text:p>43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753">
                <text:p>1753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849">
                <text:p>3849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409">
                <text:p>2409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585">
                <text:p>358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644">
                <text:p>1644</text:p>
              </table:table-cell>
              <table:table-cell office:value-type="float" office:value="5326">
                <text:p>53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340">
                <text:p>3340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396">
                <text:p>4396</text:p>
              </table:table-cell>
              <table:table-cell office:value-type="float" office:value="3032">
                <text:p>30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493">
                <text:p>4493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983">
                <text:p>2983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829">
                <text:p>3829</text:p>
              </table:table-cell>
              <table:table-cell office:value-type="float" office:value="2715">
                <text:p>27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822">
                <text:p>4822</text:p>
              </table:table-cell>
              <table:table-cell office:value-type="float" office:value="5805">
                <text:p>58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297">
                <text:p>5297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35">
                <text:p>3835</text:p>
              </table:table-cell>
              <table:table-cell office:value-type="float" office:value="5631">
                <text:p>5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528">
                <text:p>2528</text:p>
              </table:table-cell>
              <table:table-cell office:value-type="float" office:value="4059">
                <text:p>4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554">
                <text:p>2554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5177">
                <text:p>5177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190">
                <text:p>619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760">
                <text:p>376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36">
                <text:p>5236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5918">
                <text:p>591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4545">
                <text:p>454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4363">
                <text:p>436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5317">
                <text:p>531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5'.A1:'5'.A63 '2'.A1:'2'.A81 '5'.D2:'5'.D63 '1'.F1:'1'.F1 '5'.I2:'5'.I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D2:'5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5'.I2:'5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9.59359">
                <text:p text:id="'5'.D2:'5'.D63">9.59359</text:p>
              </table:table-cell>
              <table:table-cell office:value-type="float" office:value="0">
                <text:p text:id="'5'.I2:'5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42619">
                <text:p>9.42619</text:p>
              </table:table-cell>
              <table:table-cell office:value-type="float" office:value="9.59359">
                <text:p>9.593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8.83899">
                <text:p>8.83899</text:p>
              </table:table-cell>
              <table:table-cell office:value-type="float" office:value="9.24744">
                <text:p>9.24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8.52378">
                <text:p>8.52378</text:p>
              </table:table-cell>
              <table:table-cell office:value-type="float" office:value="7.91919">
                <text:p>7.91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6.66024">
                <text:p>6.66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08319">
                <text:p>9.08319</text:p>
              </table:table-cell>
              <table:table-cell office:value-type="float" office:value="9.0975">
                <text:p>9.0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92978">
                <text:p>9.92978</text:p>
              </table:table-cell>
              <table:table-cell office:value-type="float" office:value="7.35124">
                <text:p>7.3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.79">
                <text:p>8.79</text:p>
              </table:table-cell>
              <table:table-cell office:value-type="float" office:value="8.47478">
                <text:p>8.47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02484">
                <text:p>9.02484</text:p>
              </table:table-cell>
              <table:table-cell office:value-type="float" office:value="0.9399">
                <text:p>0.9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19449">
                <text:p>9.19449</text:p>
              </table:table-cell>
              <table:table-cell office:value-type="float" office:value="8.44998">
                <text:p>8.449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85369">
                <text:p>9.85369</text:p>
              </table:table-cell>
              <table:table-cell office:value-type="float" office:value="9.29859">
                <text:p>9.29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04937">
                <text:p>9.04937</text:p>
              </table:table-cell>
              <table:table-cell office:value-type="float" office:value="9.27324">
                <text:p>9.273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34794">
                <text:p>9.34794</text:p>
              </table:table-cell>
              <table:table-cell office:value-type="float" office:value="7.7799">
                <text:p>7.77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.0591">
                <text:p>9.0591</text:p>
              </table:table-cell>
              <table:table-cell office:value-type="float" office:value="8.9596">
                <text:p>8.9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7151">
                <text:p>5.7151</text:p>
              </table:table-cell>
              <table:table-cell office:value-type="float" office:value="9.82569">
                <text:p>9.825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.61938">
                <text:p>8.61938</text:p>
              </table:table-cell>
              <table:table-cell office:value-type="float" office:value="9.0199">
                <text:p>9.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6031">
                <text:p>9.6031</text:p>
              </table:table-cell>
              <table:table-cell office:value-type="float" office:value="7.73497">
                <text:p>7.73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41477">
                <text:p>9.41477</text:p>
              </table:table-cell>
              <table:table-cell office:value-type="float" office:value="7.28574">
                <text:p>7.28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9.25609">
                <text:p>9.25609</text:p>
              </table:table-cell>
              <table:table-cell office:value-type="float" office:value="2.83099">
                <text:p>2.8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1776">
                <text:p>7.1776</text:p>
              </table:table-cell>
              <table:table-cell office:value-type="float" office:value="7.43199">
                <text:p>7.43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98999">
                <text:p>5.98999</text:p>
              </table:table-cell>
              <table:table-cell office:value-type="float" office:value="6.95498">
                <text:p>6.954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.84437">
                <text:p>8.84437</text:p>
              </table:table-cell>
              <table:table-cell office:value-type="float" office:value="9.11169">
                <text:p>9.111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33578">
                <text:p>9.33578</text:p>
              </table:table-cell>
              <table:table-cell office:value-type="float" office:value="8.7679">
                <text:p>8.7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8.66597">
                <text:p>8.66597</text:p>
              </table:table-cell>
              <table:table-cell office:value-type="float" office:value="9.00499">
                <text:p>9.00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9.32349">
                <text:p>9.32349</text:p>
              </table:table-cell>
              <table:table-cell office:value-type="float" office:value="7.6284">
                <text:p>7.6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7.45598">
                <text:p>7.45598</text:p>
              </table:table-cell>
              <table:table-cell office:value-type="float" office:value="9.49234">
                <text:p>9.49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.10249">
                <text:p>8.10249</text:p>
              </table:table-cell>
              <table:table-cell office:value-type="float" office:value="7.68199">
                <text:p>7.68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.52984">
                <text:p>8.52984</text:p>
              </table:table-cell>
              <table:table-cell office:value-type="float" office:value="9.35599">
                <text:p>9.355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7884">
                <text:p>9.7884</text:p>
              </table:table-cell>
              <table:table-cell office:value-type="float" office:value="9.02484">
                <text:p>9.02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09274">
                <text:p>9.09274</text:p>
              </table:table-cell>
              <table:table-cell office:value-type="float" office:value="8.2576">
                <text:p>8.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.49938">
                <text:p>8.49938</text:p>
              </table:table-cell>
              <table:table-cell office:value-type="float" office:value="4.4304">
                <text:p>4.43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18097">
                <text:p>9.18097</text:p>
              </table:table-cell>
              <table:table-cell office:value-type="float" office:value="8.86044">
                <text:p>8.86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6031">
                <text:p>9.6031</text:p>
              </table:table-cell>
              <table:table-cell office:value-type="float" office:value="9.63398">
                <text:p>9.633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.68359">
                <text:p>9.68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8.32298">
                <text:p>8.32298</text:p>
              </table:table-cell>
              <table:table-cell office:value-type="float" office:value="9.74498">
                <text:p>9.744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8.97484">
                <text:p>8.97484</text:p>
              </table:table-cell>
              <table:table-cell office:value-type="float" office:value="0.864494">
                <text:p>0.86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21234">
                <text:p>9.21234</text:p>
              </table:table-cell>
              <table:table-cell office:value-type="float" office:value="5.82819">
                <text:p>5.828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70024">
                <text:p>9.70024</text:p>
              </table:table-cell>
              <table:table-cell office:value-type="float" office:value="5.70474">
                <text:p>5.70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65484">
                <text:p>9.65484</text:p>
              </table:table-cell>
              <table:table-cell office:value-type="float" office:value="4.50098">
                <text:p>4.50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47074">
                <text:p>9.47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84594">
                <text:p>9.84594</text:p>
              </table:table-cell>
              <table:table-cell office:value-type="float" office:value="8.5359">
                <text:p>8.5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9.51349">
                <text:p>9.51349</text:p>
              </table:table-cell>
              <table:table-cell office:value-type="float" office:value="8.4124">
                <text:p>8.41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22669">
                <text:p>6.22669</text:p>
              </table:table-cell>
              <table:table-cell office:value-type="float" office:value="8.7456">
                <text:p>8.74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6279">
                <text:p>9.6279</text:p>
              </table:table-cell>
              <table:table-cell office:value-type="float" office:value="7.81699">
                <text:p>7.816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38769">
                <text:p>9.38769</text:p>
              </table:table-cell>
              <table:table-cell office:value-type="float" office:value="7.63609">
                <text:p>7.636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9.2079">
                <text:p>9.2079</text:p>
              </table:table-cell>
              <table:table-cell office:value-type="float" office:value="4.77878">
                <text:p>4.778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7.9551">
                <text:p>7.9551</text:p>
              </table:table-cell>
              <table:table-cell office:value-type="float" office:value="2.2716">
                <text:p>2.27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29019">
                <text:p>9.29019</text:p>
              </table:table-cell>
              <table:table-cell office:value-type="float" office:value="8.66597">
                <text:p>8.665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80097">
                <text:p>8.80097</text:p>
              </table:table-cell>
              <table:table-cell office:value-type="float" office:value="9.46344">
                <text:p>9.46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8.11624">
                <text:p>8.11624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0396">
                <text:p>9.0396</text:p>
              </table:table-cell>
              <table:table-cell office:value-type="float" office:value="7.47984">
                <text:p>7.479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31524">
                <text:p>9.31524</text:p>
              </table:table-cell>
              <table:table-cell office:value-type="float" office:value="7.75749">
                <text:p>7.757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8.90798">
                <text:p>8.90798</text:p>
              </table:table-cell>
              <table:table-cell office:value-type="float" office:value="9.03469">
                <text:p>9.034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9.72699">
                <text:p>9.72699</text:p>
              </table:table-cell>
              <table:table-cell office:value-type="float" office:value="7.64377">
                <text:p>7.643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6.13877">
                <text:p>6.13877</text:p>
              </table:table-cell>
              <table:table-cell office:value-type="float" office:value="7.7799">
                <text:p>7.77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8.58984">
                <text:p>8.58984</text:p>
              </table:table-cell>
              <table:table-cell office:value-type="float" office:value="8.39344">
                <text:p>8.39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.54774">
                <text:p>9.54774</text:p>
              </table:table-cell>
              <table:table-cell office:value-type="float" office:value="6.81378">
                <text:p>6.813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7.29397">
                <text:p>7.29397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78734">
                <text:p>7.78734</text:p>
              </table:table-cell>
              <table:table-cell office:value-type="float" office:value="7.41594">
                <text:p>7.41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76">
                <text:p>6.76</text:p>
              </table:table-cell>
              <table:table-cell office:value-type="float" office:value="6.0796">
                <text:p>6.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5.14899">
                <text:p>5.14899</text:p>
              </table:table-cell>
              <table:table-cell office:value-type="float" office:value="6.38049">
                <text:p>6.38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3916">
                <text:p>9.3916</text:p>
              </table:table-cell>
              <table:table-cell office:value-type="float" office:value="4.74444">
                <text:p>4.74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7.2444">
                <text:p>7.2444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4.05859">
                <text:p>4.0585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8.8336">
                <text:p>8.8336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8.90798">
                <text:p>8.90798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8.3359">
                <text:p>8.335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7.9836">
                <text:p>7.983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8.37438">
                <text:p>8.3743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.57419">
                <text:p>7.57419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5.60049">
                <text:p>5.6004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.99069">
                <text:p>7.9906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8.05398">
                <text:p>8.05398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.9264">
                <text:p>7.926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3.17484">
                <text:p>3.1748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.51937">
                <text:p>7.51937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5.08269">
                <text:p>5.0826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6.1584">
                <text:p>6.158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8.2044">
                <text:p>8.2044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7.75">
                <text:p>7.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6cm" chart:style-name="ch2">
          <text:p>Edge</text:p>
        </chart:title>
        <chart:legend chart:legend-position="end" svg:x="16.223cm" svg:y="4.025cm" chart:style-name="ch3"/>
        <chart:plot-area chart:style-name="ch4" table:cell-range-address="'5'.A1:'5'.A63 '3'.A1:'3'.A81 '5'.E2:'5'.E63 '2'.F1:'2'.F1 '5'.J2:'5'.J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E2:'5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5'.J2:'5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4.89796">
                <text:p text:id="'5'.E2:'5'.E63">4.89796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5'.J2:'5'.J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2">
                <text:p>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75">
                <text:p>4.375</text:p>
              </table:table-cell>
              <table:table-cell office:value-type="float" office:value="4">
                <text:p>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9796">
                <text:p>4.8979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4.89796">
                <text:p>4.89796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375">
                <text:p>4.375</text:p>
              </table:table-cell>
              <table:table-cell office:value-type="float" office:value="11">
                <text:p>1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  <table:table-cell office:value-type="float" office:value="12">
                <text:p>12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39541">
                <text:p>5.39541</text:p>
              </table:table-cell>
              <table:table-cell office:value-type="float" office:value="13">
                <text:p>1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6.31378">
                <text:p>6.31378</text:p>
              </table:table-cell>
              <table:table-cell office:value-type="float" office:value="15">
                <text:p>1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86735">
                <text:p>5.86735</text:p>
              </table:table-cell>
              <table:table-cell office:value-type="float" office:value="16">
                <text:p>1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39541">
                <text:p>5.39541</text:p>
              </table:table-cell>
              <table:table-cell office:value-type="float" office:value="17">
                <text:p>17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5.86735">
                <text:p>5.86735</text:p>
              </table:table-cell>
              <table:table-cell office:value-type="float" office:value="18">
                <text:p>1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  <table:table-cell office:value-type="float" office:value="20">
                <text:p>20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6.31378">
                <text:p>6.31378</text:p>
              </table:table-cell>
              <table:table-cell office:value-type="float" office:value="21">
                <text:p>2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2">
                <text:p>2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39541">
                <text:p>5.39541</text:p>
              </table:table-cell>
              <table:table-cell office:value-type="float" office:value="23">
                <text:p>2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.39541">
                <text:p>5.39541</text:p>
              </table:table-cell>
              <table:table-cell office:value-type="float" office:value="24">
                <text:p>24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39541">
                <text:p>5.39541</text:p>
              </table:table-cell>
              <table:table-cell office:value-type="float" office:value="25">
                <text:p>2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6.73469">
                <text:p>6.73469</text:p>
              </table:table-cell>
              <table:table-cell office:value-type="float" office:value="26">
                <text:p>2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39541">
                <text:p>5.39541</text:p>
              </table:table-cell>
              <table:table-cell office:value-type="float" office:value="28">
                <text:p>2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0">
                <text:p>30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  <table:table-cell office:value-type="float" office:value="31">
                <text:p>3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375">
                <text:p>4.375</text:p>
              </table:table-cell>
              <table:table-cell office:value-type="float" office:value="32">
                <text:p>32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.31378">
                <text:p>6.31378</text:p>
              </table:table-cell>
              <table:table-cell office:value-type="float" office:value="33">
                <text:p>3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.39541">
                <text:p>5.3954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86735">
                <text:p>5.86735</text:p>
              </table:table-cell>
              <table:table-cell office:value-type="float" office:value="35">
                <text:p>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5.86735">
                <text:p>5.8673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.375">
                <text:p>4.37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5.39541">
                <text:p>5.39541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375">
                <text:p>4.37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89796">
                <text:p>4.89796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.39541">
                <text:p>5.39541</text:p>
              </table:table-cell>
              <table:table-cell office:value-type="float" office:value="42">
                <text:p>42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.89796">
                <text:p>4.89796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.89796">
                <text:p>4.89796</text:p>
              </table:table-cell>
              <table:table-cell office:value-type="float" office:value="44">
                <text:p>4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.89796">
                <text:p>4.89796</text:p>
              </table:table-cell>
              <table:table-cell office:value-type="float" office:value="46">
                <text:p>46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3.25255">
                <text:p>3.2525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86735">
                <text:p>5.86735</text:p>
              </table:table-cell>
              <table:table-cell office:value-type="float" office:value="48">
                <text:p>4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.375">
                <text:p>4.375</text:p>
              </table:table-cell>
              <table:table-cell office:value-type="float" office:value="49">
                <text:p>4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25255">
                <text:p>3.25255</text:p>
              </table:table-cell>
              <table:table-cell office:value-type="float" office:value="50">
                <text:p>50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.82653">
                <text:p>3.82653</text:p>
              </table:table-cell>
              <table:table-cell office:value-type="float" office:value="52">
                <text:p>5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4.89796">
                <text:p>4.89796</text:p>
              </table:table-cell>
              <table:table-cell office:value-type="float" office:value="53">
                <text:p>5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.39541">
                <text:p>5.39541</text:p>
              </table:table-cell>
              <table:table-cell office:value-type="float" office:value="54">
                <text:p>5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4.89796">
                <text:p>4.89796</text:p>
              </table:table-cell>
              <table:table-cell office:value-type="float" office:value="56">
                <text:p>5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25255">
                <text:p>3.25255</text:p>
              </table:table-cell>
              <table:table-cell office:value-type="float" office:value="57">
                <text:p>5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  <table:table-cell office:value-type="float" office:value="58">
                <text:p>5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4.89796">
                <text:p>4.89796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02806">
                <text:p>2.0280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.02806">
                <text:p>2.0280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65306">
                <text:p>2.653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5'.A1:'5'.A81 '2'.A1:'2'.A1 '5'.B2:'5'.B63 '1'.F1:'1'.F1 '5'.G2:'5'.G81" chart:data-source-has-labels="both" svg:x="0.418cm" svg:y="0.892cm" svg:width="15.388cm" svg:height="8.459cm">
          <chart:axis chart:dimension="x" chart:name="primary-x" chart:style-name="ch5">
            <chart:categories table:cell-range-address="'5'.A1:'5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5'.B2:'5'.B63" chart:label-cell-address="'2'.A1:'2'.A1" chart:class="chart:scatter">
            <chart:domain table:cell-range-address="'5'.A2:'5'.A81"/>
            <chart:regression-curve chart:style-name="ch8"/>
            <chart:data-point chart:repeated="80"/>
          </chart:series>
          <chart:series chart:style-name="ch9" chart:values-cell-range-address="'5'.G2:'5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5'.A1:'5'.A63">Sharp</text:p>
              </table:table-cell>
              <table:table-cell office:value-type="float" office:value="1">
                <text:p text:id="'5'.A2:'5'.A81">1</text:p>
              </table:table-cell>
              <table:table-cell office:value-type="float" office:value="1036">
                <text:p text:id="'5'.B2:'5'.B63">1036</text:p>
              </table:table-cell>
              <table:table-cell office:value-type="float" office:value="781">
                <text:p text:id="'5'.G2:'5'.G81">7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57">
                <text:p>757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28">
                <text:p>32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288">
                <text:p>1288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08">
                <text:p>808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57">
                <text:p>35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95">
                <text:p>59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046">
                <text:p>1046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959">
                <text:p>959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53">
                <text:p>85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62">
                <text:p>862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708">
                <text:p>70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836">
                <text:p>836</text:p>
              </table:table-cell>
              <table:table-cell office:value-type="float" office:value="1276">
                <text:p>12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232">
                <text:p>1232</text:p>
              </table:table-cell>
              <table:table-cell office:value-type="float" office:value="1279">
                <text:p>12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104">
                <text:p>1104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1207">
                <text:p>1207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862">
                <text:p>862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775">
                <text:p>775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66">
                <text:p>966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29">
                <text:p>72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95">
                <text:p>59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1346">
                <text:p>1346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495">
                <text:p>495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770">
                <text:p>17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843">
                <text:p>843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90">
                <text:p>79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61">
                <text:p>66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637">
                <text:p>637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69">
                <text:p>96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31">
                <text:p>73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50">
                <text:p>450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76">
                <text:p>376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764">
                <text:p>764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665">
                <text:p>665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186">
                <text:p>1186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366">
                <text:p>1366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17">
                <text:p>517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1209">
                <text:p>1209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18">
                <text:p>818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027">
                <text:p>1027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23">
                <text:p>52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608">
                <text:p>60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064">
                <text:p>10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57">
                <text:p>557</text:p>
              </table:table-cell>
              <table:table-cell office:value-type="float" office:value="1135">
                <text:p>1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761">
                <text:p>761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76">
                <text:p>576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24">
                <text:p>524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17">
                <text:p>1017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1067">
                <text:p>106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90">
                <text:p>590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942">
                <text:p>94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316">
                <text:p>131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1010">
                <text:p>1010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759">
                <text:p>759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53">
                <text:p>45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1189">
                <text:p>118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1266">
                <text:p>12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2cm" chart:style-name="ch2">
          <text:p>Edge</text:p>
        </chart:title>
        <chart:legend chart:legend-position="end" svg:x="16.223cm" svg:y="4.025cm" chart:style-name="ch3"/>
        <chart:plot-area chart:style-name="ch4" table:cell-range-address="'1'.A1:'1'.A81 '1'.E2:'1'.E63 '1'.F1:'1'.F1 '1'.J2:'1'.J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E2:'1'.E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J2:'1'.J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5.39541">
                <text:p text:id="'1'.E2:'1'.E63">5.39541</text:p>
              </table:table-cell>
              <table:table-cell office:value-type="float" office:value="1.37755">
                <text:p text:id="'1'.J2:'1'.J81">1.377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5.39541">
                <text:p>5.395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375">
                <text:p>4.37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6.31378">
                <text:p>6.3137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.39541">
                <text:p>5.39541</text:p>
              </table:table-cell>
              <table:table-cell office:value-type="float" office:value="4.89796">
                <text:p>4.89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5.86735">
                <text:p>5.8673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89796">
                <text:p>4.8979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73469">
                <text:p>6.7346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6.31378">
                <text:p>6.3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31378">
                <text:p>6.3137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5.86735">
                <text:p>5.86735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.82653">
                <text:p>3.82653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82653">
                <text:p>3.826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25255">
                <text:p>3.2525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65306">
                <text:p>2.6530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.37755">
                <text:p>1.377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.25255">
                <text:p>3.2525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2.65306">
                <text:p>2.65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6cm" chart:style-name="ch2">
          <text:p>Avg bin size</text:p>
        </chart:title>
        <chart:legend chart:legend-position="end" svg:x="16.223cm" svg:y="4.025cm" chart:style-name="ch3"/>
        <chart:plot-area chart:style-name="ch4" table:cell-range-address="'1'.A1:'1'.A81 '1'.B2:'1'.B63 '1'.F1:'1'.F1 '1'.G2:'1'.G81" chart:data-source-has-labels="both" svg:x="0.418cm" svg:y="0.892cm" svg:width="15.388cm" svg:height="8.459cm">
          <chart:axis chart:dimension="x" chart:name="primary-x" chart:style-name="ch5">
            <chart:categories table:cell-range-address="'1'.A1:'1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B2:'1'.B63" chart:label-cell-address="'1'.A1:'1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1'.G2:'1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1'.A1:'1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1'.A1:'1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284">
                <text:p text:id="'1'.B2:'1'.B63">284</text:p>
              </table:table-cell>
              <table:table-cell office:value-type="float" office:value="192">
                <text:p text:id="'1'.G2:'1'.G81">192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39">
                <text:p>339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42">
                <text:p>44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09">
                <text:p>10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7">
                <text:p>367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8">
                <text:p>32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86">
                <text:p>28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01">
                <text:p>201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78">
                <text:p>27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47">
                <text:p>3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60">
                <text:p>26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63">
                <text:p>26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7">
                <text:p>27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87">
                <text:p>38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50">
                <text:p>3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01">
                <text:p>30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02">
                <text:p>20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52">
                <text:p>45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6">
                <text:p>26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19">
                <text:p>2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176">
                <text:p>17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83">
                <text:p>283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19">
                <text:p>31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34">
                <text:p>23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28">
                <text:p>22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93">
                <text:p>29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8">
                <text:p>458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64">
                <text:p>26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205">
                <text:p>205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45">
                <text:p>34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171">
                <text:p>17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171">
                <text:p>17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18">
                <text:p>31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157">
                <text:p>15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58">
                <text:p>258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182">
                <text:p>1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83">
                <text:p>1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89">
                <text:p>28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19">
                <text:p>319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52">
                <text:p>35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42">
                <text:p>44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65">
                <text:p>36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61">
                <text:p>26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128">
                <text:p>12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128">
                <text:p>1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347">
                <text:p>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2'.D2:'2'.D63 '1'.F1:'1'.F1 '2'.I2:'2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D2:'2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I2:'2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9.7399">
                <text:p text:id="'2'.D2:'2'.D63">9.7399</text:p>
              </table:table-cell>
              <table:table-cell office:value-type="float" office:value="9.48519">
                <text:p text:id="'2'.I2:'2'.I81">9.4851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.63276">
                <text:p>9.63276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9.25696">
                <text:p>9.25696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.05522">
                <text:p>9.05522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9.41324">
                <text:p>9.41324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9.95506">
                <text:p>9.95506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.2256">
                <text:p>9.2256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.3759">
                <text:p>9.3759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48448">
                <text:p>9.48448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.90636">
                <text:p>9.90636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3916">
                <text:p>9.3916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9.58268">
                <text:p>9.58268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.39782">
                <text:p>9.39782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25766">
                <text:p>7.25766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.1164">
                <text:p>9.1164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9.74598">
                <text:p>9.74598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9.62546">
                <text:p>9.62546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9.5239">
                <text:p>9.5239</text:p>
              </table:table-cell>
              <table:table-cell office:value-type="float" office:value="9.7975">
                <text:p>9.7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8.19366">
                <text:p>8.19366</text:p>
              </table:table-cell>
              <table:table-cell office:value-type="float" office:value="9.78609">
                <text:p>9.786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7.4336">
                <text:p>7.4336</text:p>
              </table:table-cell>
              <table:table-cell office:value-type="float" office:value="8.2839">
                <text:p>8.28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9.2604">
                <text:p>9.2604</text:p>
              </table:table-cell>
              <table:table-cell office:value-type="float" office:value="9.8844">
                <text:p>9.8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9.5749">
                <text:p>9.5749</text:p>
              </table:table-cell>
              <table:table-cell office:value-type="float" office:value="9.68359">
                <text:p>9.683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.14622">
                <text:p>9.14622</text:p>
              </table:table-cell>
              <table:table-cell office:value-type="float" office:value="9.57098">
                <text:p>9.570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.56704">
                <text:p>9.56704</text:p>
              </table:table-cell>
              <table:table-cell office:value-type="float" office:value="9.88609">
                <text:p>9.886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37182">
                <text:p>8.37182</text:p>
              </table:table-cell>
              <table:table-cell office:value-type="float" office:value="9.76234">
                <text:p>9.762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8.7856">
                <text:p>8.7856</text:p>
              </table:table-cell>
              <table:table-cell office:value-type="float" office:value="9.91877">
                <text:p>9.918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9.0591">
                <text:p>9.0591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9.86458">
                <text:p>9.86458</text:p>
              </table:table-cell>
              <table:table-cell office:value-type="float" office:value="9.96577">
                <text:p>9.965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9.41936">
                <text:p>9.41936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9.0396">
                <text:p>9.0396</text:p>
              </table:table-cell>
              <table:table-cell office:value-type="float" office:value="9.64299">
                <text:p>9.642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9.47582">
                <text:p>9.47582</text:p>
              </table:table-cell>
              <table:table-cell office:value-type="float" office:value="9.88944">
                <text:p>9.889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9.74598">
                <text:p>9.74598</text:p>
              </table:table-cell>
              <table:table-cell office:value-type="float" office:value="9.9831">
                <text:p>9.98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9.7975">
                <text:p>9.7975</text:p>
              </table:table-cell>
              <table:table-cell office:value-type="float" office:value="9.92299">
                <text:p>9.92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8.9267">
                <text:p>8.9267</text:p>
              </table:table-cell>
              <table:table-cell office:value-type="float" office:value="9.80419">
                <text:p>9.804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9.3439">
                <text:p>9.3439</text:p>
              </table:table-cell>
              <table:table-cell office:value-type="float" office:value="9.91444">
                <text:p>9.91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9.4959">
                <text:p>9.4959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9.80816">
                <text:p>9.80816</text:p>
              </table:table-cell>
              <table:table-cell office:value-type="float" office:value="9.9676">
                <text:p>9.96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9.7791">
                <text:p>9.7791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9.66128">
                <text:p>9.66128</text:p>
              </table:table-cell>
              <table:table-cell office:value-type="float" office:value="9.53078">
                <text:p>9.530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9.9014">
                <text:p>9.9014</text:p>
              </table:table-cell>
              <table:table-cell office:value-type="float" office:value="9.96484">
                <text:p>9.96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9.68864">
                <text:p>9.68864</text:p>
              </table:table-cell>
              <table:table-cell office:value-type="float" office:value="9.84984">
                <text:p>9.84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7.58508">
                <text:p>7.58508</text:p>
              </table:table-cell>
              <table:table-cell office:value-type="float" office:value="9.58397">
                <text:p>9.583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9.76186">
                <text:p>9.76186</text:p>
              </table:table-cell>
              <table:table-cell office:value-type="float" office:value="9.9039">
                <text:p>9.9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9.60812">
                <text:p>9.60812</text:p>
              </table:table-cell>
              <table:table-cell office:value-type="float" office:value="9.95899">
                <text:p>9.958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9.49306">
                <text:p>9.49306</text:p>
              </table:table-cell>
              <table:table-cell office:value-type="float" office:value="9.85369">
                <text:p>9.853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8.69126">
                <text:p>8.69126</text:p>
              </table:table-cell>
              <table:table-cell office:value-type="float" office:value="9.5239">
                <text:p>9.5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9.54572">
                <text:p>9.54572</text:p>
              </table:table-cell>
              <table:table-cell office:value-type="float" office:value="9.9159">
                <text:p>9.91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9.23262">
                <text:p>9.23262</text:p>
              </table:table-cell>
              <table:table-cell office:value-type="float" office:value="9.9744">
                <text:p>9.9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8.7944">
                <text:p>8.7944</text:p>
              </table:table-cell>
              <table:table-cell office:value-type="float" office:value="9.68077">
                <text:p>9.68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9.38534">
                <text:p>9.38534</text:p>
              </table:table-cell>
              <table:table-cell office:value-type="float" office:value="9.96937">
                <text:p>9.969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9.56176">
                <text:p>9.56176</text:p>
              </table:table-cell>
              <table:table-cell office:value-type="float" office:value="9.88778">
                <text:p>9.88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9.3011">
                <text:p>9.3011</text:p>
              </table:table-cell>
              <table:table-cell office:value-type="float" office:value="9.87574">
                <text:p>9.875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9.82528">
                <text:p>9.82528</text:p>
              </table:table-cell>
              <table:table-cell office:value-type="float" office:value="9.85178">
                <text:p>9.851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7.52882">
                <text:p>7.52882</text:p>
              </table:table-cell>
              <table:table-cell office:value-type="float" office:value="9.75744">
                <text:p>9.757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9.0975">
                <text:p>9.0975</text:p>
              </table:table-cell>
              <table:table-cell office:value-type="float" office:value="9.32349">
                <text:p>9.323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9.71056">
                <text:p>9.71056</text:p>
              </table:table-cell>
              <table:table-cell office:value-type="float" office:value="9.83394">
                <text:p>9.833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8.26814">
                <text:p>8.26814</text:p>
              </table:table-cell>
              <table:table-cell office:value-type="float" office:value="9.64598">
                <text:p>9.645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8.5839">
                <text:p>8.5839</text:p>
              </table:table-cell>
              <table:table-cell office:value-type="float" office:value="9.47074">
                <text:p>9.470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7.9264">
                <text:p>7.9264</text:p>
              </table:table-cell>
              <table:table-cell office:value-type="float" office:value="9.44497">
                <text:p>9.444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.89536">
                <text:p>6.89536</text:p>
              </table:table-cell>
              <table:table-cell office:value-type="float" office:value="9.70298">
                <text:p>9.702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9.61062">
                <text:p>9.61062</text:p>
              </table:table-cell>
              <table:table-cell office:value-type="float" office:value="9.70569">
                <text:p>9.705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9.67052">
                <text:p>9.67052</text:p>
              </table:table-cell>
              <table:table-cell office:value-type="float" office:value="9.96099">
                <text:p>9.960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9.48519">
                <text:p>9.48519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9.85749">
                <text:p>9.8574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9.4524">
                <text:p>9.452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9.82778">
                <text:p>9.82778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9.96669">
                <text:p>9.96669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9.77437">
                <text:p>9.7743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9.71377">
                <text:p>9.71377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9.86859">
                <text:p>9.8685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9.98178">
                <text:p>9.9817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9.89274">
                <text:p>9.89274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9.92574">
                <text:p>9.92574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9.8064">
                <text:p>9.806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9.76478">
                <text:p>9.7647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9.8775">
                <text:p>9.8775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9.9375">
                <text:p>9.9375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9.94477">
                <text:p>9.9447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9.7975">
                <text:p>9.7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2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1'.A2:'1'.A81 '2'.E2:'2'.E63 '2'.F1:'2'.F1 '2'.J2:'2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E2:'2'.E63" chart:label-cell-address="'2'.A1:'2'.A1" chart:class="chart:scatter">
            <chart:domain table:cell-range-address="'1'.A2:'1'.A81"/>
            <chart:regression-curve chart:style-name="ch8"/>
            <chart:data-point chart:repeated="80"/>
          </chart:series>
          <chart:series chart:style-name="ch9" chart:values-cell-range-address="'2'.J2:'2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1'.A2:'1'.A81">1</text:p>
              </table:table-cell>
              <table:table-cell office:value-type="float" office:value="4.89796">
                <text:p text:id="'2'.E2:'2'.E63">4.89796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.375">
                <text:p text:id="'2'.J2:'2'.J81">4.37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.89796">
                <text:p>4.89796</text:p>
              </table:table-cell>
              <table:table-cell office:value-type="float" office:value="2">
                <text:p>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75">
                <text:p>4.375</text:p>
              </table:table-cell>
              <table:table-cell office:value-type="float" office:value="4">
                <text:p>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9796">
                <text:p>4.89796</text:p>
              </table:table-cell>
              <table:table-cell office:value-type="float" office:value="6">
                <text:p>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4.89796">
                <text:p>4.89796</text:p>
              </table:table-cell>
              <table:table-cell office:value-type="float" office:value="7">
                <text:p>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.65306">
                <text:p>2.65306</text:p>
              </table:table-cell>
              <table:table-cell office:value-type="float" office:value="8">
                <text:p>8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.375">
                <text:p>4.375</text:p>
              </table:table-cell>
              <table:table-cell office:value-type="float" office:value="9">
                <text:p>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4.375">
                <text:p>4.375</text:p>
              </table:table-cell>
              <table:table-cell office:value-type="float" office:value="10">
                <text:p>10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.39541">
                <text:p>5.39541</text:p>
              </table:table-cell>
              <table:table-cell office:value-type="float" office:value="11">
                <text:p>1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5.39541">
                <text:p>5.39541</text:p>
              </table:table-cell>
              <table:table-cell office:value-type="float" office:value="12">
                <text:p>1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.89796">
                <text:p>4.89796</text:p>
              </table:table-cell>
              <table:table-cell office:value-type="float" office:value="13">
                <text:p>1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6.31378">
                <text:p>6.31378</text:p>
              </table:table-cell>
              <table:table-cell office:value-type="float" office:value="14">
                <text:p>1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.86735">
                <text:p>5.86735</text:p>
              </table:table-cell>
              <table:table-cell office:value-type="float" office:value="15">
                <text:p>1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5.39541">
                <text:p>5.39541</text:p>
              </table:table-cell>
              <table:table-cell office:value-type="float" office:value="16">
                <text:p>1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5.86735">
                <text:p>5.86735</text:p>
              </table:table-cell>
              <table:table-cell office:value-type="float" office:value="17">
                <text:p>1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.82653">
                <text:p>3.82653</text:p>
              </table:table-cell>
              <table:table-cell office:value-type="float" office:value="18">
                <text:p>1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.375">
                <text:p>4.375</text:p>
              </table:table-cell>
              <table:table-cell office:value-type="float" office:value="19">
                <text:p>1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6.31378">
                <text:p>6.31378</text:p>
              </table:table-cell>
              <table:table-cell office:value-type="float" office:value="20">
                <text:p>2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39541">
                <text:p>5.39541</text:p>
              </table:table-cell>
              <table:table-cell office:value-type="float" office:value="21">
                <text:p>2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5.39541">
                <text:p>5.39541</text:p>
              </table:table-cell>
              <table:table-cell office:value-type="float" office:value="22">
                <text:p>2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5.39541">
                <text:p>5.39541</text:p>
              </table:table-cell>
              <table:table-cell office:value-type="float" office:value="23">
                <text:p>2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5.39541">
                <text:p>5.39541</text:p>
              </table:table-cell>
              <table:table-cell office:value-type="float" office:value="24">
                <text:p>24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6.73469">
                <text:p>6.73469</text:p>
              </table:table-cell>
              <table:table-cell office:value-type="float" office:value="25">
                <text:p>25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.89796">
                <text:p>4.89796</text:p>
              </table:table-cell>
              <table:table-cell office:value-type="float" office:value="26">
                <text:p>2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5.39541">
                <text:p>5.39541</text:p>
              </table:table-cell>
              <table:table-cell office:value-type="float" office:value="27">
                <text:p>27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5.86735">
                <text:p>5.86735</text:p>
              </table:table-cell>
              <table:table-cell office:value-type="float" office:value="28">
                <text:p>28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  <table:table-cell office:value-type="float" office:value="31">
                <text:p>3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.31378">
                <text:p>6.31378</text:p>
              </table:table-cell>
              <table:table-cell office:value-type="float" office:value="32">
                <text:p>32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39541">
                <text:p>5.39541</text:p>
              </table:table-cell>
              <table:table-cell office:value-type="float" office:value="33">
                <text:p>33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5.86735">
                <text:p>5.86735</text:p>
              </table:table-cell>
              <table:table-cell office:value-type="float" office:value="34">
                <text:p>34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.86735">
                <text:p>5.86735</text:p>
              </table:table-cell>
              <table:table-cell office:value-type="float" office:value="35">
                <text:p>3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  <table:table-cell office:value-type="float" office:value="36">
                <text:p>3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39541">
                <text:p>5.39541</text:p>
              </table:table-cell>
              <table:table-cell office:value-type="float" office:value="37">
                <text:p>3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5.39541">
                <text:p>5.39541</text:p>
              </table:table-cell>
              <table:table-cell office:value-type="float" office:value="38">
                <text:p>3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  <table:table-cell office:value-type="float" office:value="39">
                <text:p>3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.89796">
                <text:p>4.89796</text:p>
              </table:table-cell>
              <table:table-cell office:value-type="float" office:value="40">
                <text:p>4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.39541">
                <text:p>5.39541</text:p>
              </table:table-cell>
              <table:table-cell office:value-type="float" office:value="41">
                <text:p>4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.89796">
                <text:p>4.89796</text:p>
              </table:table-cell>
              <table:table-cell office:value-type="float" office:value="42">
                <text:p>4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.89796">
                <text:p>4.89796</text:p>
              </table:table-cell>
              <table:table-cell office:value-type="float" office:value="43">
                <text:p>4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.82653">
                <text:p>3.82653</text:p>
              </table:table-cell>
              <table:table-cell office:value-type="float" office:value="44">
                <text:p>4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.89796">
                <text:p>4.89796</text:p>
              </table:table-cell>
              <table:table-cell office:value-type="float" office:value="45">
                <text:p>4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.25255">
                <text:p>3.25255</text:p>
              </table:table-cell>
              <table:table-cell office:value-type="float" office:value="46">
                <text:p>46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.86735">
                <text:p>5.86735</text:p>
              </table:table-cell>
              <table:table-cell office:value-type="float" office:value="47">
                <text:p>4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  <table:table-cell office:value-type="float" office:value="48">
                <text:p>4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.25255">
                <text:p>3.25255</text:p>
              </table:table-cell>
              <table:table-cell office:value-type="float" office:value="49">
                <text:p>49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  <table:table-cell office:value-type="float" office:value="50">
                <text:p>50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39541">
                <text:p>5.39541</text:p>
              </table:table-cell>
              <table:table-cell office:value-type="float" office:value="53">
                <text:p>53</text:p>
              </table:table-cell>
              <table:table-cell office:value-type="float" office:value="6.09375">
                <text:p>6.0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.65306">
                <text:p>2.65306</text:p>
              </table:table-cell>
              <table:table-cell office:value-type="float" office:value="54">
                <text:p>5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.89796">
                <text:p>4.89796</text:p>
              </table:table-cell>
              <table:table-cell office:value-type="float" office:value="55">
                <text:p>5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25255">
                <text:p>3.25255</text:p>
              </table:table-cell>
              <table:table-cell office:value-type="float" office:value="56">
                <text:p>56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.02806">
                <text:p>2.02806</text:p>
              </table:table-cell>
              <table:table-cell office:value-type="float" office:value="57">
                <text:p>57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.89796">
                <text:p>4.89796</text:p>
              </table:table-cell>
              <table:table-cell office:value-type="float" office:value="58">
                <text:p>58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.02806">
                <text:p>2.02806</text:p>
              </table:table-cell>
              <table:table-cell office:value-type="float" office:value="59">
                <text:p>5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.02806">
                <text:p>2.02806</text:p>
              </table:table-cell>
              <table:table-cell office:value-type="float" office:value="60">
                <text:p>60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.82653">
                <text:p>3.82653</text:p>
              </table:table-cell>
              <table:table-cell office:value-type="float" office:value="61">
                <text:p>61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.89796">
                <text:p>4.89796</text:p>
              </table:table-cell>
              <table:table-cell office:value-type="float" office:value="62">
                <text:p>62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1.21094">
                <text:p>1.2109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3.39844">
                <text:p>3.39844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5.27344">
                <text:p>5.2734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2.34375">
                <text:p>2.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6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2'.B2:'2'.B63 '1'.F1:'1'.F1 '2'.G2:'2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'.B2:'2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2'.G2:'2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1036">
                <text:p text:id="'2'.B2:'2'.B63">1036</text:p>
              </table:table-cell>
              <table:table-cell office:value-type="float" office:value="337">
                <text:p text:id="'2'.G2:'2'.G81">33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05">
                <text:p>80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047">
                <text:p>104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99">
                <text:p>1199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757">
                <text:p>75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59">
                <text:p>95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288">
                <text:p>128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08">
                <text:p>80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57">
                <text:p>3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595">
                <text:p>59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046">
                <text:p>10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959">
                <text:p>959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853">
                <text:p>85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862">
                <text:p>86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708">
                <text:p>70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836">
                <text:p>83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232">
                <text:p>123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104">
                <text:p>11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1207">
                <text:p>1207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62">
                <text:p>86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775">
                <text:p>7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966">
                <text:p>96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729">
                <text:p>72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95">
                <text:p>59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1346">
                <text:p>134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95">
                <text:p>49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843">
                <text:p>84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790">
                <text:p>79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661">
                <text:p>66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637">
                <text:p>63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969">
                <text:p>96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31">
                <text:p>73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450">
                <text:p>4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76">
                <text:p>3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764">
                <text:p>76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665">
                <text:p>66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1186">
                <text:p>118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1366">
                <text:p>1366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517">
                <text:p>517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1209">
                <text:p>120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818">
                <text:p>81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027">
                <text:p>1027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523">
                <text:p>5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608">
                <text:p>60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1064">
                <text:p>106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57">
                <text:p>55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761">
                <text:p>76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76">
                <text:p>57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4">
                <text:p>52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1017">
                <text:p>101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1067">
                <text:p>106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90">
                <text:p>5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942">
                <text:p>94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316">
                <text:p>131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1010">
                <text:p>101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53">
                <text:p>45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431">
                <text:p>4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9.915cm" svg:y="0.195cm" chart:style-name="ch2">
          <text:p>Angle</text:p>
        </chart:title>
        <chart:legend chart:legend-position="end" svg:x="16.223cm" svg:y="4.025cm" chart:style-name="ch3"/>
        <chart:plot-area chart:style-name="ch4" table:cell-range-address="'2'.A1:'2'.A81 '3'.D2:'3'.D63 '1'.F1:'1'.F1 '3'.I2:'3'.I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D2:'3'.D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I2:'3'.I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0">
                <text:p text:id="'3'.D2:'3'.D63">0</text:p>
              </table:table-cell>
              <table:table-cell office:value-type="float" office:value="0">
                <text:p text:id="'3'.I2:'3'.I81"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.85774">
                <text:p>2.85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24438">
                <text:p>8.24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8.21109">
                <text:p>8.21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.14869">
                <text:p>3.14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58644">
                <text:p>3.5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7.44">
                <text:p>7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27894">
                <text:p>3.27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8.34234">
                <text:p>8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436444">
                <text:p>0.436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.94794">
                <text:p>7.94794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.08984">
                <text:p>2.089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.47869">
                <text:p>2.47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.8496">
                <text:p>3.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8.57794">
                <text:p>8.57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6.16819">
                <text:p>6.16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.37109">
                <text:p>1.37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0.467344">
                <text:p>0.467344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.43359">
                <text:p>3.43359</text:p>
              </table:table-cell>
              <table:table-cell office:value-type="float" office:value="4.25199">
                <text:p>4.25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7.32678">
                <text:p>7.32678</text:p>
              </table:table-cell>
              <table:table-cell office:value-type="float" office:value="2.96424">
                <text:p>2.964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04938">
                <text:p>5.04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6.4279">
                <text:p>6.4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.39178">
                <text:p>7.39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5.28024">
                <text:p>5.28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8.35519">
                <text:p>8.35519</text:p>
              </table:table-cell>
              <table:table-cell office:value-type="float" office:value="0.312344">
                <text:p>0.312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1436">
                <text:p>4.1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6.60519">
                <text:p>6.60519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.3824">
                <text:p>2.3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.71999">
                <text:p>1.71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6.34234">
                <text:p>6.3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.76669">
                <text:p>5.76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4.90369">
                <text:p>4.90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.6319">
                <text:p>5.6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1.7056">
                <text:p>1.7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.06169">
                <text:p>2.06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5.04938">
                <text:p>5.04938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8.347cm" svg:y="0.304cm" chart:style-name="ch2">
          <text:p>Edge</text:p>
        </chart:title>
        <chart:legend chart:legend-position="end" svg:x="16.223cm" svg:y="4.025cm" chart:style-name="ch3"/>
        <chart:plot-area chart:style-name="ch4" table:cell-range-address="'2'.A1:'2'.A63 '3'.A1:'3'.A81 '3'.E2:'3'.E63 '2'.F1:'2'.F1 '3'.J2:'3'.J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E2:'3'.E63" chart:label-cell-address="'3'.A1:'3'.A1" chart:class="chart:scatter">
            <chart:domain table:cell-range-address="'3'.A2:'3'.A81"/>
            <chart:regression-curve chart:style-name="ch8"/>
            <chart:data-point chart:repeated="80"/>
          </chart:series>
          <chart:series chart:style-name="ch9" chart:values-cell-range-address="'3'.J2:'3'.J81" chart:label-cell-address="'2'.F1:'2'.F1" chart:class="chart:scatter">
            <chart:domain table:cell-range-address="'2'.A2:'2'.A81"/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3'.A1:'3'.A1">Sharp</text:p>
              </table:table-cell>
              <table:table-cell office:value-type="string">
                <text:p>Column A</text:p>
              </table:table-cell>
              <table:table-cell office:value-type="string">
                <text:p text:id="'2'.F1:'2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3'.A2:'3'.A81">1</text:p>
              </table:table-cell>
              <table:table-cell office:value-type="float" office:value="3.82653">
                <text:p text:id="'3'.E2:'3'.E63">3.82653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2.65306">
                <text:p text:id="'3'.J2:'3'.J81">2.65306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82653">
                <text:p>3.82653</text:p>
              </table:table-cell>
              <table:table-cell office:value-type="float" office:value="2">
                <text:p>2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82653">
                <text:p>3.82653</text:p>
              </table:table-cell>
              <table:table-cell office:value-type="float" office:value="3">
                <text:p>3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2653">
                <text:p>3.82653</text:p>
              </table:table-cell>
              <table:table-cell office:value-type="float" office:value="4">
                <text:p>4</text:p>
              </table:table-cell>
              <table:table-cell office:value-type="float" office:value="4.63967">
                <text:p>4.63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.82653">
                <text:p>3.82653</text:p>
              </table:table-cell>
              <table:table-cell office:value-type="float" office:value="5">
                <text:p>5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.82653">
                <text:p>3.82653</text:p>
              </table:table-cell>
              <table:table-cell office:value-type="float" office:value="6">
                <text:p>6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  <table:table-cell office:value-type="float" office:value="7">
                <text:p>7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.37755">
                <text:p>1.37755</text:p>
              </table:table-cell>
              <table:table-cell office:value-type="float" office:value="8">
                <text:p>8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.65306">
                <text:p>2.65306</text:p>
              </table:table-cell>
              <table:table-cell office:value-type="float" office:value="9">
                <text:p>9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.82653">
                <text:p>3.82653</text:p>
              </table:table-cell>
              <table:table-cell office:value-type="float" office:value="10">
                <text:p>10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4.89796">
                <text:p>4.89796</text:p>
              </table:table-cell>
              <table:table-cell office:value-type="float" office:value="11">
                <text:p>1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4.89796">
                <text:p>4.89796</text:p>
              </table:table-cell>
              <table:table-cell office:value-type="float" office:value="12">
                <text:p>1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.82653">
                <text:p>3.82653</text:p>
              </table:table-cell>
              <table:table-cell office:value-type="float" office:value="13">
                <text:p>1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.89796">
                <text:p>4.89796</text:p>
              </table:table-cell>
              <table:table-cell office:value-type="float" office:value="14">
                <text:p>1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.82653">
                <text:p>3.82653</text:p>
              </table:table-cell>
              <table:table-cell office:value-type="float" office:value="15">
                <text:p>1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4.89796">
                <text:p>4.89796</text:p>
              </table:table-cell>
              <table:table-cell office:value-type="float" office:value="16">
                <text:p>16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.89796">
                <text:p>4.89796</text:p>
              </table:table-cell>
              <table:table-cell office:value-type="float" office:value="17">
                <text:p>17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.65306">
                <text:p>2.65306</text:p>
              </table:table-cell>
              <table:table-cell office:value-type="float" office:value="18">
                <text:p>18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.82653">
                <text:p>3.82653</text:p>
              </table:table-cell>
              <table:table-cell office:value-type="float" office:value="19">
                <text:p>19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4.89796">
                <text:p>4.89796</text:p>
              </table:table-cell>
              <table:table-cell office:value-type="float" office:value="20">
                <text:p>20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.82653">
                <text:p>3.82653</text:p>
              </table:table-cell>
              <table:table-cell office:value-type="float" office:value="21">
                <text:p>2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.89796">
                <text:p>4.89796</text:p>
              </table:table-cell>
              <table:table-cell office:value-type="float" office:value="22">
                <text:p>2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.89796">
                <text:p>4.89796</text:p>
              </table:table-cell>
              <table:table-cell office:value-type="float" office:value="23">
                <text:p>23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4.89796">
                <text:p>4.89796</text:p>
              </table:table-cell>
              <table:table-cell office:value-type="float" office:value="24">
                <text:p>24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.86735">
                <text:p>5.86735</text:p>
              </table:table-cell>
              <table:table-cell office:value-type="float" office:value="25">
                <text:p>2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.82653">
                <text:p>3.82653</text:p>
              </table:table-cell>
              <table:table-cell office:value-type="float" office:value="26">
                <text:p>2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.89796">
                <text:p>4.89796</text:p>
              </table:table-cell>
              <table:table-cell office:value-type="float" office:value="27">
                <text:p>27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4.89796">
                <text:p>4.89796</text:p>
              </table:table-cell>
              <table:table-cell office:value-type="float" office:value="28">
                <text:p>28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5.86735">
                <text:p>5.86735</text:p>
              </table:table-cell>
              <table:table-cell office:value-type="float" office:value="29">
                <text:p>29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4.89796">
                <text:p>4.89796</text:p>
              </table:table-cell>
              <table:table-cell office:value-type="float" office:value="30">
                <text:p>30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.82653">
                <text:p>3.82653</text:p>
              </table:table-cell>
              <table:table-cell office:value-type="float" office:value="31">
                <text:p>31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4.89796">
                <text:p>4.89796</text:p>
              </table:table-cell>
              <table:table-cell office:value-type="float" office:value="32">
                <text:p>32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5.86735">
                <text:p>5.86735</text:p>
              </table:table-cell>
              <table:table-cell office:value-type="float" office:value="33">
                <text:p>33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.89796">
                <text:p>4.89796</text:p>
              </table:table-cell>
              <table:table-cell office:value-type="float" office:value="34">
                <text:p>34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.89796">
                <text:p>4.89796</text:p>
              </table:table-cell>
              <table:table-cell office:value-type="float" office:value="35">
                <text:p>35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.82653">
                <text:p>3.82653</text:p>
              </table:table-cell>
              <table:table-cell office:value-type="float" office:value="36">
                <text:p>36</text:p>
              </table:table-cell>
              <table:table-cell office:value-type="float" office:value="0.701531">
                <text:p>0.7015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.82653">
                <text:p>3.82653</text:p>
              </table:table-cell>
              <table:table-cell office:value-type="float" office:value="37">
                <text:p>37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4.89796">
                <text:p>4.89796</text:p>
              </table:table-cell>
              <table:table-cell office:value-type="float" office:value="38">
                <text:p>38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.82653">
                <text:p>3.82653</text:p>
              </table:table-cell>
              <table:table-cell office:value-type="float" office:value="39">
                <text:p>39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.65306">
                <text:p>2.65306</text:p>
              </table:table-cell>
              <table:table-cell office:value-type="float" office:value="40">
                <text:p>40</text:p>
              </table:table-cell>
              <table:table-cell office:value-type="float" office:value="2.95599">
                <text:p>2.95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2.65306">
                <text:p>2.65306</text:p>
              </table:table-cell>
              <table:table-cell office:value-type="float" office:value="41">
                <text:p>41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.65306">
                <text:p>2.65306</text:p>
              </table:table-cell>
              <table:table-cell office:value-type="float" office:value="42">
                <text:p>42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.82653">
                <text:p>3.82653</text:p>
              </table:table-cell>
              <table:table-cell office:value-type="float" office:value="43">
                <text:p>4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.65306">
                <text:p>2.65306</text:p>
              </table:table-cell>
              <table:table-cell office:value-type="float" office:value="44">
                <text:p>4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.82653">
                <text:p>3.82653</text:p>
              </table:table-cell>
              <table:table-cell office:value-type="float" office:value="45">
                <text:p>45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1.37755">
                <text:p>1.37755</text:p>
              </table:table-cell>
              <table:table-cell office:value-type="float" office:value="46">
                <text:p>46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.89796">
                <text:p>4.89796</text:p>
              </table:table-cell>
              <table:table-cell office:value-type="float" office:value="47">
                <text:p>47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.89796">
                <text:p>4.89796</text:p>
              </table:table-cell>
              <table:table-cell office:value-type="float" office:value="48">
                <text:p>48</text:p>
              </table:table-cell>
              <table:table-cell office:value-type="float" office:value="1.70599">
                <text:p>1.70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2.65306">
                <text:p>2.65306</text:p>
              </table:table-cell>
              <table:table-cell office:value-type="float" office:value="49">
                <text:p>49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.82653">
                <text:p>3.82653</text:p>
              </table:table-cell>
              <table:table-cell office:value-type="float" office:value="50">
                <text:p>50</text:p>
              </table:table-cell>
              <table:table-cell office:value-type="float" office:value="1.37755">
                <text:p>1.3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82653">
                <text:p>3.82653</text:p>
              </table:table-cell>
              <table:table-cell office:value-type="float" office:value="51">
                <text:p>51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4.89796">
                <text:p>4.89796</text:p>
              </table:table-cell>
              <table:table-cell office:value-type="float" office:value="52">
                <text:p>52</text:p>
              </table:table-cell>
              <table:table-cell office:value-type="float" office:value="3.54273">
                <text:p>3.54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.86735">
                <text:p>5.86735</text:p>
              </table:table-cell>
              <table:table-cell office:value-type="float" office:value="53">
                <text:p>53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3.82653">
                <text:p>3.82653</text:p>
              </table:table-cell>
              <table:table-cell office:value-type="float" office:value="54">
                <text:p>54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3.82653">
                <text:p>3.82653</text:p>
              </table:table-cell>
              <table:table-cell office:value-type="float" office:value="55">
                <text:p>55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.82653">
                <text:p>3.82653</text:p>
              </table:table-cell>
              <table:table-cell office:value-type="float" office:value="56">
                <text:p>56</text:p>
              </table:table-cell>
              <table:table-cell office:value-type="float" office:value="2.65306">
                <text:p>2.653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3.82653">
                <text:p>3.82653</text:p>
              </table:table-cell>
              <table:table-cell office:value-type="float" office:value="57">
                <text:p>57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.65306">
                <text:p>2.65306</text:p>
              </table:table-cell>
              <table:table-cell office:value-type="float" office:value="58">
                <text:p>58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  <table:table-cell office:value-type="float" office:value="59">
                <text:p>59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  <table:table-cell office:value-type="float" office:value="60">
                <text:p>60</text:p>
              </table:table-cell>
              <table:table-cell office:value-type="float" office:value="3.82653">
                <text:p>3.82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89796">
                <text:p>4.89796</text:p>
              </table:table-cell>
              <table:table-cell office:value-type="float" office:value="61">
                <text:p>61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.82653">
                <text:p>3.82653</text:p>
              </table:table-cell>
              <table:table-cell office:value-type="float" office:value="62">
                <text:p>62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63">
                <text:p>63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  <table:table-cell office:value-type="float" office:value="2.34375">
                <text:p>2.34375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65">
                <text:p>65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66">
                <text:p>66</text:p>
              </table:table-cell>
              <table:table-cell office:value-type="float" office:value="1.04273">
                <text:p>1.04273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68">
                <text:p>68</text:p>
              </table:table-cell>
              <table:table-cell office:value-type="float" office:value="2.02806">
                <text:p>2.02806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69">
                <text:p>69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70">
                <text:p>70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77">
                <text:p>77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78">
                <text:p>78</text:p>
              </table:table-cell>
              <table:table-cell office:value-type="float" office:value="0.353954">
                <text:p>0.353954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svg:stroke-color="#ff420e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42cm" svg:height="9.739cm" xlink:href=".." chart:class="chart:scatter" chart:style-name="ch1">
        <chart:title svg:x="7.413cm" svg:y="0.197cm" chart:style-name="ch2">
          <text:p>Avg bin size</text:p>
        </chart:title>
        <chart:legend chart:legend-position="end" svg:x="16.223cm" svg:y="4.025cm" chart:style-name="ch3"/>
        <chart:plot-area chart:style-name="ch4" table:cell-range-address="'2'.A1:'2'.A81 '3'.B2:'3'.B63 '1'.F1:'1'.F1 '3'.G2:'3'.G81" chart:data-source-has-labels="both" svg:x="0.418cm" svg:y="0.892cm" svg:width="15.388cm" svg:height="8.459cm">
          <chart:axis chart:dimension="x" chart:name="primary-x" chart:style-name="ch5">
            <chart:categories table:cell-range-address="'2'.A1:'2'.A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B2:'3'.B63" chart:label-cell-address="'2'.A1:'2'.A1" chart:class="chart:scatter">
            <chart:domain table:cell-range-address="'2'.A2:'2'.A81"/>
            <chart:regression-curve chart:style-name="ch8"/>
            <chart:data-point chart:repeated="80"/>
          </chart:series>
          <chart:series chart:style-name="ch9" chart:values-cell-range-address="'3'.G2:'3'.G81" chart:label-cell-address="'1'.F1:'1'.F1" chart:class="chart:scatter">
            <chart:regression-curve chart:style-name="ch10"/>
            <chart:data-point chart:repeated="8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2'.A1:'2'.A1">Sharp</text:p>
              </table:table-cell>
              <table:table-cell office:value-type="string">
                <text:p text:id="'1'.F1:'1'.F1">Blur</text:p>
              </table:table-cell>
            </table:table-row>
          </table:table-header-rows>
          <table:table-rows>
            <table:table-row>
              <table:table-cell office:value-type="string">
                <text:p text:id="'2'.A1:'2'.A63">Sharp</text:p>
              </table:table-cell>
              <table:table-cell office:value-type="float" office:value="1">
                <text:p text:id="'2'.A2:'2'.A81">1</text:p>
              </table:table-cell>
              <table:table-cell office:value-type="float" office:value="4019">
                <text:p text:id="'3'.B2:'3'.B63">4019</text:p>
              </table:table-cell>
              <table:table-cell office:value-type="float" office:value="2850">
                <text:p text:id="'3'.G2:'3'.G81">285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94">
                <text:p>2994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949">
                <text:p>3949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666">
                <text:p>4666</text:p>
              </table:table-cell>
              <table:table-cell office:value-type="float" office:value="2969">
                <text:p>2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303">
                <text:p>3303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590">
                <text:p>2590</text:p>
              </table:table-cell>
              <table:table-cell office:value-type="float" office:value="4536">
                <text:p>45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686">
                <text:p>3686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5041">
                <text:p>5041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216">
                <text:p>4216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154">
                <text:p>2154</text:p>
              </table:table-cell>
              <table:table-cell office:value-type="float" office:value="4307">
                <text:p>4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62">
                <text:p>3162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675">
                <text:p>3675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532">
                <text:p>353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462">
                <text:p>2462</text:p>
              </table:table-cell>
              <table:table-cell office:value-type="float" office:value="3733">
                <text:p>37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4059">
                <text:p>4059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547">
                <text:p>2547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352">
                <text:p>3352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4316">
                <text:p>4316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306">
                <text:p>3306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592">
                <text:p>2592</text:p>
              </table:table-cell>
              <table:table-cell office:value-type="float" office:value="4063">
                <text:p>4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762">
                <text:p>2762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270">
                <text:p>4270</text:p>
              </table:table-cell>
              <table:table-cell office:value-type="float" office:value="3269">
                <text:p>3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584">
                <text:p>3584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645">
                <text:p>2645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228">
                <text:p>2228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233">
                <text:p>5233</text:p>
              </table:table-cell>
              <table:table-cell office:value-type="float" office:value="3758">
                <text:p>3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263">
                <text:p>3263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1966">
                <text:p>1966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253">
                <text:p>3253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813">
                <text:p>3813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583">
                <text:p>3583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327">
                <text:p>2327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2995">
                <text:p>2995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4036">
                <text:p>4036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815">
                <text:p>2815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859">
                <text:p>1859</text:p>
              </table:table-cell>
              <table:table-cell office:value-type="float" office:value="4582">
                <text:p>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669">
                <text:p>266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805">
                <text:p>3805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37">
                <text:p>4037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442">
                <text:p>2442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48">
                <text:p>404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534">
                <text:p>4534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2354">
                <text:p>2354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235">
                <text:p>4235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637">
                <text:p>3637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623">
                <text:p>4623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235">
                <text:p>2235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243">
                <text:p>3243</text:p>
              </table:table-cell>
              <table:table-cell office:value-type="float" office:value="4274">
                <text:p>4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4364">
                <text:p>4364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3305">
                <text:p>3305</text:p>
              </table:table-cell>
              <table:table-cell office:value-type="float" office:value="4077">
                <text:p>40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346">
                <text:p>4346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2271">
                <text:p>2271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3435">
                <text:p>3435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4478">
                <text:p>4478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4994">
                <text:p>49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3592">
                <text:p>3592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4631">
                <text:p>463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4861">
                <text:p>486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303">
                <text:p>5303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3835">
                <text:p>3835</text:p>
              </table:table-cell>
              <table:table-cell office:value-type="float" office:value="4270">
                <text:p>42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243">
                <text:p>3243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3053">
                <text:p>3053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/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/>
              <table:table-cell office:value-type="float" office:value="65">
                <text:p>65</text:p>
              </table:table-cell>
              <table:table-cell office:value-type="float" office:value="1.#NAN">
                <text:p>1.#NAN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/>
              <table:table-cell office:value-type="float" office:value="66">
                <text:p>66</text:p>
              </table:table-cell>
              <table:table-cell office:value-type="float" office:value="1.#NAN">
                <text:p>1.#NAN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/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/>
              <table:table-cell office:value-type="float" office:value="68">
                <text:p>68</text:p>
              </table:table-cell>
              <table:table-cell office:value-type="float" office:value="1.#NAN">
                <text:p>1.#NAN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/>
              <table:table-cell office:value-type="float" office:value="69">
                <text:p>69</text:p>
              </table:table-cell>
              <table:table-cell office:value-type="float" office:value="1.#NAN">
                <text:p>1.#NAN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/>
              <table:table-cell office:value-type="float" office:value="71">
                <text:p>71</text:p>
              </table:table-cell>
              <table:table-cell office:value-type="float" office:value="1.#NAN">
                <text:p>1.#NAN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/>
              <table:table-cell office:value-type="float" office:value="72">
                <text:p>72</text:p>
              </table:table-cell>
              <table:table-cell office:value-type="float" office:value="1.#NAN">
                <text:p>1.#NAN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/>
              <table:table-cell office:value-type="float" office:value="73">
                <text:p>73</text:p>
              </table:table-cell>
              <table:table-cell office:value-type="float" office:value="1.#NAN">
                <text:p>1.#NA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/>
              <table:table-cell office:value-type="float" office:value="74">
                <text:p>74</text:p>
              </table:table-cell>
              <table:table-cell office:value-type="float" office:value="1.#NAN">
                <text:p>1.#NAN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/>
              <table:table-cell office:value-type="float" office:value="76">
                <text:p>76</text:p>
              </table:table-cell>
              <table:table-cell office:value-type="float" office:value="1.#NAN">
                <text:p>1.#NAN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string"/>
              <table:table-cell office:value-type="float" office:value="77">
                <text:p>77</text:p>
              </table:table-cell>
              <table:table-cell office:value-type="float" office:value="1.#NAN">
                <text:p>1.#NAN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78">
                <text:p>78</text:p>
              </table:table-cell>
              <table:table-cell office:value-type="float" office:value="1.#NAN">
                <text:p>1.#NAN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/>
              <table:table-cell office:value-type="float" office:value="79">
                <text:p>79</text:p>
              </table:table-cell>
              <table:table-cell office:value-type="float" office:value="1.#NAN">
                <text:p>1.#NAN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.#NAN">
                <text:p>1.#NAN</text:p>
              </table:table-cell>
              <table:table-cell office:value-type="float" office:value="4985">
                <text:p>498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